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9D00000023A061FB04.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images/sc_imagelist.xml" manifest:media-type=""/>
  <manifest:file-entry manifest:full-path="Configurations2/images/Bitmaps/sc_userimages.png" manifest:media-type=""/>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OpenSymbol1" svg:font-family="OpenSymbol, 'Arial Unicode MS'" style:font-charset="x-symbol"/>
    <style:font-face style:name="Tahoma3" svg:font-family="Tahoma"/>
    <style:font-face style:name="F" svg:font-family="" style:font-family-generic="roman"/>
    <style:font-face style:name="Tahoma1" svg:font-family="Tahom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2"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5pt solid #0099ff"/>
    </style:style>
    <style:style style:name="dvp_5f_code_5f_typescript_5f_1" style:display-name="dvp_code_typescript_1" style:family="table">
      <style:table-properties style:width="15.3cm" style:rel-width="90%" fo:margin-top="0.4cm" fo:margin-bottom="0.4cm" table:align="center"/>
    </style:style>
    <style:style style:name="dvp_5f_code_5f_typescript_5f_1.A" style:display-name="dvp_code_typescript_1.A" style:family="table-column">
      <style:table-column-properties style:column-width="2.551cm" style:rel-column-width="10922*"/>
    </style:style>
    <style:style style:name="dvp_5f_code_5f_typescript_5f_1.F" style:display-name="dvp_code_typescript_1.F" style:family="table-column">
      <style:table-column-properties style:column-width="2.551cm" style:rel-column-width="10925*"/>
    </style:style>
    <style:style style:name="dvp_5f_code_5f_typescript_5f_1.1" style:display-name="dvp_code_typescript_1.1" style:family="table-row">
      <style:table-row-properties fo:background-color="#e6e6ff">
        <style:background-image/>
      </style:table-row-properties>
    </style:style>
    <style:style style:name="dvp_5f_code_5f_typescript_5f_1.A1" style:display-name="dvp_code_typescript_1.A1" style:family="table-cell">
      <style:table-cell-properties fo:padding="0.097cm" fo:border-left="0.05pt solid #000000" fo:border-right="none" fo:border-top="0.05pt solid #000000" fo:border-bottom="0.05pt solid #000000"/>
    </style:style>
    <style:style style:name="dvp_5f_code_5f_typescript_5f_1.F1" style:display-name="dvp_code_typescript_1.F1" style:family="table-cell">
      <style:table-cell-properties fo:padding="0.097cm" fo:border="0.05pt solid #000000"/>
    </style:style>
    <style:style style:name="dvp_5f_code_5f_typescript_5f_1.2" style:display-name="dvp_code_typescript_1.2" style:family="table-row">
      <style:table-row-properties fo:background-color="#ffffcc">
        <style:background-image/>
      </style:table-row-properties>
    </style:style>
    <style:style style:name="dvp_5f_code_5f_typescript_5f_1.A2" style:display-name="dvp_code_typescript_1.A2" style:family="table-cell">
      <style:table-cell-properties fo:padding="0.097cm" fo:border-left="0.05pt solid #000000" fo:border-right="0.05pt solid #000000" fo:border-top="none" fo:border-bottom="0.05pt solid #000000"/>
    </style:style>
    <style:style style:name="dvp_5f_code_5f_typescript_5f_2" style:display-name="dvp_code_typescript_2" style:family="table">
      <style:table-properties style:width="15.3cm" style:rel-width="90%" fo:margin-top="0.4cm" fo:margin-bottom="0.4cm" table:align="center"/>
    </style:style>
    <style:style style:name="dvp_5f_code_5f_typescript_5f_2.A" style:display-name="dvp_code_typescript_2.A" style:family="table-column">
      <style:table-column-properties style:column-width="2.551cm" style:rel-column-width="10922*"/>
    </style:style>
    <style:style style:name="dvp_5f_code_5f_typescript_5f_2.F" style:display-name="dvp_code_typescript_2.F" style:family="table-column">
      <style:table-column-properties style:column-width="2.551cm" style:rel-column-width="10925*"/>
    </style:style>
    <style:style style:name="dvp_5f_code_5f_typescript_5f_2.1" style:display-name="dvp_code_typescript_2.1" style:family="table-row">
      <style:table-row-properties fo:background-color="#e6e6ff">
        <style:background-image/>
      </style:table-row-properties>
    </style:style>
    <style:style style:name="dvp_5f_code_5f_typescript_5f_2.A1" style:display-name="dvp_code_typescript_2.A1" style:family="table-cell">
      <style:table-cell-properties fo:padding="0.097cm" fo:border-left="0.05pt solid #000000" fo:border-right="none" fo:border-top="0.05pt solid #000000" fo:border-bottom="0.05pt solid #000000"/>
    </style:style>
    <style:style style:name="dvp_5f_code_5f_typescript_5f_2.F1" style:display-name="dvp_code_typescript_2.F1" style:family="table-cell">
      <style:table-cell-properties fo:padding="0.097cm" fo:border="0.05pt solid #000000"/>
    </style:style>
    <style:style style:name="dvp_5f_code_5f_typescript_5f_2.2" style:display-name="dvp_code_typescript_2.2" style:family="table-row">
      <style:table-row-properties fo:background-color="#ffffcc">
        <style:background-image/>
      </style:table-row-properties>
    </style:style>
    <style:style style:name="dvp_5f_code_5f_typescript_5f_2.A2" style:display-name="dvp_code_typescript_2.A2" style:family="table-cell">
      <style:table-cell-properties fo:padding="0.097cm" fo:border-left="0.05pt solid #000000" fo:border-right="0.05pt solid #000000" fo:border-top="none" fo:border-bottom="0.05pt solid #000000"/>
    </style:style>
    <style:style style:name="dvp_5f_code_5f_typescript_5f_3" style:display-name="dvp_code_typescript_3" style:family="table">
      <style:table-properties style:width="15.3cm" style:rel-width="90%" fo:margin-top="0.4cm" fo:margin-bottom="0.4cm" table:align="center"/>
    </style:style>
    <style:style style:name="dvp_5f_code_5f_typescript_5f_3.A" style:display-name="dvp_code_typescript_3.A" style:family="table-column">
      <style:table-column-properties style:column-width="2.551cm" style:rel-column-width="10922*"/>
    </style:style>
    <style:style style:name="dvp_5f_code_5f_typescript_5f_3.F" style:display-name="dvp_code_typescript_3.F" style:family="table-column">
      <style:table-column-properties style:column-width="2.551cm" style:rel-column-width="10925*"/>
    </style:style>
    <style:style style:name="dvp_5f_code_5f_typescript_5f_3.1" style:display-name="dvp_code_typescript_3.1" style:family="table-row">
      <style:table-row-properties fo:background-color="#e6e6ff">
        <style:background-image/>
      </style:table-row-properties>
    </style:style>
    <style:style style:name="dvp_5f_code_5f_typescript_5f_3.A1" style:display-name="dvp_code_typescript_3.A1" style:family="table-cell">
      <style:table-cell-properties fo:padding="0.097cm" fo:border-left="0.05pt solid #000000" fo:border-right="none" fo:border-top="0.05pt solid #000000" fo:border-bottom="0.05pt solid #000000"/>
    </style:style>
    <style:style style:name="dvp_5f_code_5f_typescript_5f_3.F1" style:display-name="dvp_code_typescript_3.F1" style:family="table-cell">
      <style:table-cell-properties fo:padding="0.097cm" fo:border="0.05pt solid #000000"/>
    </style:style>
    <style:style style:name="dvp_5f_code_5f_typescript_5f_3.2" style:display-name="dvp_code_typescript_3.2" style:family="table-row">
      <style:table-row-properties fo:background-color="#ffffcc">
        <style:background-image/>
      </style:table-row-properties>
    </style:style>
    <style:style style:name="dvp_5f_code_5f_typescript_5f_3.A2" style:display-name="dvp_code_typescript_3.A2" style:family="table-cell">
      <style:table-cell-properties fo:padding="0.097cm" fo:border-left="0.05pt solid #000000" fo:border-right="0.05pt solid #000000" fo:border-top="none" fo:border-bottom="0.05pt solid #000000"/>
    </style:style>
    <style:style style:name="dvp_5f_code_5f_shellscript_5f_3" style:display-name="dvp_code_shellscript_3" style:family="table">
      <style:table-properties style:width="15.3cm" style:rel-width="90%" fo:margin-top="0.4cm" fo:margin-bottom="0.4cm" table:align="center" fo:background-color="#ffffcc">
        <style:background-image/>
      </style:table-properties>
    </style:style>
    <style:style style:name="dvp_5f_code_5f_shellscript_5f_3.A" style:display-name="dvp_code_shellscript_3.A" style:family="table-column">
      <style:table-column-properties style:column-width="2.551cm" style:rel-column-width="23*"/>
    </style:style>
    <style:style style:name="dvp_5f_code_5f_shellscript_5f_3.1" style:display-name="dvp_code_shellscript_3.1" style:family="table-row">
      <style:table-row-properties fo:background-color="#e6e6ff" style:weight="bold">
        <style:background-image/>
      </style:table-row-properties>
    </style:style>
    <style:style style:name="dvp_5f_code_5f_shellscript_5f_3.A1" style:display-name="dvp_code_shellscript_3.A1" style:family="table-cell">
      <style:table-cell-properties fo:padding="0cm" fo:border="0.55pt solid #000000"/>
    </style:style>
    <style:style style:name="dvp_5f_code_5f_shellscript_5f_3.2" style:display-name="dvp_code_shellscript_3.2" style:family="table-row">
      <style:table-row-properties fo:background-color="#ffffcc" style:font="Courier New">
        <style:background-image/>
      </style:table-row-properties>
    </style:style>
    <style:style style:name="dvp_5f_code_5f_shellscript_5f_4" style:display-name="dvp_code_shellscript_4" style:family="table">
      <style:table-properties style:width="15.3cm" style:rel-width="90%" fo:margin-top="0.4cm" fo:margin-bottom="0.4cm" table:align="center" fo:background-color="#ffffcc">
        <style:background-image/>
      </style:table-properties>
    </style:style>
    <style:style style:name="dvp_5f_code_5f_shellscript_5f_4.A" style:display-name="dvp_code_shellscript_4.A" style:family="table-column">
      <style:table-column-properties style:column-width="2.551cm" style:rel-column-width="23*"/>
    </style:style>
    <style:style style:name="dvp_5f_code_5f_shellscript_5f_4.1" style:display-name="dvp_code_shellscript_4.1" style:family="table-row">
      <style:table-row-properties fo:background-color="#e6e6ff" style:weight="bold">
        <style:background-image/>
      </style:table-row-properties>
    </style:style>
    <style:style style:name="dvp_5f_code_5f_shellscript_5f_4.A1" style:display-name="dvp_code_shellscript_4.A1" style:family="table-cell">
      <style:table-cell-properties fo:padding="0cm" fo:border="0.55pt solid #000000"/>
    </style:style>
    <style:style style:name="dvp_5f_code_5f_shellscript_5f_4.2" style:display-name="dvp_code_shellscript_4.2" style:family="table-row">
      <style:table-row-properties fo:background-color="#ffffcc" style:font="Courier New">
        <style:background-image/>
      </style:table-row-properties>
    </style:style>
    <style:style style:name="dvp_5f_code_5f_shellscript_5f_11" style:display-name="dvp_code_shellscript_11" style:family="table">
      <style:table-properties style:width="15.3cm" style:rel-width="90%" fo:margin-top="0.4cm" fo:margin-bottom="0.4cm" table:align="center"/>
    </style:style>
    <style:style style:name="dvp_5f_code_5f_shellscript_5f_11.A" style:display-name="dvp_code_shellscript_11.A" style:family="table-column">
      <style:table-column-properties style:column-width="2.551cm" style:rel-column-width="10922*"/>
    </style:style>
    <style:style style:name="dvp_5f_code_5f_shellscript_5f_11.F" style:display-name="dvp_code_shellscript_11.F" style:family="table-column">
      <style:table-column-properties style:column-width="2.551cm" style:rel-column-width="10925*"/>
    </style:style>
    <style:style style:name="dvp_5f_code_5f_shellscript_5f_11.1" style:display-name="dvp_code_shellscript_11.1" style:family="table-row">
      <style:table-row-properties fo:background-color="#e6e6ff">
        <style:background-image/>
      </style:table-row-properties>
    </style:style>
    <style:style style:name="dvp_5f_code_5f_shellscript_5f_11.A1" style:display-name="dvp_code_shellscript_11.A1" style:family="table-cell">
      <style:table-cell-properties fo:padding="0.097cm" fo:border-left="0.05pt solid #000000" fo:border-right="none" fo:border-top="0.05pt solid #000000" fo:border-bottom="0.05pt solid #000000"/>
    </style:style>
    <style:style style:name="dvp_5f_code_5f_shellscript_5f_11.F1" style:display-name="dvp_code_shellscript_11.F1" style:family="table-cell">
      <style:table-cell-properties fo:padding="0.097cm" fo:border="0.05pt solid #000000"/>
    </style:style>
    <style:style style:name="dvp_5f_code_5f_shellscript_5f_11.2" style:display-name="dvp_code_shellscript_11.2" style:family="table-row">
      <style:table-row-properties fo:background-color="#ffffcc">
        <style:background-image/>
      </style:table-row-properties>
    </style:style>
    <style:style style:name="dvp_5f_code_5f_shellscript_5f_11.A2" style:display-name="dvp_code_shellscript_11.A2" style:family="table-cell">
      <style:table-cell-properties fo:padding="0.097cm" fo:border-left="0.05pt solid #000000" fo:border-right="0.05pt solid #000000" fo:border-top="none" fo:border-bottom="0.05pt solid #000000"/>
    </style:style>
    <style:style style:name="dvp_5f_code_5f_shellscript_5f_12" style:display-name="dvp_code_shellscript_12" style:family="table">
      <style:table-properties style:width="15.3cm" style:rel-width="90%" fo:margin-top="0.4cm" fo:margin-bottom="0.4cm" table:align="center"/>
    </style:style>
    <style:style style:name="dvp_5f_code_5f_shellscript_5f_12.A" style:display-name="dvp_code_shellscript_12.A" style:family="table-column">
      <style:table-column-properties style:column-width="2.551cm" style:rel-column-width="10922*"/>
    </style:style>
    <style:style style:name="dvp_5f_code_5f_shellscript_5f_12.F" style:display-name="dvp_code_shellscript_12.F" style:family="table-column">
      <style:table-column-properties style:column-width="2.551cm" style:rel-column-width="10925*"/>
    </style:style>
    <style:style style:name="dvp_5f_code_5f_shellscript_5f_12.1" style:display-name="dvp_code_shellscript_12.1" style:family="table-row">
      <style:table-row-properties fo:background-color="#e6e6ff">
        <style:background-image/>
      </style:table-row-properties>
    </style:style>
    <style:style style:name="dvp_5f_code_5f_shellscript_5f_12.A1" style:display-name="dvp_code_shellscript_12.A1" style:family="table-cell">
      <style:table-cell-properties fo:padding="0.097cm" fo:border-left="0.05pt solid #000000" fo:border-right="none" fo:border-top="0.05pt solid #000000" fo:border-bottom="0.05pt solid #000000"/>
    </style:style>
    <style:style style:name="dvp_5f_code_5f_shellscript_5f_12.F1" style:display-name="dvp_code_shellscript_12.F1" style:family="table-cell">
      <style:table-cell-properties fo:padding="0.097cm" fo:border="0.05pt solid #000000"/>
    </style:style>
    <style:style style:name="dvp_5f_code_5f_shellscript_5f_12.2" style:display-name="dvp_code_shellscript_12.2" style:family="table-row">
      <style:table-row-properties fo:background-color="#ffffcc">
        <style:background-image/>
      </style:table-row-properties>
    </style:style>
    <style:style style:name="dvp_5f_code_5f_shellscript_5f_12.A2" style:display-name="dvp_code_shellscript_12.A2" style:family="table-cell">
      <style:table-cell-properties fo:padding="0.097cm" fo:border-left="0.05pt solid #000000" fo:border-right="0.05pt solid #000000" fo:border-top="none" fo:border-bottom="0.05pt solid #000000"/>
    </style:style>
    <style:style style:name="dvp_5f_code_5f_shellscript_5f_13" style:display-name="dvp_code_shellscript_13" style:family="table">
      <style:table-properties style:width="15.3cm" style:rel-width="90%" fo:margin-top="0.4cm" fo:margin-bottom="0.4cm" table:align="center"/>
    </style:style>
    <style:style style:name="dvp_5f_code_5f_shellscript_5f_13.A" style:display-name="dvp_code_shellscript_13.A" style:family="table-column">
      <style:table-column-properties style:column-width="2.551cm" style:rel-column-width="10922*"/>
    </style:style>
    <style:style style:name="dvp_5f_code_5f_shellscript_5f_13.F" style:display-name="dvp_code_shellscript_13.F" style:family="table-column">
      <style:table-column-properties style:column-width="2.551cm" style:rel-column-width="10925*"/>
    </style:style>
    <style:style style:name="dvp_5f_code_5f_shellscript_5f_13.1" style:display-name="dvp_code_shellscript_13.1" style:family="table-row">
      <style:table-row-properties fo:background-color="#e6e6ff">
        <style:background-image/>
      </style:table-row-properties>
    </style:style>
    <style:style style:name="dvp_5f_code_5f_shellscript_5f_13.A1" style:display-name="dvp_code_shellscript_13.A1" style:family="table-cell">
      <style:table-cell-properties fo:padding="0.097cm" fo:border-left="0.05pt solid #000000" fo:border-right="none" fo:border-top="0.05pt solid #000000" fo:border-bottom="0.05pt solid #000000"/>
    </style:style>
    <style:style style:name="dvp_5f_code_5f_shellscript_5f_13.F1" style:display-name="dvp_code_shellscript_13.F1" style:family="table-cell">
      <style:table-cell-properties fo:padding="0.097cm" fo:border="0.05pt solid #000000"/>
    </style:style>
    <style:style style:name="dvp_5f_code_5f_shellscript_5f_13.2" style:display-name="dvp_code_shellscript_13.2" style:family="table-row">
      <style:table-row-properties fo:background-color="#ffffcc">
        <style:background-image/>
      </style:table-row-properties>
    </style:style>
    <style:style style:name="dvp_5f_code_5f_shellscript_5f_13.A2" style:display-name="dvp_code_shellscript_13.A2" style:family="table-cell">
      <style:table-cell-properties fo:padding="0.097cm" fo:border-left="0.05pt solid #000000" fo:border-right="0.05pt solid #000000" fo:border-top="none" fo:border-bottom="0.05pt solid #000000"/>
    </style:style>
    <style:style style:name="dvp_5f_code_5f_shellscript_5f_14" style:display-name="dvp_code_shellscript_14" style:family="table">
      <style:table-properties style:width="15.3cm" style:rel-width="90%" fo:margin-top="0.4cm" fo:margin-bottom="0.4cm" table:align="center"/>
    </style:style>
    <style:style style:name="dvp_5f_code_5f_shellscript_5f_14.A" style:display-name="dvp_code_shellscript_14.A" style:family="table-column">
      <style:table-column-properties style:column-width="2.551cm" style:rel-column-width="10922*"/>
    </style:style>
    <style:style style:name="dvp_5f_code_5f_shellscript_5f_14.F" style:display-name="dvp_code_shellscript_14.F" style:family="table-column">
      <style:table-column-properties style:column-width="2.551cm" style:rel-column-width="10925*"/>
    </style:style>
    <style:style style:name="dvp_5f_code_5f_shellscript_5f_14.1" style:display-name="dvp_code_shellscript_14.1" style:family="table-row">
      <style:table-row-properties fo:background-color="#e6e6ff">
        <style:background-image/>
      </style:table-row-properties>
    </style:style>
    <style:style style:name="dvp_5f_code_5f_shellscript_5f_14.A1" style:display-name="dvp_code_shellscript_14.A1" style:family="table-cell">
      <style:table-cell-properties fo:padding="0.097cm" fo:border-left="0.05pt solid #000000" fo:border-right="none" fo:border-top="0.05pt solid #000000" fo:border-bottom="0.05pt solid #000000"/>
    </style:style>
    <style:style style:name="dvp_5f_code_5f_shellscript_5f_14.F1" style:display-name="dvp_code_shellscript_14.F1" style:family="table-cell">
      <style:table-cell-properties fo:padding="0.097cm" fo:border="0.05pt solid #000000"/>
    </style:style>
    <style:style style:name="dvp_5f_code_5f_shellscript_5f_14.2" style:display-name="dvp_code_shellscript_14.2" style:family="table-row">
      <style:table-row-properties fo:background-color="#ffffcc">
        <style:background-image/>
      </style:table-row-properties>
    </style:style>
    <style:style style:name="dvp_5f_code_5f_shellscript_5f_14.A2" style:display-name="dvp_code_shellscript_14.A2" style:family="table-cell">
      <style:table-cell-properties fo:padding="0.097cm" fo:border-left="0.05pt solid #000000" fo:border-right="0.05pt solid #000000" fo:border-top="none" fo:border-bottom="0.05pt solid #000000"/>
    </style:style>
    <style:style style:name="dvp_5f_code_5f_shellscript_5f_9" style:display-name="dvp_code_shellscript_9" style:family="table">
      <style:table-properties style:width="15.3cm" style:rel-width="90%" fo:margin-top="0.4cm" fo:margin-bottom="0.4cm" table:align="center" fo:background-color="#ffffcc">
        <style:background-image/>
      </style:table-properties>
    </style:style>
    <style:style style:name="dvp_5f_code_5f_shellscript_5f_9.A" style:display-name="dvp_code_shellscript_9.A" style:family="table-column">
      <style:table-column-properties style:column-width="2.551cm" style:rel-column-width="23*"/>
    </style:style>
    <style:style style:name="dvp_5f_code_5f_shellscript_5f_9.1" style:display-name="dvp_code_shellscript_9.1" style:family="table-row">
      <style:table-row-properties fo:background-color="#e6e6ff" style:weight="bold">
        <style:background-image/>
      </style:table-row-properties>
    </style:style>
    <style:style style:name="dvp_5f_code_5f_shellscript_5f_9.A1" style:display-name="dvp_code_shellscript_9.A1" style:family="table-cell">
      <style:table-cell-properties fo:padding="0cm" fo:border="0.55pt solid #000000"/>
    </style:style>
    <style:style style:name="dvp_5f_code_5f_shellscript_5f_9.2" style:display-name="dvp_code_shellscript_9.2" style:family="table-row">
      <style:table-row-properties fo:background-color="#ffffcc" style:font="Courier New">
        <style:background-image/>
      </style:table-row-properties>
    </style:style>
    <style:style style:name="dvp_5f_code_5f_shellscript_5f_10" style:display-name="dvp_code_shellscript_10" style:family="table">
      <style:table-properties style:width="15.3cm" style:rel-width="90%" fo:margin-top="0.4cm" fo:margin-bottom="0.4cm" table:align="center" fo:background-color="#ffffcc">
        <style:background-image/>
      </style:table-properties>
    </style:style>
    <style:style style:name="dvp_5f_code_5f_shellscript_5f_10.A" style:display-name="dvp_code_shellscript_10.A" style:family="table-column">
      <style:table-column-properties style:column-width="2.551cm" style:rel-column-width="23*"/>
    </style:style>
    <style:style style:name="dvp_5f_code_5f_shellscript_5f_10.1" style:display-name="dvp_code_shellscript_10.1" style:family="table-row">
      <style:table-row-properties fo:background-color="#e6e6ff" style:weight="bold">
        <style:background-image/>
      </style:table-row-properties>
    </style:style>
    <style:style style:name="dvp_5f_code_5f_shellscript_5f_10.A1" style:display-name="dvp_code_shellscript_10.A1" style:family="table-cell">
      <style:table-cell-properties fo:padding="0cm" fo:border="0.55pt solid #000000"/>
    </style:style>
    <style:style style:name="dvp_5f_code_5f_shellscript_5f_10.2" style:display-name="dvp_code_shellscript_10.2" style:family="table-row">
      <style:table-row-properties fo:background-color="#ffffcc" style:font="Courier New">
        <style:background-image/>
      </style:table-row-properties>
    </style:style>
    <style:style style:name="P1" style:family="paragraph" style:parent-style-name="Standard">
      <style:text-properties officeooo:paragraph-rsid="002b65ea"/>
    </style:style>
    <style:style style:name="P2" style:family="paragraph" style:parent-style-name="Standard">
      <style:text-properties officeooo:paragraph-rsid="00285356"/>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199cm" loext:contextual-spacing="false" fo:text-align="center" style:justify-single-word="false"/>
    </style:style>
    <style:style style:name="P5" style:family="paragraph" style:parent-style-name="Standard">
      <style:paragraph-properties fo:margin-top="0cm" fo:margin-bottom="0.199cm" loext:contextual-spacing="false"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text-properties officeooo:rsid="0016d72e" officeooo:paragraph-rsid="0016d72e"/>
    </style:style>
    <style:style style:name="P7" style:family="paragraph" style:parent-style-name="Standard">
      <style:text-properties officeooo:paragraph-rsid="001ceb11"/>
    </style:style>
    <style:style style:name="P8" style:family="paragraph" style:parent-style-name="Standard">
      <style:text-properties officeooo:paragraph-rsid="00285356"/>
    </style:style>
    <style:style style:name="P9" style:family="paragraph" style:parent-style-name="Standard">
      <style:paragraph-properties fo:text-align="center" style:justify-single-word="false" fo:break-before="auto" fo:break-after="auto"/>
      <style:text-properties style:font-name="Verdana" fo:font-size="18pt" fo:font-weight="bold"/>
    </style:style>
    <style:style style:name="P10" style:family="paragraph" style:parent-style-name="Table_20_Contents">
      <style:text-properties style:font-name="Courier New1"/>
    </style:style>
    <style:style style:name="P11" style:family="paragraph" style:parent-style-name="Table_20_Heading">
      <style:text-properties style:font-name="Courier New1"/>
    </style:style>
    <style:style style:name="P12" style:family="paragraph" style:parent-style-name="Standard" style:list-style-name="List_20_1"/>
    <style:style style:name="P13" style:family="paragraph" style:parent-style-name="Standard" style:list-style-name="List_20_1">
      <style:text-properties officeooo:paragraph-rsid="002b65ea"/>
    </style:style>
    <style:style style:name="P14" style:family="paragraph" style:parent-style-name="Standard">
      <style:text-properties officeooo:paragraph-rsid="002b65ea"/>
    </style:style>
    <style:style style:name="P15" style:family="paragraph" style:parent-style-name="Standard">
      <style:text-properties officeooo:paragraph-rsid="00285356"/>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b65ea"/>
    </style:style>
    <style:style style:name="T2" style:family="text">
      <style:text-properties officeooo:rsid="002c4cbd"/>
    </style:style>
    <style:style style:name="T3" style:family="text">
      <style:text-properties officeooo:rsid="002c7940"/>
    </style:style>
    <style:style style:name="T4" style:family="text">
      <style:text-properties fo:font-weight="bold" officeooo:rsid="0017eac8" style:font-weight-asian="bold" style:font-weight-complex="bold"/>
    </style:style>
    <style:style style:name="T5" style:family="text">
      <style:text-properties officeooo:rsid="00156aba"/>
    </style:style>
    <style:style style:name="T6" style:family="text">
      <style:text-properties fo:font-style="italic" style:font-style-asian="italic" style:font-style-complex="italic"/>
    </style:style>
    <style:style style:name="T7" style:family="text">
      <style:text-properties officeooo:rsid="0017eac8"/>
    </style:style>
    <style:style style:name="T8" style:family="text">
      <style:text-properties fo:font-weight="bold" officeooo:rsid="0017eac8" style:font-weight-asian="bold" style:font-weight-complex="bold"/>
    </style:style>
    <style:style style:name="T9" style:family="text">
      <style:text-properties fo:font-weight="bold" officeooo:rsid="002c7940" style:font-weight-asian="bold" style:font-weight-complex="bold"/>
    </style:style>
    <style:style style:name="T10" style:family="text">
      <style:text-properties style:font-name="Verdana" fo:font-size="10pt"/>
    </style:style>
    <style:style style:name="T11" style:family="text">
      <style:text-properties style:font-name="Verdana" fo:font-size="10pt" officeooo:rsid="0017eac8"/>
    </style:style>
    <style:style style:name="T12" style:family="text">
      <style:text-properties officeooo:rsid="00192de1"/>
    </style:style>
    <style:style style:name="T13" style:family="text">
      <style:text-properties officeooo:rsid="00285356"/>
    </style:style>
    <style:style style:name="T14" style:family="text">
      <style:text-properties officeooo:rsid="002b65ea"/>
    </style:style>
    <style:style style:name="T15" style:family="text">
      <style:text-properties officeooo:rsid="002c4cbd"/>
    </style:style>
    <style:style style:name="T16" style:family="text">
      <style:text-properties officeooo:rsid="002c7940"/>
    </style:style>
    <style:style style:name="T17" style:family="text">
      <style:text-properties fo:font-weight="normal" officeooo:rsid="002c7940" style:font-weight-asian="normal" style:font-weight-complex="normal"/>
    </style:style>
    <style:style style:name="T1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tracked-changes>
        <text:changed-region xml:id="ct420164000" text:id="ct420164000">
          <text:deletion>
            <office:change-info>
              <dc:creator>claude Leloup</dc:creator>
              <dc:date>2020-03-01T20:43:00</dc:date>
            </office:change-info>
            <text:p text:style-name="Standard">-</text:p>
          </text:deletion>
        </text:changed-region>
        <text:changed-region xml:id="ct420166464" text:id="ct420166464">
          <text:deletion>
            <office:change-info>
              <dc:creator>claude Leloup</dc:creator>
              <dc:date>2020-03-01T20:43:00</dc:date>
            </office:change-info>
            <text:p text:style-name="Standard">e</text:p>
          </text:deletion>
        </text:changed-region>
        <text:changed-region xml:id="ct420162432" text:id="ct420162432">
          <text:deletion>
            <office:change-info>
              <dc:creator>claude Leloup</dc:creator>
              <dc:date>2020-03-01T20:44:00</dc:date>
            </office:change-info>
            <text:p text:style-name="Standard">s</text:p>
          </text:deletion>
        </text:changed-region>
        <text:changed-region xml:id="ct420165568" text:id="ct420165568">
          <text:insertion>
            <office:change-info>
              <dc:creator>claude Leloup</dc:creator>
              <dc:date>2020-03-01T20:44:00</dc:date>
            </office:change-info>
          </text:insertion>
        </text:changed-region>
        <text:changed-region xml:id="ct420146864" text:id="ct420146864">
          <text:deletion>
            <office:change-info>
              <dc:creator>claude Leloup</dc:creator>
              <dc:date>2020-03-01T20:45:00</dc:date>
            </office:change-info>
            <text:p text:style-name="Standard">-</text:p>
          </text:deletion>
        </text:changed-region>
        <text:changed-region xml:id="ct420145072" text:id="ct420145072">
          <text:insertion>
            <office:change-info>
              <dc:creator>claude Leloup</dc:creator>
              <dc:date>2020-03-01T20:45:00</dc:date>
            </office:change-info>
          </text:insertion>
        </text:changed-region>
        <text:changed-region xml:id="ct420166688" text:id="ct420166688">
          <text:deletion>
            <office:change-info>
              <dc:creator>claude Leloup</dc:creator>
              <dc:date>2020-03-01T20:45:00</dc:date>
            </office:change-info>
            <text:p text:style-name="Standard"><text:span text:style-name="T1">e</text:span></text:p>
          </text:deletion>
        </text:changed-region>
        <text:changed-region xml:id="ct420148656" text:id="ct420148656">
          <text:insertion>
            <office:change-info>
              <dc:creator>claude Leloup</dc:creator>
              <dc:date>2020-03-01T20:45:00</dc:date>
            </office:change-info>
          </text:insertion>
        </text:changed-region>
        <text:changed-region xml:id="ct420161088" text:id="ct420161088">
          <text:deletion>
            <office:change-info>
              <dc:creator>claude Leloup</dc:creator>
              <dc:date>2020-03-01T20:45:00</dc:date>
            </office:change-info>
            <text:p text:style-name="Standard"><text:span text:style-name="T1">p</text:span></text:p>
          </text:deletion>
        </text:changed-region>
        <text:changed-region xml:id="ct420148768" text:id="ct420148768">
          <text:insertion>
            <office:change-info>
              <dc:creator>claude Leloup</dc:creator>
              <dc:date>2020-03-01T20:45:00</dc:date>
            </office:change-info>
          </text:insertion>
        </text:changed-region>
        <text:changed-region xml:id="ct420148992" text:id="ct420148992">
          <text:insertion>
            <office:change-info>
              <dc:creator>claude Leloup</dc:creator>
              <dc:date>2020-03-01T20:46:00</dc:date>
            </office:change-info>
          </text:insertion>
        </text:changed-region>
        <text:changed-region xml:id="ct420148880" text:id="ct420148880">
          <text:deletion>
            <office:change-info>
              <dc:creator>claude Leloup</dc:creator>
              <dc:date>2020-03-01T20:46:00</dc:date>
            </office:change-info>
            <text:p text:style-name="Standard"><text:span text:style-name="T1">,</text:span></text:p>
          </text:deletion>
        </text:changed-region>
        <text:changed-region xml:id="ct420155824" text:id="ct420155824">
          <text:insertion>
            <office:change-info>
              <dc:creator>claude Leloup</dc:creator>
              <dc:date>2020-03-01T20:46:00</dc:date>
            </office:change-info>
          </text:insertion>
        </text:changed-region>
        <text:changed-region xml:id="ct420149104" text:id="ct420149104">
          <text:deletion>
            <office:change-info>
              <dc:creator>claude Leloup</dc:creator>
              <dc:date>2020-03-01T20:46:00</dc:date>
            </office:change-info>
            <text:p text:style-name="Standard"><text:span text:style-name="T1">l</text:span></text:p>
          </text:deletion>
        </text:changed-region>
        <text:changed-region xml:id="ct420155264" text:id="ct420155264">
          <text:deletion>
            <office:change-info>
              <dc:creator>claude Leloup</dc:creator>
              <dc:date>2020-03-01T20:46:00</dc:date>
            </office:change-info>
            <text:p text:style-name="Standard">s</text:p>
          </text:deletion>
        </text:changed-region>
        <text:changed-region xml:id="ct420153248" text:id="ct420153248">
          <text:deletion>
            <office:change-info>
              <dc:creator>claude Leloup</dc:creator>
              <dc:date>2020-03-01T20:46:00</dc:date>
            </office:change-info>
            <text:p text:style-name="Standard">-</text:p>
          </text:deletion>
        </text:changed-region>
        <text:changed-region xml:id="ct420156160" text:id="ct420156160">
          <text:deletion>
            <office:change-info>
              <dc:creator>claude Leloup</dc:creator>
              <dc:date>2020-03-01T20:46:00</dc:date>
            </office:change-info>
            <text:p text:style-name="Standard">s</text:p>
          </text:deletion>
        </text:changed-region>
        <text:changed-region xml:id="ct420154928" text:id="ct420154928">
          <text:insertion>
            <office:change-info>
              <dc:creator>claude Leloup</dc:creator>
              <dc:date>2020-03-01T20:46:00</dc:date>
            </office:change-info>
          </text:insertion>
        </text:changed-region>
        <text:changed-region xml:id="ct420154256" text:id="ct420154256">
          <text:deletion>
            <office:change-info>
              <dc:creator>claude Leloup</dc:creator>
              <dc:date>2020-03-01T20:46:00</dc:date>
            </office:change-info>
            <text:p text:style-name="Standard">s</text:p>
          </text:deletion>
        </text:changed-region>
        <text:changed-region xml:id="ct420154368" text:id="ct420154368">
          <text:insertion>
            <office:change-info>
              <dc:creator>claude Leloup</dc:creator>
              <dc:date>2020-03-01T20:46:00</dc:date>
            </office:change-info>
          </text:insertion>
        </text:changed-region>
        <text:changed-region xml:id="ct420154480" text:id="ct420154480">
          <text:deletion>
            <office:change-info>
              <dc:creator>claude Leloup</dc:creator>
              <dc:date>2020-03-01T20:46:00</dc:date>
            </office:change-info>
            <text:p text:style-name="Standard"><text:span text:style-name="T1">l</text:span></text:p>
          </text:deletion>
        </text:changed-region>
        <text:changed-region xml:id="ct420156496" text:id="ct420156496">
          <text:insertion>
            <office:change-info>
              <dc:creator>claude Leloup</dc:creator>
              <dc:date>2020-03-01T20:47:00</dc:date>
            </office:change-info>
          </text:insertion>
        </text:changed-region>
        <text:changed-region xml:id="ct420154592" text:id="ct420154592">
          <text:deletion>
            <office:change-info>
              <dc:creator>claude Leloup</dc:creator>
              <dc:date>2020-03-01T20:47:00</dc:date>
            </office:change-info>
            <text:p text:style-name="Standard">-</text:p>
          </text:deletion>
        </text:changed-region>
        <text:changed-region xml:id="ct420154704" text:id="ct420154704">
          <text:insertion>
            <office:change-info>
              <dc:creator>claude Leloup</dc:creator>
              <dc:date>2020-03-01T20:47:00</dc:date>
            </office:change-info>
          </text:insertion>
        </text:changed-region>
        <text:changed-region xml:id="ct420153360" text:id="ct420153360">
          <text:deletion>
            <office:change-info>
              <dc:creator>claude Leloup</dc:creator>
              <dc:date>2020-03-01T20:47:00</dc:date>
            </office:change-info>
            <text:p text:style-name="Standard"><text:span text:style-name="T1">e</text:span></text:p>
          </text:deletion>
        </text:changed-region>
        <text:changed-region xml:id="ct420155040" text:id="ct420155040">
          <text:insertion>
            <office:change-info>
              <dc:creator>claude Leloup</dc:creator>
              <dc:date>2020-03-01T20:47:00</dc:date>
            </office:change-info>
          </text:insertion>
        </text:changed-region>
        <text:changed-region xml:id="ct420154816" text:id="ct420154816">
          <text:deletion>
            <office:change-info>
              <dc:creator>claude Leloup</dc:creator>
              <dc:date>2020-03-01T20:47:00</dc:date>
            </office:change-info>
            <text:p text:style-name="Standard"><text:span text:style-name="T1">l</text:span></text:p>
          </text:deletion>
        </text:changed-region>
        <text:changed-region xml:id="ct466364624" text:id="ct466364624">
          <text:insertion>
            <office:change-info>
              <dc:creator>claude Leloup</dc:creator>
              <dc:date>2020-03-01T20:47:00</dc:date>
            </office:change-info>
          </text:insertion>
        </text:changed-region>
        <text:changed-region xml:id="ct466366752" text:id="ct466366752">
          <text:deletion>
            <office:change-info>
              <dc:creator>claude Leloup</dc:creator>
              <dc:date>2020-03-01T20:47:00</dc:date>
            </office:change-info>
            <text:p text:style-name="Standard">,</text:p>
          </text:deletion>
        </text:changed-region>
        <text:changed-region xml:id="ct466366864" text:id="ct466366864">
          <text:insertion>
            <office:change-info>
              <dc:creator>claude Leloup</dc:creator>
              <dc:date>2020-03-01T20:47:00</dc:date>
            </office:change-info>
          </text:insertion>
        </text:changed-region>
        <text:changed-region xml:id="ct466367200" text:id="ct466367200">
          <text:deletion>
            <office:change-info>
              <dc:creator>claude Leloup</dc:creator>
              <dc:date>2020-03-01T20:47:00</dc:date>
            </office:change-info>
            <text:p text:style-name="Standard"><text:span text:style-name="T1">l</text:span></text:p>
          </text:deletion>
        </text:changed-region>
        <text:changed-region xml:id="ct466364288" text:id="ct466364288">
          <text:insertion>
            <office:change-info>
              <dc:creator>claude Leloup</dc:creator>
              <dc:date>2020-03-01T20:48:00</dc:date>
            </office:change-info>
          </text:insertion>
        </text:changed-region>
        <text:changed-region xml:id="ct466367312" text:id="ct466367312">
          <text:deletion>
            <office:change-info>
              <dc:creator>claude Leloup</dc:creator>
              <dc:date>2020-03-01T20:47:00</dc:date>
            </office:change-info>
            <text:p text:style-name="Standard">,</text:p>
          </text:deletion>
        </text:changed-region>
        <text:changed-region xml:id="ct466365296" text:id="ct466365296">
          <text:insertion>
            <office:change-info>
              <dc:creator>claude Leloup</dc:creator>
              <dc:date>2020-03-01T20:48:00</dc:date>
            </office:change-info>
          </text:insertion>
        </text:changed-region>
        <text:changed-region xml:id="ct466364400" text:id="ct466364400">
          <text:deletion>
            <office:change-info>
              <dc:creator>claude Leloup</dc:creator>
              <dc:date>2020-03-01T20:48:00</dc:date>
            </office:change-info>
            <text:p text:style-name="Standard"><text:span text:style-name="T1">l</text:span></text:p>
          </text:deletion>
        </text:changed-region>
        <text:changed-region xml:id="ct466365632" text:id="ct466365632">
          <text:insertion>
            <office:change-info>
              <dc:creator>claude Leloup</dc:creator>
              <dc:date>2020-03-01T20:48:00</dc:date>
            </office:change-info>
          </text:insertion>
        </text:changed-region>
        <text:changed-region xml:id="ct466366304" text:id="ct466366304">
          <text:insertion>
            <office:change-info>
              <dc:creator>claude Leloup</dc:creator>
              <dc:date>2020-03-01T20:48:00</dc:date>
            </office:change-info>
          </text:insertion>
        </text:changed-region>
        <text:changed-region xml:id="ct466366416" text:id="ct466366416">
          <text:deletion>
            <office:change-info>
              <dc:creator>claude Leloup</dc:creator>
              <dc:date>2020-03-01T20:48:00</dc:date>
            </office:change-info>
            <text:p text:style-name="Standard">,</text:p>
          </text:deletion>
        </text:changed-region>
        <text:changed-region xml:id="ct466364736" text:id="ct466364736">
          <text:deletion>
            <office:change-info>
              <dc:creator>claude Leloup</dc:creator>
              <dc:date>2020-03-01T20:48:00</dc:date>
            </office:change-info>
            <text:p text:style-name="P1">l</text:p>
          </text:deletion>
        </text:changed-region>
        <text:changed-region xml:id="ct466364848" text:id="ct466364848">
          <text:insertion>
            <office:change-info>
              <dc:creator>claude Leloup</dc:creator>
              <dc:date>2020-03-01T20:48:00</dc:date>
            </office:change-info>
          </text:insertion>
        </text:changed-region>
        <text:changed-region xml:id="ct466365744" text:id="ct466365744">
          <text:insertion>
            <office:change-info>
              <dc:creator>claude Leloup</dc:creator>
              <dc:date>2020-03-01T20:48:00</dc:date>
            </office:change-info>
          </text:insertion>
        </text:changed-region>
        <text:changed-region xml:id="ct466366080" text:id="ct466366080">
          <text:insertion>
            <office:change-info>
              <dc:creator>claude Leloup</dc:creator>
              <dc:date>2020-03-01T20:48:00</dc:date>
            </office:change-info>
          </text:insertion>
        </text:changed-region>
        <text:changed-region xml:id="ct466364960" text:id="ct466364960">
          <text:deletion>
            <office:change-info>
              <dc:creator>claude Leloup</dc:creator>
              <dc:date>2020-03-01T20:48:00</dc:date>
            </office:change-info>
            <text:p text:style-name="Standard"><text:span text:style-name="T1">p</text:span></text:p>
          </text:deletion>
        </text:changed-region>
        <text:changed-region xml:id="ct466365856" text:id="ct466365856">
          <text:insertion>
            <office:change-info>
              <dc:creator>claude Leloup</dc:creator>
              <dc:date>2020-03-01T20:49:00</dc:date>
            </office:change-info>
          </text:insertion>
        </text:changed-region>
        <text:changed-region xml:id="ct466370672" text:id="ct466370672">
          <text:insertion>
            <office:change-info>
              <dc:creator>claude Leloup</dc:creator>
              <dc:date>2020-03-01T20:49:00</dc:date>
            </office:change-info>
          </text:insertion>
        </text:changed-region>
        <text:changed-region xml:id="ct466370224" text:id="ct466370224">
          <text:deletion>
            <office:change-info>
              <dc:creator>claude Leloup</dc:creator>
              <dc:date>2020-03-01T20:49:00</dc:date>
            </office:change-info>
            <text:p text:style-name="Standard">,</text:p>
          </text:deletion>
        </text:changed-region>
        <text:changed-region xml:id="ct466367872" text:id="ct466367872">
          <text:insertion>
            <office:change-info>
              <dc:creator>claude Leloup</dc:creator>
              <dc:date>2020-03-01T20:49:00</dc:date>
            </office:change-info>
          </text:insertion>
        </text:changed-region>
        <text:changed-region xml:id="ct466368208" text:id="ct466368208">
          <text:deletion>
            <office:change-info>
              <dc:creator>claude Leloup</dc:creator>
              <dc:date>2020-03-01T20:49:00</dc:date>
            </office:change-info>
            <text:p text:style-name="Standard">,</text:p>
          </text:deletion>
        </text:changed-region>
        <text:changed-region xml:id="ct466369104" text:id="ct466369104">
          <text:deletion>
            <office:change-info>
              <dc:creator>claude Leloup</dc:creator>
              <dc:date>2020-03-01T20:49:00</dc:date>
            </office:change-info>
            <text:p text:style-name="Standard">a</text:p>
          </text:deletion>
        </text:changed-region>
        <text:changed-region xml:id="ct466370784" text:id="ct466370784">
          <text:insertion>
            <office:change-info>
              <dc:creator>claude Leloup</dc:creator>
              <dc:date>2020-03-01T20:50:00</dc:date>
            </office:change-info>
          </text:insertion>
        </text:changed-region>
        <text:changed-region xml:id="ct466371008" text:id="ct466371008">
          <text:deletion>
            <office:change-info>
              <dc:creator>claude Leloup</dc:creator>
              <dc:date>2020-03-01T20:50:00</dc:date>
            </office:change-info>
            <text:p text:style-name="Standard"><text:span text:style-name="T1">api</text:span></text:p>
          </text:deletion>
        </text:changed-region>
        <text:changed-region xml:id="ct466370000" text:id="ct466370000">
          <text:insertion>
            <office:change-info>
              <dc:creator>claude Leloup</dc:creator>
              <dc:date>2020-03-01T20:50:00</dc:date>
            </office:change-info>
          </text:insertion>
        </text:changed-region>
        <text:changed-region xml:id="ct466367648" text:id="ct466367648">
          <text:insertion>
            <office:change-info>
              <dc:creator>claude Leloup</dc:creator>
              <dc:date>2020-03-01T20:50:00</dc:date>
            </office:change-info>
          </text:insertion>
        </text:changed-region>
        <text:changed-region xml:id="ct466367536" text:id="ct466367536">
          <text:deletion>
            <office:change-info>
              <dc:creator>claude Leloup</dc:creator>
              <dc:date>2020-03-01T20:50:00</dc:date>
            </office:change-info>
            <text:p text:style-name="Standard">,</text:p>
          </text:deletion>
        </text:changed-region>
        <text:changed-region xml:id="ct466369328" text:id="ct466369328">
          <text:insertion>
            <office:change-info>
              <dc:creator>claude Leloup</dc:creator>
              <dc:date>2020-03-01T20:50:00</dc:date>
            </office:change-info>
          </text:insertion>
        </text:changed-region>
        <text:changed-region xml:id="ct466367760" text:id="ct466367760">
          <text:deletion>
            <office:change-info>
              <dc:creator>claude Leloup</dc:creator>
              <dc:date>2020-03-01T20:50:00</dc:date>
            </office:change-info>
            <text:p text:style-name="Standard">,</text:p>
          </text:deletion>
        </text:changed-region>
        <text:changed-region xml:id="ct466368096" text:id="ct466368096">
          <text:insertion>
            <office:change-info>
              <dc:creator>claude Leloup</dc:creator>
              <dc:date>2020-03-01T20:51:00</dc:date>
            </office:change-info>
          </text:insertion>
        </text:changed-region>
        <text:changed-region xml:id="ct466367984" text:id="ct466367984">
          <text:insertion>
            <office:change-info>
              <dc:creator>claude Leloup</dc:creator>
              <dc:date>2020-03-01T20:51:00</dc:date>
            </office:change-info>
          </text:insertion>
        </text:changed-region>
        <text:changed-region xml:id="ct466368432" text:id="ct466368432">
          <text:deletion>
            <office:change-info>
              <dc:creator>claude Leloup</dc:creator>
              <dc:date>2020-03-01T20:51:00</dc:date>
            </office:change-info>
            <text:p text:style-name="Standard"><text:span text:style-name="T1">l</text:span></text:p>
          </text:deletion>
        </text:changed-region>
        <text:changed-region xml:id="ct466368656" text:id="ct466368656">
          <text:insertion>
            <office:change-info>
              <dc:creator>claude Leloup</dc:creator>
              <dc:date>2020-03-01T20:51:00</dc:date>
            </office:change-info>
          </text:insertion>
        </text:changed-region>
        <text:changed-region xml:id="ct466369216" text:id="ct466369216">
          <text:insertion>
            <office:change-info>
              <dc:creator>claude Leloup</dc:creator>
              <dc:date>2020-03-01T20:52:00</dc:date>
            </office:change-info>
          </text:insertion>
        </text:changed-region>
        <text:changed-region xml:id="ct466370560" text:id="ct466370560">
          <text:deletion>
            <office:change-info>
              <dc:creator>claude Leloup</dc:creator>
              <dc:date>2020-03-01T20:52:00</dc:date>
            </office:change-info>
            <text:p text:style-name="Standard"><text:span text:style-name="T1">d</text:span></text:p>
          </text:deletion>
        </text:changed-region>
        <text:changed-region xml:id="ct466368992" text:id="ct466368992">
          <text:deletion>
            <office:change-info>
              <dc:creator>claude Leloup</dc:creator>
              <dc:date>2020-03-01T20:52:00</dc:date>
            </office:change-info>
            <text:p text:style-name="Standard">nt</text:p>
          </text:deletion>
        </text:changed-region>
        <text:changed-region xml:id="ct466369664" text:id="ct466369664">
          <text:insertion>
            <office:change-info>
              <dc:creator>claude Leloup</dc:creator>
              <dc:date>2020-03-01T20:52:00</dc:date>
            </office:change-info>
          </text:insertion>
        </text:changed-region>
        <text:changed-region xml:id="ct466368768" text:id="ct466368768">
          <text:insertion>
            <office:change-info>
              <dc:creator>claude Leloup</dc:creator>
              <dc:date>2020-03-01T20:52:00</dc:date>
            </office:change-info>
          </text:insertion>
        </text:changed-region>
        <text:changed-region xml:id="ct466369440" text:id="ct466369440">
          <text:insertion>
            <office:change-info>
              <dc:creator>claude Leloup</dc:creator>
              <dc:date>2020-03-01T20:52:00</dc:date>
            </office:change-info>
          </text:insertion>
        </text:changed-region>
        <text:changed-region xml:id="ct466369888" text:id="ct466369888">
          <text:insertion>
            <office:change-info>
              <dc:creator>claude Leloup</dc:creator>
              <dc:date>2020-03-01T20:52:00</dc:date>
            </office:change-info>
          </text:insertion>
        </text:changed-region>
        <text:changed-region xml:id="ct466370112" text:id="ct466370112">
          <text:deletion>
            <office:change-info>
              <dc:creator>claude Leloup</dc:creator>
              <dc:date>2020-03-01T20:52:00</dc:date>
            </office:change-info>
            <text:h text:style-name="Heading_20_2" text:outline-level="2">s</text:h>
          </text:deletion>
        </text:changed-region>
        <text:changed-region xml:id="ct466372912" text:id="ct466372912">
          <text:deletion>
            <office:change-info>
              <dc:creator>claude Leloup</dc:creator>
              <dc:date>2020-03-01T20:52:00</dc:date>
            </office:change-info>
            <text:p text:style-name="Standard">api</text:p>
          </text:deletion>
        </text:changed-region>
        <text:changed-region xml:id="ct466374144" text:id="ct466374144">
          <text:insertion>
            <office:change-info>
              <dc:creator>claude Leloup</dc:creator>
              <dc:date>2020-03-01T20:52:00</dc:date>
            </office:change-info>
          </text:insertion>
        </text:changed-region>
        <text:changed-region xml:id="ct466370336" text:id="ct466370336">
          <text:insertion>
            <office:change-info>
              <dc:creator>claude Leloup</dc:creator>
              <dc:date>2020-03-01T20:53:00</dc:date>
            </office:change-info>
          </text:insertion>
        </text:changed-region>
        <text:changed-region xml:id="ct466373136" text:id="ct466373136">
          <text:deletion>
            <office:change-info>
              <dc:creator>claude Leloup</dc:creator>
              <dc:date>2020-03-01T20:53:00</dc:date>
            </office:change-info>
            <text:p text:style-name="Standard">z</text:p>
          </text:deletion>
        </text:changed-region>
        <text:changed-region xml:id="ct466371568" text:id="ct466371568">
          <text:insertion>
            <office:change-info>
              <dc:creator>claude Leloup</dc:creator>
              <dc:date>2020-03-01T20:53:00</dc:date>
            </office:change-info>
          </text:insertion>
        </text:changed-region>
        <text:changed-region xml:id="ct466374256" text:id="ct466374256">
          <text:insertion>
            <office:change-info>
              <dc:creator>claude Leloup</dc:creator>
              <dc:date>2020-03-01T20:53:00</dc:date>
            </office:change-info>
          </text:insertion>
        </text:changed-region>
        <text:changed-region xml:id="ct466373920" text:id="ct466373920">
          <text:deletion>
            <office:change-info>
              <dc:creator>claude Leloup</dc:creator>
              <dc:date>2020-03-01T20:53:00</dc:date>
            </office:change-info>
            <text:p text:style-name="Standard"><text:span text:style-name="T1">l</text:span></text:p>
          </text:deletion>
        </text:changed-region>
        <text:changed-region xml:id="ct466374368" text:id="ct466374368">
          <text:insertion>
            <office:change-info>
              <dc:creator>claude Leloup</dc:creator>
              <dc:date>2020-03-01T20:53:00</dc:date>
            </office:change-info>
          </text:insertion>
        </text:changed-region>
        <text:changed-region xml:id="ct466373584" text:id="ct466373584">
          <text:insertion>
            <office:change-info>
              <dc:creator>claude Leloup</dc:creator>
              <dc:date>2020-03-01T20:53:00</dc:date>
            </office:change-info>
          </text:insertion>
        </text:changed-region>
        <text:changed-region xml:id="ct466373360" text:id="ct466373360">
          <text:deletion>
            <office:change-info>
              <dc:creator>claude Leloup</dc:creator>
              <dc:date>2020-03-01T20:53:00</dc:date>
            </office:change-info>
            <text:p text:style-name="Standard">,</text:p>
          </text:deletion>
        </text:changed-region>
        <text:changed-region xml:id="ct466373696" text:id="ct466373696">
          <text:insertion>
            <office:change-info>
              <dc:creator>claude Leloup</dc:creator>
              <dc:date>2020-03-01T20:53:00</dc:date>
            </office:change-info>
          </text:insertion>
        </text:changed-region>
        <text:changed-region xml:id="ct466371904" text:id="ct466371904">
          <text:insertion>
            <office:change-info>
              <dc:creator>claude Leloup</dc:creator>
              <dc:date>2020-03-01T20:54:00</dc:date>
            </office:change-info>
          </text:insertion>
        </text:changed-region>
        <text:changed-region xml:id="ct466371344" text:id="ct466371344">
          <text:insertion>
            <office:change-info>
              <dc:creator>claude Leloup</dc:creator>
              <dc:date>2020-03-01T20:54:00</dc:date>
            </office:change-info>
          </text:insertion>
        </text:changed-region>
        <text:changed-region xml:id="ct466373024" text:id="ct466373024">
          <text:insertion>
            <office:change-info>
              <dc:creator>claude Leloup</dc:creator>
              <dc:date>2020-03-01T20:54:00</dc:date>
            </office:change-info>
          </text:insertion>
        </text:changed-region>
        <text:changed-region xml:id="ct466372688" text:id="ct466372688">
          <text:deletion>
            <office:change-info>
              <dc:creator>claude Leloup</dc:creator>
              <dc:date>2020-03-01T20:54:00</dc:date>
            </office:change-info>
            <text:p text:style-name="Standard">api</text:p>
          </text:deletion>
        </text:changed-region>
        <text:changed-region xml:id="ct466373248" text:id="ct466373248">
          <text:insertion>
            <office:change-info>
              <dc:creator>claude Leloup</dc:creator>
              <dc:date>2020-03-01T20:54:00</dc:date>
            </office:change-info>
          </text:insertion>
        </text:changed-region>
        <text:changed-region xml:id="ct466372240" text:id="ct466372240">
          <text:insertion>
            <office:change-info>
              <dc:creator>claude Leloup</dc:creator>
              <dc:date>2020-03-01T20:54:00</dc:date>
            </office:change-info>
          </text:insertion>
        </text:changed-region>
        <text:changed-region xml:id="ct466373808" text:id="ct466373808">
          <text:insertion>
            <office:change-info>
              <dc:creator>claude Leloup</dc:creator>
              <dc:date>2020-03-01T20:55:00</dc:date>
            </office:change-info>
          </text:insertion>
        </text:changed-region>
        <text:changed-region xml:id="ct466372352" text:id="ct466372352">
          <text:insertion>
            <office:change-info>
              <dc:creator>claude Leloup</dc:creator>
              <dc:date>2020-03-01T20:55:00</dc:date>
            </office:change-info>
          </text:insertion>
        </text:changed-region>
        <text:changed-region xml:id="ct466374032" text:id="ct466374032">
          <text:deletion>
            <office:change-info>
              <dc:creator>claude Leloup</dc:creator>
              <dc:date>2020-03-01T20:55:00</dc:date>
            </office:change-info>
            <text:p text:style-name="P2"><text:span text:style-name="T1">c</text:span></text:p>
          </text:deletion>
        </text:changed-region>
        <text:changed-region xml:id="ct466374480" text:id="ct466374480">
          <text:insertion>
            <office:change-info>
              <dc:creator>claude Leloup</dc:creator>
              <dc:date>2020-03-01T20:55:00</dc:date>
            </office:change-info>
          </text:insertion>
        </text:changed-region>
        <text:changed-region xml:id="ct466374592" text:id="ct466374592">
          <text:insertion>
            <office:change-info>
              <dc:creator>claude Leloup</dc:creator>
              <dc:date>2020-03-01T20:55:00</dc:date>
            </office:change-info>
          </text:insertion>
        </text:changed-region>
        <text:changed-region xml:id="ct466371232" text:id="ct466371232">
          <text:deletion>
            <office:change-info>
              <dc:creator>claude Leloup</dc:creator>
              <dc:date>2020-03-01T20:55:00</dc:date>
            </office:change-info>
            <text:p text:style-name="Standard"><text:span text:style-name="T1">è</text:span></text:p>
          </text:deletion>
        </text:changed-region>
        <text:changed-region xml:id="ct466371120" text:id="ct466371120">
          <text:insertion>
            <office:change-info>
              <dc:creator>claude Leloup</dc:creator>
              <dc:date>2020-03-01T20:55:00</dc:date>
            </office:change-info>
          </text:insertion>
        </text:changed-region>
        <text:changed-region xml:id="ct466371456" text:id="ct466371456">
          <text:insertion>
            <office:change-info>
              <dc:creator>claude Leloup</dc:creator>
              <dc:date>2020-03-01T20:56:00</dc:date>
            </office:change-info>
          </text:insertion>
        </text:changed-region>
        <text:changed-region xml:id="ct466377616" text:id="ct466377616">
          <text:deletion>
            <office:change-info>
              <dc:creator>claude Leloup</dc:creator>
              <dc:date>2020-03-01T20:56:00</dc:date>
            </office:change-info>
            <text:p text:style-name="Standard"><text:span text:style-name="T1">L</text:span></text:p>
          </text:deletion>
        </text:changed-region>
        <text:changed-region xml:id="ct466371680" text:id="ct466371680">
          <text:insertion>
            <office:change-info>
              <dc:creator>claude Leloup</dc:creator>
              <dc:date>2020-03-01T20:56:00</dc:date>
            </office:change-info>
          </text:insertion>
        </text:changed-region>
        <text:changed-region xml:id="ct466372800" text:id="ct466372800">
          <text:deletion>
            <office:change-info>
              <dc:creator>claude Leloup</dc:creator>
              <dc:date>2020-03-01T20:56:00</dc:date>
            </office:change-info>
            <text:p text:style-name="Standard"><text:span text:style-name="T1">A</text:span></text:p>
          </text:deletion>
        </text:changed-region>
        <text:changed-region xml:id="ct466376048" text:id="ct466376048">
          <text:deletion>
            <office:change-info>
              <dc:creator>claude Leloup</dc:creator>
              <dc:date>2020-03-01T20:57:00</dc:date>
            </office:change-info>
            <text:p text:style-name="Standard">s</text:p>
          </text:deletion>
        </text:changed-region>
        <text:changed-region xml:id="ct466376832" text:id="ct466376832">
          <text:insertion>
            <office:change-info>
              <dc:creator>claude Leloup</dc:creator>
              <dc:date>2020-03-01T20:57:00</dc:date>
            </office:change-info>
          </text:insertion>
        </text:changed-region>
        <text:changed-region xml:id="ct466375376" text:id="ct466375376">
          <text:insertion>
            <office:change-info>
              <dc:creator>claude Leloup</dc:creator>
              <dc:date>2020-03-01T20:57:00</dc:date>
            </office:change-info>
          </text:insertion>
        </text:changed-region>
        <text:changed-region xml:id="ct466375488" text:id="ct466375488">
          <text:deletion>
            <office:change-info>
              <dc:creator>claude Leloup</dc:creator>
              <dc:date>2020-03-01T20:57:00</dc:date>
            </office:change-info>
            <text:p text:style-name="Standard"><text:span text:style-name="T1">e</text:span></text:p>
          </text:deletion>
        </text:changed-region>
        <text:changed-region xml:id="ct466375600" text:id="ct466375600">
          <text:deletion>
            <office:change-info>
              <dc:creator>claude Leloup</dc:creator>
              <dc:date>2020-03-01T20:57:00</dc:date>
            </office:change-info>
            <text:p text:style-name="Standard">3</text:p>
          </text:deletion>
        </text:changed-region>
        <text:changed-region xml:id="ct466378064" text:id="ct466378064">
          <text:insertion>
            <office:change-info>
              <dc:creator>claude Leloup</dc:creator>
              <dc:date>2020-03-01T20:57:00</dc:date>
            </office:change-info>
          </text:insertion>
        </text:changed-region>
        <text:changed-region xml:id="ct466375712" text:id="ct466375712">
          <text:insertion>
            <office:change-info>
              <dc:creator>claude Leloup</dc:creator>
              <dc:date>2020-03-01T20:58:00</dc:date>
            </office:change-info>
          </text:insertion>
        </text:changed-region>
        <text:changed-region xml:id="ct466375824" text:id="ct466375824">
          <text:insertion>
            <office:change-info>
              <dc:creator>claude Leloup</dc:creator>
              <dc:date>2020-03-01T20:58:00</dc:date>
            </office:change-info>
          </text:insertion>
        </text:changed-region>
        <text:changed-region xml:id="ct466376272" text:id="ct466376272">
          <text:deletion>
            <office:change-info>
              <dc:creator>claude Leloup</dc:creator>
              <dc:date>2020-03-01T20:58:00</dc:date>
            </office:change-info>
            <text:p text:style-name="Standard"><text:span text:style-name="T2">et</text:span></text:p>
          </text:deletion>
        </text:changed-region>
        <text:changed-region xml:id="ct466377392" text:id="ct466377392">
          <text:insertion>
            <office:change-info>
              <dc:creator>claude Leloup</dc:creator>
              <dc:date>2020-03-01T20:58:00</dc:date>
            </office:change-info>
          </text:insertion>
        </text:changed-region>
        <text:changed-region xml:id="ct466375040" text:id="ct466375040">
          <text:deletion>
            <office:change-info>
              <dc:creator>claude Leloup</dc:creator>
              <dc:date>2020-03-01T20:58:00</dc:date>
            </office:change-info>
            <text:h text:style-name="Heading_20_2" text:outline-level="2"><text:span text:style-name="T2">api</text:span></text:h>
          </text:deletion>
        </text:changed-region>
        <text:changed-region xml:id="ct466369776" text:id="ct466369776">
          <text:insertion>
            <office:change-info>
              <dc:creator>claude Leloup</dc:creator>
              <dc:date>2020-03-01T20:58:00</dc:date>
            </office:change-info>
          </text:insertion>
        </text:changed-region>
        <text:changed-region xml:id="ct466377728" text:id="ct466377728">
          <text:deletion>
            <office:change-info>
              <dc:creator>claude Leloup</dc:creator>
              <dc:date>2020-03-01T20:59:00</dc:date>
            </office:change-info>
            <text:p text:style-name="Standard">api</text:p>
          </text:deletion>
        </text:changed-region>
        <text:changed-region xml:id="ct466375936" text:id="ct466375936">
          <text:insertion>
            <office:change-info>
              <dc:creator>claude Leloup</dc:creator>
              <dc:date>2020-03-01T20:59:00</dc:date>
            </office:change-info>
          </text:insertion>
        </text:changed-region>
        <text:changed-region xml:id="ct466376160" text:id="ct466376160">
          <text:insertion>
            <office:change-info>
              <dc:creator>claude Leloup</dc:creator>
              <dc:date>2020-03-01T20:59:00</dc:date>
            </office:change-info>
          </text:insertion>
        </text:changed-region>
        <text:changed-region xml:id="ct466376384" text:id="ct466376384">
          <text:insertion>
            <office:change-info>
              <dc:creator>claude Leloup</dc:creator>
              <dc:date>2020-03-01T20:59:00</dc:date>
            </office:change-info>
          </text:insertion>
        </text:changed-region>
        <text:changed-region xml:id="ct466377952" text:id="ct466377952">
          <text:deletion>
            <office:change-info>
              <dc:creator>claude Leloup</dc:creator>
              <dc:date>2020-03-01T20:59:00</dc:date>
            </office:change-info>
            <text:p text:style-name="Standard">e</text:p>
          </text:deletion>
        </text:changed-region>
        <text:changed-region xml:id="ct466378176" text:id="ct466378176">
          <text:insertion>
            <office:change-info>
              <dc:creator>claude Leloup</dc:creator>
              <dc:date>2020-03-01T20:59:00</dc:date>
            </office:change-info>
          </text:insertion>
        </text:changed-region>
        <text:changed-region xml:id="ct466374928" text:id="ct466374928">
          <text:deletion>
            <office:change-info>
              <dc:creator>claude Leloup</dc:creator>
              <dc:date>2020-03-01T20:59:00</dc:date>
            </office:change-info>
            <text:p text:style-name="Standard"><text:span text:style-name="T2">O</text:span></text:p>
          </text:deletion>
        </text:changed-region>
        <text:changed-region xml:id="ct466374704" text:id="ct466374704">
          <text:insertion>
            <office:change-info>
              <dc:creator>claude Leloup</dc:creator>
              <dc:date>2020-03-01T20:59:00</dc:date>
            </office:change-info>
          </text:insertion>
        </text:changed-region>
        <text:changed-region xml:id="ct466374816" text:id="ct466374816">
          <text:insertion>
            <office:change-info>
              <dc:creator>claude Leloup</dc:creator>
              <dc:date>2020-03-01T21:00:00</dc:date>
            </office:change-info>
          </text:insertion>
        </text:changed-region>
        <text:changed-region xml:id="ct466381648" text:id="ct466381648">
          <text:deletion>
            <office:change-info>
              <dc:creator>claude Leloup</dc:creator>
              <dc:date>2020-03-01T21:00:00</dc:date>
            </office:change-info>
            <text:p text:style-name="Standard"><text:span text:style-name="T2">er</text:span></text:p>
          </text:deletion>
        </text:changed-region>
        <text:changed-region xml:id="ct466378512" text:id="ct466378512">
          <text:deletion>
            <office:change-info>
              <dc:creator>claude Leloup</dc:creator>
              <dc:date>2020-03-01T21:00:00</dc:date>
            </office:change-info>
            <text:p text:style-name="Standard">A</text:p>
          </text:deletion>
        </text:changed-region>
        <text:changed-region xml:id="ct466381200" text:id="ct466381200">
          <text:insertion>
            <office:change-info>
              <dc:creator>claude Leloup</dc:creator>
              <dc:date>2020-03-01T21:00:00</dc:date>
            </office:change-info>
          </text:insertion>
        </text:changed-region>
        <text:changed-region xml:id="ct466380304" text:id="ct466380304">
          <text:deletion>
            <office:change-info>
              <dc:creator>claude Leloup</dc:creator>
              <dc:date>2020-03-01T21:00:00</dc:date>
            </office:change-info>
            <text:p text:style-name="Standard">api</text:p>
          </text:deletion>
        </text:changed-region>
        <text:changed-region xml:id="ct466378736" text:id="ct466378736">
          <text:insertion>
            <office:change-info>
              <dc:creator>claude Leloup</dc:creator>
              <dc:date>2020-03-01T21:00:00</dc:date>
            </office:change-info>
          </text:insertion>
        </text:changed-region>
        <text:changed-region xml:id="ct466381760" text:id="ct466381760">
          <text:insertion>
            <office:change-info>
              <dc:creator>claude Leloup</dc:creator>
              <dc:date>2020-03-01T21:01:00</dc:date>
            </office:change-info>
          </text:insertion>
        </text:changed-region>
        <text:changed-region xml:id="ct466380192" text:id="ct466380192">
          <text:deletion>
            <office:change-info>
              <dc:creator>claude Leloup</dc:creator>
              <dc:date>2020-03-01T21:01:00</dc:date>
            </office:change-info>
            <text:p text:style-name="Standard"><text:span text:style-name="T2">à</text:span></text:p>
          </text:deletion>
        </text:changed-region>
        <text:changed-region xml:id="ct466378288" text:id="ct466378288">
          <text:deletion>
            <office:change-info>
              <dc:creator>claude Leloup</dc:creator>
              <dc:date>2020-03-01T21:01:00</dc:date>
            </office:change-info>
            <text:p text:style-name="Standard"><text:s/>pour</text:p>
          </text:deletion>
        </text:changed-region>
        <text:changed-region xml:id="ct466380080" text:id="ct466380080">
          <text:deletion>
            <office:change-info>
              <dc:creator>claude Leloup</dc:creator>
              <dc:date>2020-03-01T21:02:00</dc:date>
            </office:change-info>
            <text:p text:style-name="Standard">r</text:p>
          </text:deletion>
        </text:changed-region>
        <text:changed-region xml:id="ct466378624" text:id="ct466378624">
          <text:insertion>
            <office:change-info>
              <dc:creator>claude Leloup</dc:creator>
              <dc:date>2020-03-01T21:02:00</dc:date>
            </office:change-info>
          </text:insertion>
        </text:changed-region>
        <text:changed-region xml:id="ct466391056" text:id="ct466391056">
          <text:deletion>
            <office:change-info>
              <dc:creator>claude Leloup</dc:creator>
              <dc:date>2020-03-01T21:02:00</dc:date>
            </office:change-info>
            <text:p text:style-name="Standard">librairie</text:p>
          </text:deletion>
        </text:changed-region>
        <text:changed-region xml:id="ct466389936" text:id="ct466389936">
          <text:insertion>
            <office:change-info>
              <dc:creator>claude Leloup</dc:creator>
              <dc:date>2020-03-01T21:02:00</dc:date>
            </office:change-info>
          </text:insertion>
        </text:changed-region>
        <text:changed-region xml:id="ct466378848" text:id="ct466378848">
          <text:insertion>
            <office:change-info>
              <dc:creator>claude Leloup</dc:creator>
              <dc:date>2020-03-01T21:03:00</dc:date>
            </office:change-info>
          </text:insertion>
        </text:changed-region>
        <text:changed-region xml:id="ct466378400" text:id="ct466378400">
          <text:deletion>
            <office:change-info>
              <dc:creator>claude Leloup</dc:creator>
              <dc:date>2020-03-01T21:03:00</dc:date>
            </office:change-info>
            <text:p text:style-name="Standard"><text:span text:style-name="T2">e</text:span></text:p>
          </text:deletion>
        </text:changed-region>
        <text:changed-region xml:id="ct466379184" text:id="ct466379184">
          <text:insertion>
            <office:change-info>
              <dc:creator>claude Leloup</dc:creator>
              <dc:date>2020-03-01T21:03:00</dc:date>
            </office:change-info>
          </text:insertion>
        </text:changed-region>
        <text:changed-region xml:id="ct420656704" text:id="ct420656704">
          <text:insertion>
            <office:change-info>
              <dc:creator>claude Leloup</dc:creator>
              <dc:date>2020-03-01T21:03:00</dc:date>
            </office:change-info>
          </text:insertion>
        </text:changed-region>
        <text:changed-region xml:id="ct420658160" text:id="ct420658160">
          <text:insertion>
            <office:change-info>
              <dc:creator>claude Leloup</dc:creator>
              <dc:date>2020-03-01T21:03:00</dc:date>
            </office:change-info>
          </text:insertion>
        </text:changed-region>
        <text:changed-region xml:id="ct420658272" text:id="ct420658272">
          <text:insertion>
            <office:change-info>
              <dc:creator>claude Leloup</dc:creator>
              <dc:date>2020-03-01T21:03:00</dc:date>
            </office:change-info>
          </text:insertion>
        </text:changed-region>
        <text:changed-region xml:id="ct420657488" text:id="ct420657488">
          <text:insertion>
            <office:change-info>
              <dc:creator>claude Leloup</dc:creator>
              <dc:date>2020-03-01T21:03:00</dc:date>
            </office:change-info>
          </text:insertion>
        </text:changed-region>
        <text:changed-region xml:id="ct420658384" text:id="ct420658384">
          <text:insertion>
            <office:change-info>
              <dc:creator>claude Leloup</dc:creator>
              <dc:date>2020-03-01T21:03:00</dc:date>
            </office:change-info>
          </text:insertion>
        </text:changed-region>
        <text:changed-region xml:id="ct420659056" text:id="ct420659056">
          <text:insertion>
            <office:change-info>
              <dc:creator>claude Leloup</dc:creator>
              <dc:date>2020-03-01T21:04:00</dc:date>
            </office:change-info>
          </text:insertion>
        </text:changed-region>
        <text:changed-region xml:id="ct420658832" text:id="ct420658832">
          <text:insertion>
            <office:change-info>
              <dc:creator>claude Leloup</dc:creator>
              <dc:date>2020-03-01T21:04:00</dc:date>
            </office:change-info>
          </text:insertion>
        </text:changed-region>
        <text:changed-region xml:id="ct466389264" text:id="ct466389264">
          <text:deletion>
            <office:change-info>
              <dc:creator>claude Leloup</dc:creator>
              <dc:date>2020-03-01T21:02:00</dc:date>
            </office:change-info>
            <text:p text:style-name="Standard">librairie</text:p>
          </text:deletion>
        </text:changed-region>
        <text:changed-region xml:id="ct466391504" text:id="ct466391504">
          <text:insertion>
            <office:change-info>
              <dc:creator>claude Leloup</dc:creator>
              <dc:date>2020-03-01T21:02:00</dc:date>
            </office:change-info>
          </text:insertion>
        </text:changed-region>
        <text:changed-region xml:id="ct420658944" text:id="ct420658944">
          <text:deletion>
            <office:change-info>
              <dc:creator>claude Leloup</dc:creator>
              <dc:date>2020-03-01T21:04:00</dc:date>
            </office:change-info>
            <text:p text:style-name="Standard">r</text:p>
          </text:deletion>
        </text:changed-region>
        <text:changed-region xml:id="ct420659392" text:id="ct420659392">
          <text:insertion>
            <office:change-info>
              <dc:creator>claude Leloup</dc:creator>
              <dc:date>2020-03-01T21:04:00</dc:date>
            </office:change-info>
          </text:insertion>
        </text:changed-region>
        <text:changed-region xml:id="ct420657712" text:id="ct420657712">
          <text:deletion>
            <office:change-info>
              <dc:creator>claude Leloup</dc:creator>
              <dc:date>2020-03-01T21:04:00</dc:date>
            </office:change-info>
            <text:p text:style-name="Standard"><text:span text:style-name="T2">p</text:span></text:p>
          </text:deletion>
        </text:changed-region>
        <text:changed-region xml:id="ct420659616" text:id="ct420659616">
          <text:insertion>
            <office:change-info>
              <dc:creator>claude Leloup</dc:creator>
              <dc:date>2020-03-01T21:04:00</dc:date>
            </office:change-info>
          </text:insertion>
        </text:changed-region>
        <text:changed-region xml:id="ct420659504" text:id="ct420659504">
          <text:deletion>
            <office:change-info>
              <dc:creator>claude Leloup</dc:creator>
              <dc:date>2020-03-01T21:04:00</dc:date>
            </office:change-info>
            <text:p text:style-name="Standard"><text:span text:style-name="T2">2</text:span></text:p>
          </text:deletion>
        </text:changed-region>
        <text:changed-region xml:id="ct420659728" text:id="ct420659728">
          <text:insertion>
            <office:change-info>
              <dc:creator>claude Leloup</dc:creator>
              <dc:date>2020-03-01T21:04:00</dc:date>
            </office:change-info>
          </text:insertion>
        </text:changed-region>
        <text:changed-region xml:id="ct420662752" text:id="ct420662752">
          <text:insertion>
            <office:change-info>
              <dc:creator>claude Leloup</dc:creator>
              <dc:date>2020-03-01T21:04:00</dc:date>
            </office:change-info>
          </text:insertion>
        </text:changed-region>
        <text:changed-region xml:id="ct420657040" text:id="ct420657040">
          <text:insertion>
            <office:change-info>
              <dc:creator>claude Leloup</dc:creator>
              <dc:date>2020-03-01T21:05:00</dc:date>
            </office:change-info>
          </text:insertion>
        </text:changed-region>
        <text:changed-region xml:id="ct420661296" text:id="ct420661296">
          <text:deletion>
            <office:change-info>
              <dc:creator>claude Leloup</dc:creator>
              <dc:date>2020-03-01T21:05:00</dc:date>
            </office:change-info>
            <text:p text:style-name="Standard">alternative</text:p>
          </text:deletion>
        </text:changed-region>
        <text:changed-region xml:id="ct420663312" text:id="ct420663312">
          <text:insertion>
            <office:change-info>
              <dc:creator>claude Leloup</dc:creator>
              <dc:date>2020-03-01T21:05:00</dc:date>
            </office:change-info>
          </text:insertion>
        </text:changed-region>
        <text:changed-region xml:id="ct420662528" text:id="ct420662528">
          <text:insertion>
            <office:change-info>
              <dc:creator>claude Leloup</dc:creator>
              <dc:date>2020-03-01T21:05:00</dc:date>
            </office:change-info>
          </text:insertion>
        </text:changed-region>
        <text:changed-region xml:id="ct420660288" text:id="ct420660288">
          <text:deletion>
            <office:change-info>
              <dc:creator>claude Leloup</dc:creator>
              <dc:date>2020-03-01T21:05:00</dc:date>
            </office:change-info>
            <text:p text:style-name="Standard"><text:span text:style-name="T2">g</text:span></text:p>
          </text:deletion>
        </text:changed-region>
        <text:changed-region xml:id="ct420662080" text:id="ct420662080">
          <text:insertion>
            <office:change-info>
              <dc:creator>claude Leloup</dc:creator>
              <dc:date>2020-03-01T21:05:00</dc:date>
            </office:change-info>
          </text:insertion>
        </text:changed-region>
        <text:changed-region xml:id="ct420661856" text:id="ct420661856">
          <text:deletion>
            <office:change-info>
              <dc:creator>claude Leloup</dc:creator>
              <dc:date>2020-03-01T21:05:00</dc:date>
            </office:change-info>
            <text:p text:style-name="Standard"><text:span text:style-name="T2">c</text:span></text:p>
          </text:deletion>
        </text:changed-region>
        <text:changed-region xml:id="ct420659840" text:id="ct420659840">
          <text:deletion>
            <office:change-info>
              <dc:creator>claude Leloup</dc:creator>
              <dc:date>2020-03-01T21:06:00</dc:date>
            </office:change-info>
            <text:p text:style-name="Standard">4</text:p>
          </text:deletion>
        </text:changed-region>
        <text:changed-region xml:id="ct420662304" text:id="ct420662304">
          <text:insertion>
            <office:change-info>
              <dc:creator>claude Leloup</dc:creator>
              <dc:date>2020-03-01T21:06:00</dc:date>
            </office:change-info>
          </text:insertion>
        </text:changed-region>
        <text:changed-region xml:id="ct420665328" text:id="ct420665328">
          <text:insertion>
            <office:change-info>
              <dc:creator>claude Leloup</dc:creator>
              <dc:date>2020-03-01T21:06:00</dc:date>
            </office:change-info>
          </text:insertion>
        </text:changed-region>
        <text:changed-region xml:id="ct420662416" text:id="ct420662416">
          <text:deletion>
            <office:change-info>
              <dc:creator>claude Leloup</dc:creator>
              <dc:date>2020-03-01T21:06:00</dc:date>
            </office:change-info>
            <text:p text:style-name="Standard"><text:span text:style-name="T2">a</text:span></text:p>
          </text:deletion>
        </text:changed-region>
        <text:changed-region xml:id="ct420663424" text:id="ct420663424">
          <text:insertion>
            <office:change-info>
              <dc:creator>claude Leloup</dc:creator>
              <dc:date>2020-03-01T21:07:00</dc:date>
            </office:change-info>
          </text:insertion>
        </text:changed-region>
        <text:changed-region xml:id="ct420663760" text:id="ct420663760">
          <text:insertion>
            <office:change-info>
              <dc:creator>claude Leloup</dc:creator>
              <dc:date>2020-03-01T21:07:00</dc:date>
            </office:change-info>
          </text:insertion>
        </text:changed-region>
        <text:changed-region xml:id="ct420665888" text:id="ct420665888">
          <text:insertion>
            <office:change-info>
              <dc:creator>claude Leloup</dc:creator>
              <dc:date>2020-03-01T21:07:00</dc:date>
            </office:change-info>
          </text:insertion>
        </text:changed-region>
        <text:changed-region xml:id="ct466390496" text:id="ct466390496">
          <text:deletion>
            <office:change-info>
              <dc:creator>claude Leloup</dc:creator>
              <dc:date>2020-03-01T21:02:00</dc:date>
            </office:change-info>
            <text:p text:style-name="Standard">librairie</text:p>
          </text:deletion>
        </text:changed-region>
        <text:changed-region xml:id="ct466391168" text:id="ct466391168">
          <text:insertion>
            <office:change-info>
              <dc:creator>claude Leloup</dc:creator>
              <dc:date>2020-03-01T21:02:00</dc:date>
            </office:change-info>
          </text:insertion>
        </text:changed-region>
        <text:changed-region xml:id="ct420664320" text:id="ct420664320">
          <text:insertion>
            <office:change-info>
              <dc:creator>claude Leloup</dc:creator>
              <dc:date>2020-03-01T21:07:00</dc:date>
            </office:change-info>
          </text:insertion>
        </text:changed-region>
        <text:changed-region xml:id="ct420665552" text:id="ct420665552">
          <text:deletion>
            <office:change-info>
              <dc:creator>claude Leloup</dc:creator>
              <dc:date>2020-03-01T21:07:00</dc:date>
            </office:change-info>
            <text:p text:style-name="Standard"><text:span text:style-name="T2">l</text:span></text:p>
          </text:deletion>
        </text:changed-region>
        <text:changed-region xml:id="ct420664432" text:id="ct420664432">
          <text:deletion>
            <office:change-info>
              <dc:creator>claude Leloup</dc:creator>
              <dc:date>2020-03-01T21:07:00</dc:date>
            </office:change-info>
            <text:p text:style-name="Standard">e</text:p>
          </text:deletion>
        </text:changed-region>
        <text:changed-region xml:id="ct420667568" text:id="ct420667568">
          <text:insertion>
            <office:change-info>
              <dc:creator>claude Leloup</dc:creator>
              <dc:date>2020-03-01T21:08:00</dc:date>
            </office:change-info>
          </text:insertion>
        </text:changed-region>
        <text:changed-region xml:id="ct420666336" text:id="ct420666336">
          <text:deletion>
            <office:change-info>
              <dc:creator>claude Leloup</dc:creator>
              <dc:date>2020-03-01T21:08:00</dc:date>
            </office:change-info>
            <text:p text:style-name="Standard"><text:span text:style-name="T2">é</text:span></text:p>
          </text:deletion>
        </text:changed-region>
        <text:changed-region xml:id="ct420667232" text:id="ct420667232">
          <text:insertion>
            <office:change-info>
              <dc:creator>claude Leloup</dc:creator>
              <dc:date>2020-03-01T21:08:00</dc:date>
            </office:change-info>
          </text:insertion>
        </text:changed-region>
        <text:changed-region xml:id="ct420668240" text:id="ct420668240">
          <text:insertion>
            <office:change-info>
              <dc:creator>claude Leloup</dc:creator>
              <dc:date>2020-03-01T21:08:00</dc:date>
            </office:change-info>
          </text:insertion>
        </text:changed-region>
        <text:changed-region xml:id="ct420667680" text:id="ct420667680">
          <text:deletion>
            <office:change-info>
              <dc:creator>claude Leloup</dc:creator>
              <dc:date>2020-03-01T21:08:00</dc:date>
            </office:change-info>
            <text:p text:style-name="Standard"><text:span text:style-name="T2">é</text:span></text:p>
          </text:deletion>
        </text:changed-region>
        <text:changed-region xml:id="ct420668352" text:id="ct420668352">
          <text:insertion>
            <office:change-info>
              <dc:creator>claude Leloup</dc:creator>
              <dc:date>2020-03-01T21:08:00</dc:date>
            </office:change-info>
          </text:insertion>
        </text:changed-region>
        <text:changed-region xml:id="ct420667008" text:id="ct420667008">
          <text:deletion>
            <office:change-info>
              <dc:creator>claude Leloup</dc:creator>
              <dc:date>2020-03-01T21:08:00</dc:date>
            </office:change-info>
            <text:p text:style-name="Standard"><text:span text:style-name="T2">û</text:span></text:p>
          </text:deletion>
        </text:changed-region>
        <text:changed-region xml:id="ct420668464" text:id="ct420668464">
          <text:insertion>
            <office:change-info>
              <dc:creator>claude Leloup</dc:creator>
              <dc:date>2020-03-01T21:08:00</dc:date>
            </office:change-info>
          </text:insertion>
        </text:changed-region>
        <text:changed-region xml:id="ct420667120" text:id="ct420667120">
          <text:insertion>
            <office:change-info>
              <dc:creator>claude Leloup</dc:creator>
              <dc:date>2020-03-01T21:09:00</dc:date>
            </office:change-info>
          </text:insertion>
        </text:changed-region>
        <text:changed-region xml:id="ct420667456" text:id="ct420667456">
          <text:insertion>
            <office:change-info>
              <dc:creator>claude Leloup</dc:creator>
              <dc:date>2020-03-01T21:09:00</dc:date>
            </office:change-info>
          </text:insertion>
        </text:changed-region>
        <text:changed-region xml:id="ct420667344" text:id="ct420667344">
          <text:deletion>
            <office:change-info>
              <dc:creator>claude Leloup</dc:creator>
              <dc:date>2020-03-01T21:09:00</dc:date>
            </office:change-info>
            <text:p text:style-name="Standard"><text:span text:style-name="T2">l</text:span></text:p>
          </text:deletion>
        </text:changed-region>
        <text:changed-region xml:id="ct420667792" text:id="ct420667792">
          <text:insertion>
            <office:change-info>
              <dc:creator>claude Leloup</dc:creator>
              <dc:date>2020-03-01T21:09:00</dc:date>
            </office:change-info>
          </text:insertion>
        </text:changed-region>
        <text:changed-region xml:id="ct420667904" text:id="ct420667904">
          <text:insertion>
            <office:change-info>
              <dc:creator>claude Leloup</dc:creator>
              <dc:date>2020-03-01T21:10:00</dc:date>
            </office:change-info>
          </text:insertion>
        </text:changed-region>
        <text:changed-region xml:id="ct420668016" text:id="ct420668016">
          <text:insertion>
            <office:change-info>
              <dc:creator>claude Leloup</dc:creator>
              <dc:date>2020-03-01T21:10:00</dc:date>
            </office:change-info>
          </text:insertion>
        </text:changed-region>
        <text:changed-region xml:id="ct420668128" text:id="ct420668128">
          <text:insertion>
            <office:change-info>
              <dc:creator>claude Leloup</dc:creator>
              <dc:date>2020-03-01T21:10:00</dc:date>
            </office:change-info>
          </text:insertion>
        </text:changed-region>
        <text:changed-region xml:id="ct420668800" text:id="ct420668800">
          <text:deletion>
            <office:change-info>
              <dc:creator>claude Leloup</dc:creator>
              <dc:date>2020-03-01T21:10:00</dc:date>
            </office:change-info>
            <text:p text:style-name="Standard">.</text:p>
          </text:deletion>
        </text:changed-region>
        <text:changed-region xml:id="ct420668576" text:id="ct420668576">
          <text:deletion>
            <office:change-info>
              <dc:creator>claude Leloup</dc:creator>
              <dc:date>2020-03-01T21:10:00</dc:date>
            </office:change-info>
            <text:p text:style-name="Standard">apis.</text:p>
          </text:deletion>
        </text:changed-region>
        <text:changed-region xml:id="ct420668688" text:id="ct420668688">
          <text:insertion>
            <office:change-info>
              <dc:creator>claude Leloup</dc:creator>
              <dc:date>2020-03-01T21:10:00</dc:date>
            </office:change-info>
          </text:insertion>
        </text:changed-region>
        <text:changed-region xml:id="ct420655584" text:id="ct420655584">
          <text:insertion>
            <office:change-info>
              <dc:creator>claude Leloup</dc:creator>
              <dc:date>2020-03-01T21:10:00</dc:date>
            </office:change-info>
          </text:insertion>
        </text:changed-region>
        <text:changed-region xml:id="ct420654912" text:id="ct420654912">
          <text:deletion>
            <office:change-info>
              <dc:creator>claude Leloup</dc:creator>
              <dc:date>2020-03-01T21:11:00</dc:date>
            </office:change-info>
            <text:p text:style-name="Standard">e</text:p>
          </text:deletion>
        </text:changed-region>
        <text:changed-region xml:id="ct420654688" text:id="ct420654688">
          <text:deletion>
            <office:change-info>
              <dc:creator>claude Leloup</dc:creator>
              <dc:date>2020-03-01T21:11:00</dc:date>
            </office:change-info>
            <text:p text:style-name="Standard">api</text:p>
          </text:deletion>
        </text:changed-region>
        <text:changed-region xml:id="ct420656144" text:id="ct420656144">
          <text:insertion>
            <office:change-info>
              <dc:creator>claude Leloup</dc:creator>
              <dc:date>2020-03-01T21:11:00</dc:date>
            </office:change-info>
          </text:insertion>
        </text:changed-region>
        <text:changed-region xml:id="ct420655696" text:id="ct420655696">
          <text:insertion>
            <office:change-info>
              <dc:creator>claude Leloup</dc:creator>
              <dc:date>2020-03-01T21:11:00</dc:date>
            </office:change-info>
          </text:insertion>
        </text:changed-region>
        <text:changed-region xml:id="ct420655024" text:id="ct420655024">
          <text:deletion>
            <office:change-info>
              <dc:creator>claude Leloup</dc:creator>
              <dc:date>2020-03-01T21:11:00</dc:date>
            </office:change-info>
            <text:p text:style-name="Standard"><text:s/></text:p>
          </text:deletion>
        </text:changed-region>
        <text:changed-region xml:id="ct420653120" text:id="ct420653120">
          <text:insertion>
            <office:change-info>
              <dc:creator>claude Leloup</dc:creator>
              <dc:date>2020-03-01T21:11:00</dc:date>
            </office:change-info>
          </text:insertion>
        </text:changed-region>
        <text:changed-region xml:id="ct420655360" text:id="ct420655360">
          <text:deletion>
            <office:change-info>
              <dc:creator>claude Leloup</dc:creator>
              <dc:date>2020-03-01T21:11:00</dc:date>
            </office:change-info>
            <text:p text:style-name="Standard"><text:span text:style-name="T2">t</text:span></text:p>
          </text:deletion>
        </text:changed-region>
        <text:changed-region xml:id="ct420654240" text:id="ct420654240">
          <text:insertion>
            <office:change-info>
              <dc:creator>claude Leloup</dc:creator>
              <dc:date>2020-03-01T21:11:00</dc:date>
            </office:change-info>
          </text:insertion>
        </text:changed-region>
        <text:changed-region xml:id="ct420655920" text:id="ct420655920">
          <text:deletion>
            <office:change-info>
              <dc:creator>claude Leloup</dc:creator>
              <dc:date>2020-03-01T21:11:00</dc:date>
            </office:change-info>
            <text:p text:style-name="Standard"><text:span text:style-name="T2">el</text:span></text:p>
          </text:deletion>
        </text:changed-region>
        <text:changed-region xml:id="ct420655136" text:id="ct420655136">
          <text:insertion>
            <office:change-info>
              <dc:creator>claude Leloup</dc:creator>
              <dc:date>2020-03-01T21:11:00</dc:date>
            </office:change-info>
          </text:insertion>
        </text:changed-region>
        <text:changed-region xml:id="ct420654352" text:id="ct420654352">
          <text:insertion>
            <office:change-info>
              <dc:creator>claude Leloup</dc:creator>
              <dc:date>2020-03-01T21:12:00</dc:date>
            </office:change-info>
          </text:insertion>
        </text:changed-region>
        <text:changed-region xml:id="ct420652672" text:id="ct420652672">
          <text:insertion>
            <office:change-info>
              <dc:creator>claude Leloup</dc:creator>
              <dc:date>2020-03-01T21:12:00</dc:date>
            </office:change-info>
          </text:insertion>
        </text:changed-region>
        <text:changed-region xml:id="ct420655248" text:id="ct420655248">
          <text:deletion>
            <office:change-info>
              <dc:creator>claude Leloup</dc:creator>
              <dc:date>2020-03-01T21:12:00</dc:date>
            </office:change-info>
            <text:p text:style-name="Standard">,</text:p>
          </text:deletion>
        </text:changed-region>
        <text:changed-region xml:id="ct420655808" text:id="ct420655808">
          <text:deletion>
            <office:change-info>
              <dc:creator>claude Leloup</dc:creator>
              <dc:date>2020-03-01T21:12:00</dc:date>
            </office:change-info>
            <text:p text:style-name="Standard">api</text:p>
          </text:deletion>
        </text:changed-region>
        <text:changed-region xml:id="ct420652784" text:id="ct420652784">
          <text:insertion>
            <office:change-info>
              <dc:creator>claude Leloup</dc:creator>
              <dc:date>2020-03-01T21:12:00</dc:date>
            </office:change-info>
          </text:insertion>
        </text:changed-region>
        <text:changed-region xml:id="ct420652896" text:id="ct420652896">
          <text:insertion>
            <office:change-info>
              <dc:creator>claude Leloup</dc:creator>
              <dc:date>2020-03-01T21:13:00</dc:date>
            </office:change-info>
          </text:insertion>
        </text:changed-region>
        <text:changed-region xml:id="ct420654576" text:id="ct420654576">
          <text:insertion>
            <office:change-info>
              <dc:creator>claude Leloup</dc:creator>
              <dc:date>2020-03-01T21:13:00</dc:date>
            </office:change-info>
          </text:insertion>
        </text:changed-region>
        <text:changed-region xml:id="ct466368880" text:id="ct466368880">
          <text:insertion>
            <office:change-info>
              <dc:creator>claude Leloup</dc:creator>
              <dc:date>2020-03-01T21:14:00</dc:date>
            </office:change-info>
          </text:insertion>
        </text:changed-region>
        <text:changed-region xml:id="ct466379520" text:id="ct466379520">
          <text:deletion>
            <office:change-info>
              <dc:creator>claude Leloup</dc:creator>
              <dc:date>2020-03-01T21:13:00</dc:date>
            </office:change-info>
            <text:p text:style-name="Standard"><text:span text:style-name="T3">er</text:span></text:p>
          </text:deletion>
        </text:changed-region>
        <text:changed-region xml:id="ct466380528" text:id="ct466380528">
          <text:insertion>
            <office:change-info>
              <dc:creator>claude Leloup</dc:creator>
              <dc:date>2020-03-01T21:14:00</dc:date>
            </office:change-info>
          </text:insertion>
        </text:changed-region>
        <text:changed-region xml:id="ct466379744" text:id="ct466379744">
          <text:deletion>
            <office:change-info>
              <dc:creator>claude Leloup</dc:creator>
              <dc:date>2020-03-01T21:14:00</dc:date>
            </office:change-info>
            <text:p text:style-name="Standard"><text:span text:style-name="T3">er</text:span></text:p>
          </text:deletion>
        </text:changed-region>
        <text:changed-region xml:id="ct466379856" text:id="ct466379856">
          <text:deletion>
            <office:change-info>
              <dc:creator>claude Leloup</dc:creator>
              <dc:date>2020-03-01T21:14:00</dc:date>
            </office:change-info>
            <text:p text:style-name="Standard">* </text:p>
          </text:deletion>
        </text:changed-region>
        <text:changed-region xml:id="ct466379632" text:id="ct466379632">
          <text:insertion>
            <office:change-info>
              <dc:creator>claude Leloup</dc:creator>
              <dc:date>2020-03-01T21:14:00</dc:date>
            </office:change-info>
          </text:insertion>
        </text:changed-region>
        <text:changed-region xml:id="ct234389520" text:id="ct234389520">
          <text:deletion>
            <office:change-info>
              <dc:creator>claude Leloup</dc:creator>
              <dc:date>2020-03-01T21:15:00</dc:date>
            </office:change-info>
            <text:p text:style-name="Standard">libraries</text:p>
          </text:deletion>
        </text:changed-region>
        <text:changed-region xml:id="ct234389856" text:id="ct234389856">
          <text:insertion>
            <office:change-info>
              <dc:creator>claude Leloup</dc:creator>
              <dc:date>2020-03-01T21:15:00</dc:date>
            </office:change-info>
          </text:insertion>
        </text:changed-region>
        <text:changed-region xml:id="ct466383664" text:id="ct466383664">
          <text:insertion>
            <office:change-info>
              <dc:creator>claude Leloup</dc:creator>
              <dc:date>2020-03-01T21:15:00</dc:date>
            </office:change-info>
          </text:insertion>
        </text:changed-region>
        <text:changed-region xml:id="ct466382880" text:id="ct466382880">
          <text:deletion>
            <office:change-info>
              <dc:creator>claude Leloup</dc:creator>
              <dc:date>2020-03-01T21:15:00</dc:date>
            </office:change-info>
            <text:p text:style-name="Standard"><text:span text:style-name="T3">p</text:span></text:p>
          </text:deletion>
        </text:changed-region>
        <text:changed-region xml:id="ct466384224" text:id="ct466384224">
          <text:insertion>
            <office:change-info>
              <dc:creator>claude Leloup</dc:creator>
              <dc:date>2020-03-01T21:15:00</dc:date>
            </office:change-info>
          </text:insertion>
        </text:changed-region>
        <text:changed-region xml:id="ct233261696" text:id="ct233261696">
          <text:insertion>
            <office:change-info>
              <dc:creator>claude Leloup</dc:creator>
              <dc:date>2020-03-01T21:15:00</dc:date>
            </office:change-info>
          </text:insertion>
        </text:changed-region>
        <text:changed-region xml:id="ct466386912" text:id="ct466386912">
          <text:insertion>
            <office:change-info>
              <dc:creator>claude Leloup</dc:creator>
              <dc:date>2020-03-01T21:15:00</dc:date>
            </office:change-info>
          </text:insertion>
        </text:changed-region>
        <text:changed-region xml:id="ct466388480" text:id="ct466388480">
          <text:deletion>
            <office:change-info>
              <dc:creator>claude Leloup</dc:creator>
              <dc:date>2020-03-01T21:15:00</dc:date>
            </office:change-info>
            <text:p text:style-name="Standard"><text:span text:style-name="T3">a</text:span></text:p>
          </text:deletion>
        </text:changed-region>
        <text:changed-region xml:id="ct466391280" text:id="ct466391280">
          <text:insertion>
            <office:change-info>
              <dc:creator>claude Leloup</dc:creator>
              <dc:date>2020-03-01T21:16:00</dc:date>
            </office:change-info>
          </text:insertion>
        </text:changed-region>
        <text:changed-region xml:id="ct466387472" text:id="ct466387472">
          <text:deletion>
            <office:change-info>
              <dc:creator>claude Leloup</dc:creator>
              <dc:date>2020-03-01T21:16:00</dc:date>
            </office:change-info>
            <text:p text:style-name="Standard"><text:span text:style-name="T3">d</text:span></text:p>
          </text:deletion>
        </text:changed-region>
        <text:changed-region xml:id="ct233262032" text:id="ct233262032">
          <text:insertion>
            <office:change-info>
              <dc:creator>claude Leloup</dc:creator>
              <dc:date>2020-03-01T21:16:00</dc:date>
            </office:change-info>
          </text:insertion>
        </text:changed-region>
        <text:changed-region xml:id="ct233261808" text:id="ct233261808">
          <text:deletion>
            <office:change-info>
              <dc:creator>claude Leloup</dc:creator>
              <dc:date>2020-03-01T21:16:00</dc:date>
            </office:change-info>
            <text:p text:style-name="Standard"><text:span text:style-name="T3">a</text:span></text:p>
          </text:deletion>
        </text:changed-region>
        <text:changed-region xml:id="ct233262256" text:id="ct233262256">
          <text:insertion>
            <office:change-info>
              <dc:creator>claude Leloup</dc:creator>
              <dc:date>2020-03-01T21:16:00</dc:date>
            </office:change-info>
          </text:insertion>
        </text:changed-region>
        <text:changed-region xml:id="ct466362272" text:id="ct466362272">
          <text:deletion>
            <office:change-info>
              <dc:creator>claude Leloup</dc:creator>
              <dc:date>2020-03-01T21:16:00</dc:date>
            </office:change-info>
            <text:p text:style-name="Standard"><text:span text:style-name="T3">u</text:span></text:p>
          </text:deletion>
        </text:changed-region>
        <text:changed-region xml:id="ct234392432" text:id="ct234392432">
          <text:insertion>
            <office:change-info>
              <dc:creator>claude Leloup</dc:creator>
              <dc:date>2020-03-01T21:16:00</dc:date>
            </office:change-info>
          </text:insertion>
        </text:changed-region>
        <text:changed-region xml:id="ct466363728" text:id="ct466363728">
          <text:insertion>
            <office:change-info>
              <dc:creator>claude Leloup</dc:creator>
              <dc:date>2020-03-01T21:16:00</dc:date>
            </office:change-info>
          </text:insertion>
        </text:changed-region>
        <text:changed-region xml:id="ct466361488" text:id="ct466361488">
          <text:deletion>
            <office:change-info>
              <dc:creator>claude Leloup</dc:creator>
              <dc:date>2020-03-01T21:16:00</dc:date>
            </office:change-info>
            <text:p text:style-name="Standard"><text:span text:style-name="T3">d</text:span></text:p>
          </text:deletion>
        </text:changed-region>
        <text:changed-region xml:id="ct234386496" text:id="ct234386496">
          <text:insertion>
            <office:change-info>
              <dc:creator>claude Leloup</dc:creator>
              <dc:date>2020-03-01T21:17:00</dc:date>
            </office:change-info>
          </text:insertion>
        </text:changed-region>
        <text:changed-region xml:id="ct233261472" text:id="ct233261472">
          <text:deletion>
            <office:change-info>
              <dc:creator>claude Leloup</dc:creator>
              <dc:date>2020-03-01T21:17:00</dc:date>
            </office:change-info>
            <text:p text:style-name="Standard">,</text:p>
          </text:deletion>
        </text:changed-region>
        <text:changed-region xml:id="ct234387504" text:id="ct234387504">
          <text:insertion>
            <office:change-info>
              <dc:creator>claude Leloup</dc:creator>
              <dc:date>2020-03-01T21:17:00</dc:date>
            </office:change-info>
          </text:insertion>
        </text:changed-region>
        <text:changed-region xml:id="ct234386048" text:id="ct234386048">
          <text:deletion>
            <office:change-info>
              <dc:creator>claude Leloup</dc:creator>
              <dc:date>2020-03-01T21:17:00</dc:date>
            </office:change-info>
            <text:p text:style-name="Standard">,</text:p>
          </text:deletion>
        </text:changed-region>
        <text:changed-region xml:id="ct234387728" text:id="ct234387728">
          <text:insertion>
            <office:change-info>
              <dc:creator>claude Leloup</dc:creator>
              <dc:date>2020-03-01T21:17:00</dc:date>
            </office:change-info>
          </text:insertion>
        </text:changed-region>
        <text:changed-region xml:id="ct234385824" text:id="ct234385824">
          <text:deletion>
            <office:change-info>
              <dc:creator>claude Leloup</dc:creator>
              <dc:date>2020-03-01T21:17:00</dc:date>
            </office:change-info>
            <text:p text:style-name="Standard">a</text:p>
          </text:deletion>
        </text:changed-region>
        <text:changed-region xml:id="ct234386944" text:id="ct234386944">
          <text:insertion>
            <office:change-info>
              <dc:creator>claude Leloup</dc:creator>
              <dc:date>2020-03-01T21:17:00</dc:date>
            </office:change-info>
          </text:insertion>
        </text:changed-region>
        <text:changed-region xml:id="ct234385488" text:id="ct234385488">
          <text:insertion>
            <office:change-info>
              <dc:creator>claude Leloup</dc:creator>
              <dc:date>2020-03-01T21:17:00</dc:date>
            </office:change-info>
          </text:insertion>
        </text:changed-region>
        <text:changed-region xml:id="ct234388064" text:id="ct234388064">
          <text:deletion>
            <office:change-info>
              <dc:creator>claude Leloup</dc:creator>
              <dc:date>2020-03-01T21:17:00</dc:date>
            </office:change-info>
            <text:p text:style-name="Standard">a</text:p>
          </text:deletion>
        </text:changed-region>
        <text:changed-region xml:id="ct234388176" text:id="ct234388176">
          <text:insertion>
            <office:change-info>
              <dc:creator>claude Leloup</dc:creator>
              <dc:date>2020-03-01T21:17:00</dc:date>
            </office:change-info>
          </text:insertion>
        </text:changed-region>
        <text:changed-region xml:id="ct234389184" text:id="ct234389184">
          <text:insertion>
            <office:change-info>
              <dc:creator>claude Leloup</dc:creator>
              <dc:date>2020-03-01T21:18:00</dc:date>
            </office:change-info>
          </text:insertion>
        </text:changed-region>
        <text:changed-region xml:id="ct234390976" text:id="ct234390976">
          <text:deletion>
            <office:change-info>
              <dc:creator>claude Leloup</dc:creator>
              <dc:date>2020-03-01T21:18:00</dc:date>
            </office:change-info>
            <text:p text:style-name="Standard"><text:span text:style-name="T3">er</text:span></text:p>
          </text:deletion>
        </text:changed-region>
        <text:changed-region xml:id="ct234391088" text:id="ct234391088">
          <text:insertion>
            <office:change-info>
              <dc:creator>claude Leloup</dc:creator>
              <dc:date>2020-03-01T21:18:00</dc:date>
            </office:change-info>
          </text:insertion>
        </text:changed-region>
        <text:changed-region xml:id="ct234390080" text:id="ct234390080">
          <text:deletion>
            <office:change-info>
              <dc:creator>claude Leloup</dc:creator>
              <dc:date>2020-03-01T21:18:00</dc:date>
            </office:change-info>
            <text:p text:style-name="Standard"><text:span text:style-name="T3">p</text:span></text:p>
          </text:deletion>
        </text:changed-region>
        <text:changed-region xml:id="ct234391312" text:id="ct234391312">
          <text:insertion>
            <office:change-info>
              <dc:creator>claude Leloup</dc:creator>
              <dc:date>2020-03-01T21:18:00</dc:date>
            </office:change-info>
          </text:insertion>
        </text:changed-region>
        <text:changed-region xml:id="ct234390304" text:id="ct234390304">
          <text:insertion>
            <office:change-info>
              <dc:creator>claude Leloup</dc:creator>
              <dc:date>2020-03-01T21:18:00</dc:date>
            </office:change-info>
          </text:insertion>
        </text:changed-region>
        <text:changed-region xml:id="ct234390192" text:id="ct234390192">
          <text:deletion>
            <office:change-info>
              <dc:creator>claude Leloup</dc:creator>
              <dc:date>2020-03-01T21:18:00</dc:date>
            </office:change-info>
            <text:p text:style-name="Standard"><text:span text:style-name="T3">A</text:span></text:p>
          </text:deletion>
        </text:changed-region>
        <text:changed-region xml:id="ct234391536" text:id="ct234391536">
          <text:insertion>
            <office:change-info>
              <dc:creator>claude Leloup</dc:creator>
              <dc:date>2020-03-01T21:18:00</dc:date>
            </office:change-info>
          </text:insertion>
        </text:changed-region>
        <text:changed-region xml:id="ct234391424" text:id="ct234391424">
          <text:deletion>
            <office:change-info>
              <dc:creator>claude Leloup</dc:creator>
              <dc:date>2020-03-01T21:18:00</dc:date>
            </office:change-info>
            <text:p text:style-name="Standard"><text:span text:style-name="T3">d</text:span></text:p>
          </text:deletion>
        </text:changed-region>
        <text:changed-region xml:id="ct234390416" text:id="ct234390416">
          <text:insertion>
            <office:change-info>
              <dc:creator>claude Leloup</dc:creator>
              <dc:date>2020-03-01T21:19:00</dc:date>
            </office:change-info>
          </text:insertion>
        </text:changed-region>
        <text:changed-region xml:id="ct234390528" text:id="ct234390528">
          <text:insertion>
            <office:change-info>
              <dc:creator>claude Leloup</dc:creator>
              <dc:date>2020-03-01T21:19:00</dc:date>
            </office:change-info>
          </text:insertion>
        </text:changed-region>
        <text:changed-region xml:id="ct234390640" text:id="ct234390640">
          <text:insertion>
            <office:change-info>
              <dc:creator>claude Leloup</dc:creator>
              <dc:date>2020-03-01T21:19:00</dc:date>
            </office:change-info>
          </text:insertion>
        </text:changed-region>
        <text:changed-region xml:id="ct234391648" text:id="ct234391648">
          <text:deletion>
            <office:change-info>
              <dc:creator>claude Leloup</dc:creator>
              <dc:date>2020-03-01T21:19:00</dc:date>
            </office:change-info>
            <text:p text:style-name="Standard"><text:span text:style-name="T3">api</text:span></text:p>
          </text:deletion>
        </text:changed-region>
        <text:changed-region xml:id="ct234394784" text:id="ct234394784">
          <text:deletion>
            <office:change-info>
              <dc:creator>claude Leloup</dc:creator>
              <dc:date>2020-03-01T21:19:00</dc:date>
            </office:change-info>
            <text:p text:style-name="Standard">n</text:p>
          </text:deletion>
        </text:changed-region>
        <text:changed-region xml:id="ct234393888" text:id="ct234393888">
          <text:deletion>
            <office:change-info>
              <dc:creator>claude Leloup</dc:creator>
              <dc:date>2020-03-01T21:19:00</dc:date>
            </office:change-info>
            <text:p text:style-name="Standard">t</text:p>
          </text:deletion>
        </text:changed-region>
        <text:changed-region xml:id="ct234400384" text:id="ct234400384">
          <text:insertion>
            <office:change-info>
              <dc:creator>claude Leloup</dc:creator>
              <dc:date>2020-03-01T21:19:00</dc:date>
            </office:change-info>
          </text:insertion>
        </text:changed-region>
        <text:changed-region xml:id="ct234396912" text:id="ct234396912">
          <text:deletion>
            <office:change-info>
              <dc:creator>claude Leloup</dc:creator>
              <dc:date>2020-03-01T21:19:00</dc:date>
            </office:change-info>
            <text:p text:style-name="Standard"><text:span text:style-name="T3">é</text:span></text:p>
          </text:deletion>
        </text:changed-region>
        <text:changed-region xml:id="ct234401616" text:id="ct234401616">
          <text:deletion>
            <office:change-info>
              <dc:creator>claude Leloup</dc:creator>
              <dc:date>2020-03-01T21:19:00</dc:date>
            </office:change-info>
            <text:p text:style-name="Standard">api</text:p>
          </text:deletion>
        </text:changed-region>
        <text:changed-region xml:id="ct466361712" text:id="ct466361712">
          <text:insertion>
            <office:change-info>
              <dc:creator>claude Leloup</dc:creator>
              <dc:date>2020-03-01T21:20:00</dc:date>
            </office:change-info>
          </text:insertion>
        </text:changed-region>
        <text:changed-region xml:id="ct466362720" text:id="ct466362720">
          <text:insertion>
            <office:change-info>
              <dc:creator>claude Leloup</dc:creator>
              <dc:date>2020-03-01T21:19:00</dc:date>
            </office:change-info>
          </text:insertion>
        </text:changed-region>
        <text:changed-region xml:id="ct466362608" text:id="ct466362608">
          <text:insertion>
            <office:change-info>
              <dc:creator>claude Leloup</dc:creator>
              <dc:date>2020-03-01T21:20:00</dc:date>
            </office:change-info>
          </text:insertion>
        </text:changed-region>
        <text:changed-region xml:id="ct420167360" text:id="ct420167360">
          <text:insertion>
            <office:change-info>
              <dc:creator>claude Leloup</dc:creator>
              <dc:date>2020-03-01T21:20:00</dc:date>
            </office:change-info>
          </text:insertion>
        </text:changed-region>
        <text:changed-region xml:id="ct466363840" text:id="ct466363840">
          <text:insertion>
            <office:change-info>
              <dc:creator>claude Leloup</dc:creator>
              <dc:date>2020-03-01T21:20:00</dc:date>
            </office:change-info>
          </text:insertion>
        </text:changed-region>
        <text:changed-region xml:id="ct466362496" text:id="ct466362496">
          <text:deletion>
            <office:change-info>
              <dc:creator>claude Leloup</dc:creator>
              <dc:date>2020-03-01T21:20:00</dc:date>
            </office:change-info>
            <text:p text:style-name="Standard">,</text:p>
          </text:deletion>
        </text:changed-region>
        <text:changed-region xml:id="ct466362832" text:id="ct466362832">
          <text:insertion>
            <office:change-info>
              <dc:creator>claude Leloup</dc:creator>
              <dc:date>2020-03-01T21:20:00</dc:date>
            </office:change-info>
          </text:insertion>
        </text:changed-region>
        <text:changed-region xml:id="ct466360592" text:id="ct466360592">
          <text:deletion>
            <office:change-info>
              <dc:creator>claude Leloup</dc:creator>
              <dc:date>2020-03-01T21:20:00</dc:date>
            </office:change-info>
            <text:p text:style-name="Standard">,</text:p>
          </text:deletion>
        </text:changed-region>
        <text:changed-region xml:id="ct466360480" text:id="ct466360480">
          <text:insertion>
            <office:change-info>
              <dc:creator>claude Leloup</dc:creator>
              <dc:date>2020-03-01T21:20:00</dc:date>
            </office:change-info>
          </text:insertion>
        </text:changed-region>
        <text:changed-region xml:id="ct466361824" text:id="ct466361824">
          <text:deletion>
            <office:change-info>
              <dc:creator>claude Leloup</dc:creator>
              <dc:date>2020-03-01T21:20:00</dc:date>
            </office:change-info>
            <text:p text:style-name="Standard">,</text:p>
          </text:deletion>
        </text:changed-region>
        <text:changed-region xml:id="ct466362048" text:id="ct466362048">
          <text:insertion>
            <office:change-info>
              <dc:creator>claude Leloup</dc:creator>
              <dc:date>2020-03-01T21:20:00</dc:date>
            </office:change-info>
          </text:insertion>
        </text:changed-region>
        <text:changed-region xml:id="ct466361152" text:id="ct466361152">
          <text:insertion>
            <office:change-info>
              <dc:creator>claude Leloup</dc:creator>
              <dc:date>2020-03-01T21:21:00</dc:date>
            </office:change-info>
          </text:insertion>
        </text:changed-region>
        <text:changed-region xml:id="ct466360704" text:id="ct466360704">
          <text:deletion>
            <office:change-info>
              <dc:creator>claude Leloup</dc:creator>
              <dc:date>2020-03-01T21:20:00</dc:date>
            </office:change-info>
            <text:p text:style-name="Standard"><text:span text:style-name="T3">3</text:span></text:p>
          </text:deletion>
        </text:changed-region>
        <text:changed-region xml:id="ct466362944" text:id="ct466362944">
          <text:insertion>
            <office:change-info>
              <dc:creator>claude Leloup</dc:creator>
              <dc:date>2020-03-01T21:21:00</dc:date>
            </office:change-info>
          </text:insertion>
        </text:changed-region>
        <text:changed-region xml:id="ct466361264" text:id="ct466361264">
          <text:deletion>
            <office:change-info>
              <dc:creator>claude Leloup</dc:creator>
              <dc:date>2020-03-01T21:21:00</dc:date>
            </office:change-info>
            <text:p text:style-name="Standard"><text:span text:style-name="T3">u</text:span></text:p>
          </text:deletion>
        </text:changed-region>
        <text:changed-region xml:id="ct466364176" text:id="ct466364176">
          <text:insertion>
            <office:change-info>
              <dc:creator>claude Leloup</dc:creator>
              <dc:date>2020-03-01T21:21:00</dc:date>
            </office:change-info>
          </text:insertion>
        </text:changed-region>
        <text:changed-region xml:id="ct466368320" text:id="ct466368320">
          <text:insertion>
            <office:change-info>
              <dc:creator>claude Leloup</dc:creator>
              <dc:date>2020-03-01T21:21:00</dc:date>
            </office:change-info>
          </text:insertion>
        </text:changed-region>
        <text:changed-region xml:id="ct466380752" text:id="ct466380752">
          <text:insertion>
            <office:change-info>
              <dc:creator>claude Leloup</dc:creator>
              <dc:date>2020-03-01T21:21:00</dc:date>
            </office:change-info>
          </text:insertion>
        </text:changed-region>
        <text:changed-region xml:id="ct466380864" text:id="ct466380864">
          <text:insertion>
            <office:change-info>
              <dc:creator>claude Leloup</dc:creator>
              <dc:date>2020-03-01T21:21:00</dc:date>
            </office:change-info>
          </text:insertion>
        </text:changed-region>
        <text:changed-region xml:id="ct466381088" text:id="ct466381088">
          <text:insertion>
            <office:change-info>
              <dc:creator>claude Leloup</dc:creator>
              <dc:date>2020-03-01T21:22:00</dc:date>
            </office:change-info>
          </text:insertion>
        </text:changed-region>
        <text:changed-region xml:id="ct466380976" text:id="ct466380976">
          <text:deletion>
            <office:change-info>
              <dc:creator>claude Leloup</dc:creator>
              <dc:date>2020-03-01T21:21:00</dc:date>
            </office:change-info>
            <text:p text:style-name="Standard">,</text:p>
          </text:deletion>
        </text:changed-region>
        <text:changed-region xml:id="ct466382208" text:id="ct466382208">
          <text:insertion>
            <office:change-info>
              <dc:creator>claude Leloup</dc:creator>
              <dc:date>2020-03-01T21:22:00</dc:date>
            </office:change-info>
          </text:insertion>
        </text:changed-region>
        <text:changed-region xml:id="ct466382096" text:id="ct466382096">
          <text:deletion>
            <office:change-info>
              <dc:creator>claude Leloup</dc:creator>
              <dc:date>2020-03-01T21:22:00</dc:date>
            </office:change-info>
            <text:p text:style-name="Standard">,</text:p>
          </text:deletion>
        </text:changed-region>
        <text:changed-region xml:id="ct233265056" text:id="ct233265056">
          <text:insertion>
            <office:change-info>
              <dc:creator>claude Leloup</dc:creator>
              <dc:date>2020-03-01T21:33:00</dc:date>
            </office:change-info>
          </text:insertion>
        </text:changed-region>
        <text:changed-region xml:id="ct233267520" text:id="ct233267520">
          <text:deletion>
            <office:change-info>
              <dc:creator>claude Leloup</dc:creator>
              <dc:date>2020-03-01T21:33:00</dc:date>
            </office:change-info>
            <text:p text:style-name="Standard">s</text:p>
          </text:deletion>
        </text:changed-region>
        <text:changed-region xml:id="ct466382992" text:id="ct466382992">
          <text:insertion>
            <office:change-info>
              <dc:creator>claude Leloup</dc:creator>
              <dc:date>2020-03-01T21:22:00</dc:date>
            </office:change-info>
          </text:insertion>
        </text:changed-region>
        <text:changed-region xml:id="ct466382544" text:id="ct466382544">
          <text:deletion>
            <office:change-info>
              <dc:creator>claude Leloup</dc:creator>
              <dc:date>2020-03-01T21:22:00</dc:date>
            </office:change-info>
            <text:p text:style-name="Standard">,</text:p>
          </text:deletion>
        </text:changed-region>
        <text:changed-region xml:id="ct466386128" text:id="ct466386128">
          <text:insertion>
            <office:change-info>
              <dc:creator>claude Leloup</dc:creator>
              <dc:date>2020-03-01T21:22:00</dc:date>
            </office:change-info>
          </text:insertion>
        </text:changed-region>
        <text:changed-region xml:id="ct466392064" text:id="ct466392064">
          <text:insertion>
            <office:change-info>
              <dc:creator>claude Leloup</dc:creator>
              <dc:date>2020-03-01T21:22:00</dc:date>
            </office:change-info>
          </text:insertion>
        </text:changed-region>
        <text:changed-region xml:id="ct466392176" text:id="ct466392176">
          <text:insertion>
            <office:change-info>
              <dc:creator>claude Leloup</dc:creator>
              <dc:date>2020-03-01T21:23:00</dc:date>
            </office:change-info>
          </text:insertion>
        </text:changed-region>
        <text:changed-region xml:id="ct466391616" text:id="ct466391616">
          <text:deletion>
            <office:change-info>
              <dc:creator>claude Leloup</dc:creator>
              <dc:date>2020-03-01T21:22:00</dc:date>
            </office:change-info>
            <text:p text:style-name="Standard">:</text:p>
          </text:deletion>
        </text:changed-region>
        <text:changed-region xml:id="ct466392400" text:id="ct466392400">
          <text:insertion>
            <office:change-info>
              <dc:creator>claude Leloup</dc:creator>
              <dc:date>2020-03-01T21:23:00</dc:date>
            </office:change-info>
          </text:insertion>
        </text:changed-region>
        <text:changed-region xml:id="ct466392288" text:id="ct466392288">
          <text:deletion>
            <office:change-info>
              <dc:creator>claude Leloup</dc:creator>
              <dc:date>2020-03-01T21:23:00</dc:date>
            </office:change-info>
            <text:p text:style-name="Standard"><text:span text:style-name="T3">p</text:span></text:p>
          </text:deletion>
        </text:changed-region>
        <text:changed-region xml:id="ct466389152" text:id="ct466389152">
          <text:insertion>
            <office:change-info>
              <dc:creator>claude Leloup</dc:creator>
              <dc:date>2020-03-01T21:23:00</dc:date>
            </office:change-info>
          </text:insertion>
        </text:changed-region>
        <text:changed-region xml:id="ct466392736" text:id="ct466392736">
          <text:deletion>
            <office:change-info>
              <dc:creator>claude Leloup</dc:creator>
              <dc:date>2020-03-01T21:23:00</dc:date>
            </office:change-info>
            <text:p text:style-name="Text_20_body"><text:span text:style-name="T4">TODO</text:span></text:p>
          </text:deletion>
        </text:changed-region>
        <text:changed-region xml:id="ct466377504" text:id="ct466377504">
          <text:insertion>
            <office:change-info>
              <dc:creator>claude Leloup</dc:creator>
              <dc:date>2020-03-01T21: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cu_miseajour"/>
        <text:user-field-decl office:value-type="string" office:string-value="2020-02-22" text:name="cu_date"/>
        <text:user-field-decl office:value-type="string" office:string-value="Herve HOAREAU" text:name="cu_licauteur"/>
        <text:user-field-decl office:value-type="string" office:string-value="Herve Hoareau" text:name="cu_fullname1"/>
        <text:user-field-decl office:value-type="string" office:string-value="hhoareau" text:name="cu_alias1"/>
        <text:user-field-decl office:value-type="string" office:string-value="https://www.developpez.net/forums/u355023/hhoareau/" text:name="cu_url1"/>
        <text:user-field-decl office:value-type="string" office:string-value="" text:name="cu_homepagetitle1"/>
        <text:user-field-decl office:value-type="string" office:string-value="" text:name="cu_homepageurl1"/>
        <text:user-field-decl office:value-type="string" office:string-value="" text:name="cu_blog1"/>
        <text:user-field-decl office:value-type="string" office:string-value="0" text:name="cu_sautDePageAvantSection"/>
        <text:user-field-decl office:value-type="string" office:string-value="FinDocument" text:name="cu_notesBasPage"/>
        <text:user-field-decl office:value-type="string" office:string-value="27" text:name="cu_rubrique"/>
        <text:user-field-decl office:value-type="string" office:string-value="1" text:name="cu_lictype"/>
        <text:user-field-decl office:value-type="string" office:string-value="malick-nseck-http" text:name="cu_serveur"/>
        <text:user-field-decl office:value-type="string" office:string-value="temp/moteur-recherche-image" text:name="cu_chemin"/>
        <text:user-field-decl office:value-type="string" office:string-value="https://malick-nseck.developpez.com/temp/moteur-recherche-image/" text:name="cu_urlhttp"/>
        <text:user-field-decl office:value-type="string" office:string-value="" text:name="cu_pdffilename"/>
        <text:user-field-decl office:value-type="string" office:string-value="" text:name="cu_cssperso"/>
        <text:user-field-decl office:value-type="string" office:string-value="" text:name="cu_largeur_max_image"/>
        <text:user-field-decl office:value-type="string" office:string-value="" text:name="cu_hauteur_max_image"/>
        <text:user-field-decl office:value-type="string" office:string-value="" text:name="cu_xiti_alias"/>
        <text:user-field-decl office:value-type="string" office:string-value="" text:name="cu_xiti_logger"/>
        <text:user-field-decl office:value-type="string" office:string-value="" text:name="cu_xiti_id"/>
        <text:user-field-decl office:value-type="string" office:string-value="" text:name="cu_xiti_nom"/>
        <text:user-field-decl office:value-type="string" office:string-value="" text:name="cu_google-analytics"/>
        <text:user-field-decl office:value-type="string" office:string-value="0" text:name="cu_nosummary"/>
        <text:user-field-decl office:value-type="string" office:string-value="0" text:name="cu_nosummarypage"/>
        <text:user-field-decl office:value-type="string" office:string-value="0" text:name="cu_nozip"/>
        <text:user-field-decl office:value-type="string" office:string-value="0" text:name="cu_nodownload"/>
        <text:user-field-decl office:value-type="string" office:string-value="0" text:name="cu_nopdf"/>
        <text:user-field-decl office:value-type="string" office:string-value="0" text:name="cu_nobookmarks"/>
        <text:user-field-decl office:value-type="string" office:string-value="0" text:name="cu_noebook"/>
        <text:user-field-decl office:value-type="string" office:string-value="0" text:name="cu_microsofttraduction"/>
        <text:user-field-decl office:value-type="string" office:string-value="C:\Users\Malick\Documents\DVP\Article_Dvp\" text:name="cu_kitodt_racine"/>
        <text:user-field-decl office:value-type="string" office:string-value="file:///C:/Users/Malick/Documents/DVP/Article_Dvp/kitodt/perl/buildxml_from_oooxml.pl" text:name="cu_kitodt_programme"/>
        <text:user-field-decl office:value-type="string" office:string-value="moteur-recherche-image" text:name="cu_kitodt_nomarticle"/>
        <text:user-field-decl office:value-type="string" office:string-value="0" text:name="cu_kitodt_indent"/>
        <text:user-field-decl office:value-type="string" office:string-value="file:///C:/Users/Malick/Documents/DVP/Article_Dvp/documents/moteur-recherche-image" text:name="cu_repertoire_article"/>
        <text:user-field-decl office:value-type="string" office:string-value="17" text:name="cu_version_kitodt"/>
        <text:user-field-decl office:value-type="string" office:string-value="19.7" text:name="cu_version_kitooodvp"/>
        <text:user-field-decl office:value-type="string" office:string-value="Objectif : combiner plusieurs technologies éprouvées et reconnues pour la mise en oeuvre d'une architecture client/serveur de type micro-services." text:name="cu_description"/>
        <text:user-field-decl office:value-type="string" office:string-value="" text:name="cu_keywords"/>
        <text:user-field-decl office:value-type="string" office:string-value="PictureSeachEngine : Moteur de recherche d'images" text:name="cu_page"/>
        <text:user-field-decl office:value-type="string" office:string-value="PictureSeachEngine : moteur de recherche d'images" text:name="cu_article"/>
        <text:user-field-decl office:value-type="string" office:string-value="" text:name="cu_extratag"/>
        <text:user-field-decl office:value-type="string" office:string-value="2020" text:name="cu_licannee"/>
        <text:user-field-decl office:value-type="string" office:string-value="auteur" text:name="cu_role_auteur1"/>
        <text:user-field-decl office:value-type="string" office:string-value="" text:name="cu_duree"/>
        <text:user-field-decl office:value-type="string" office:string-value="0" text:name="cu_niveau"/>
        <text:user-field-decl office:value-type="string" office:string-value="file:///C:/Article_dvp/auteurs-kitooodvp.ods" text:name="cu_fichier_auteurs"/>
        <text:user-field-decl office:value-type="string" office:string-value="Winjerome" text:name="cu_alias2"/>
        <text:user-field-decl office:value-type="string" office:string-value="Winjerome" text:name="cu_fullname2"/>
        <text:user-field-decl office:value-type="string" office:string-value="https://www.developpez.net/forums/u329028/winjerome/" text:name="cu_url2"/>
        <text:user-field-decl office:value-type="string" office:string-value="https://winjerome.developpez.com/" text:name="cu_homepageurl2"/>
        <text:user-field-decl office:value-type="string" office:string-value="Page sur Developpez.com" text:name="cu_homepagetitle2"/>
        <text:user-field-decl office:value-type="string" office:string-value="" text:name="cu_blog2"/>
        <text:user-field-decl office:value-type="string" office:string-value="" text:name="cu_badge2"/>
        <text:user-field-decl office:value-type="string" office:string-value="" text:name="cu_google-plus2"/>
        <text:user-field-decl office:value-type="string" office:string-value="gabarisateur" text:name="cu_role_auteur2"/>
        <text:user-field-decl office:value-type="string" office:string-value="perso" text:name="cu_liens2_lien1_type"/>
        <text:user-field-decl office:value-type="string" office:string-value="" text:name="cu_liens2_lien1_icone"/>
        <text:user-field-decl office:value-type="string" office:string-value="" text:name="cu_liens2_lien1_title"/>
        <text:user-field-decl office:value-type="string" office:string-value="" text:name="cu_liens2_lien1_url"/>
        <text:user-field-decl office:value-type="string" office:string-value="" text:name="cu_badge1"/>
        <text:user-field-decl office:value-type="string" office:string-value="" text:name="cu_google-plus1"/>
        <text:user-field-decl office:value-type="string" office:string-value="" text:name="cu_liens1_lien1_icone"/>
        <text:user-field-decl office:value-type="string" office:string-value="" text:name="cu_liens1_lien1_title"/>
        <text:user-field-decl office:value-type="string" office:string-value="" text:name="cu_liens1_lien1_url"/>
        <text:user-field-decl office:value-type="string" office:string-value="0" text:name="cu_export_image"/>
        <text:user-field-decl office:value-type="string" office:string-value="" text:name="cu_kitodt_programmePerso"/>
        <text:user-field-decl office:value-type="string" office:string-value="" text:name="cu_section_nonumber"/>
        <text:user-field-decl office:value-type="string" office:string-value="" text:name="cu_kitodt_xmled_workspace"/>
        <text:user-field-decl office:value-type="string" office:string-value="" text:name="cu_id_pages"/>
        <text:user-field-decl office:value-type="string" office:string-value="2" text:name="cu_kitodt_comment"/>
        <text:user-field-decl office:value-type="string" office:string-value="2" text:name="cu_kitodt_nonumber"/>
        <text:user-field-decl office:value-type="string" office:string-value="0" text:name="cu_kitodt_kitunix"/>
        <text:user-field-decl office:value-type="string" office:string-value="0" text:name="cu_kitodt_kitunix_upload"/>
        <text:user-field-decl office:value-type="string" office:string-value="ClaudeLeloup" text:name="cu_alias3"/>
        <text:user-field-decl office:value-type="string" office:string-value="Claude Leloup" text:name="cu_fullname3"/>
        <text:user-field-decl office:value-type="string" office:string-value="http://www.developpez.net/forums/u124512/claudeleloup/" text:name="cu_url3"/>
        <text:user-field-decl office:value-type="string" office:string-value="http://claudeleloup.developpez.com/" text:name="cu_homepageurl3"/>
        <text:user-field-decl office:value-type="string" office:string-value="correcteur" text:name="cu_homepagetitle3"/>
        <text:user-field-decl office:value-type="string" office:string-value="" text:name="cu_blog3"/>
        <text:user-field-decl office:value-type="string" office:string-value="" text:name="cu_badge3"/>
        <text:user-field-decl office:value-type="string" office:string-value="" text:name="cu_google-plus3"/>
        <text:user-field-decl office:value-type="string" office:string-value="correcteur" text:name="cu_role_auteur3"/>
        <text:user-field-decl office:value-type="string" office:string-value="Perso" text:name="cu_liens3_lien1_type"/>
        <text:user-field-decl office:value-type="string" office:string-value="" text:name="cu_liens3_lien1_icone"/>
        <text:user-field-decl office:value-type="string" office:string-value="" text:name="cu_liens3_lien1_title"/>
        <text:user-field-decl office:value-type="string" office:string-value="" text:name="cu_liens3_lien1_url"/>
      </text:user-field-decls>
      <text:section text:style-name="Sect1" text:name="dvp_sec_titre">
        <text:p text:style-name="P9">PictureSeachEngine : moteur de recherche d'images</text:p>
      </text:section>
      <text:section text:style-name="Sect1" text:name="dvp_avant_sous_titre" text:display="none" text:protected="true">
        <text:p text:style-name="P5"/>
      </text:section>
      <text:section text:style-name="Sect1" text:name="dvp_sec_sous_titre">
        <text:p text:style-name="Standard"/>
      </text:section>
      <text:section text:style-name="Sect1" text:name="dvp_sec_auteur" text:protected="true">
        <text:p text:style-name="P4">Date de publication : <text:user-field-get text:name="cu_date">2020-02-22</text:user-field-get>, date de mise à jour : <text:user-field-get text:name="cu_miseajour"/></text:p>
        <text:p text:style-name="P4">Auteur principal : <text:user-field-get text:name="cu_fullname1">Herve Hoareau</text:user-field-get></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P6">Pour réagir au contenu de cet article, un espace de dialogue vous est proposé sur le forum. <text:a xlink:type="simple" xlink:href="https://www.developpez.net/forums/showthread.php?t=1" office:name="1" office:target-frame-name="_blank" xlink:show="new" text:style-name="Internet_20_link" text:visited-style-name="Visited_20_Internet_20_Link">Commentez</text:a></text:p>
            </table:table-cell>
          </table:table-row>
        </table:table>
        <text:p text:style-name="P3"/>
      </text:section>
      <text:h text:style-name="Heading_20_1" text:outline-level="1">PSE - Picture Search Engine</text:h>
      <text:p text:style-name="Standard">Le Picture Search Engine est un méta<text:change text:change-id="ct420164000"/>moteur, open source, de recherche de photos de qualité<text:change text:change-id="ct420166464"/><text:change text:change-id="ct420162432"/>.<text:change-start text:change-id="ct420165568"/><office:annotation><dc:creator>claude Leloup</dc:creator><dc:date>2020-03-01T20:44:37.950000000</dc:date><text:list text:style-name=""><text:list-item><text:p text:style-name="P16"><text:span text:style-name="T18">Se rapporte à « Picture Search Engine », je suppose...</text:span></text:p></text:list-item></text:list></office:annotation><text:change-end text:change-id="ct420165568"/></text:p>
      <text:h text:style-name="Heading_20_1" text:outline-level="1">Objectif du projet</text:h>
      <text:p text:style-name="Standard">L'objectif de cet article est de combiner plusieurs technologies éprouvées et reconnues pour illustrer la mise en œuvre d'une architecture client/serveur de type micro<text:change text:change-id="ct420146864"/>services.</text:p>
      <text:p text:style-name="Standard">La solution peut se décompose<text:span text:style-name="T5">r</text:span> en <text:span text:style-name="T5">deux</text:span> briques.</text:p>
      <text:h text:style-name="Heading_20_2" text:outline-level="2">Le backend</text:h>
      <text:list xml:id="list8632987276198745319" text:style-name="List_20_1">
        <text:list-item>
          <text:p text:style-name="P12"><text:change-start text:change-id="ct420145072"/><text:span text:style-name="T1">E</text:span><text:change-end text:change-id="ct420145072"/><text:change text:change-id="ct420166688"/>st développé en <text:change-start text:change-id="ct420148656"/><text:span text:style-name="T1">P</text:span><text:change-end text:change-id="ct420148656"/><text:change text:change-id="ct420161088"/>ython. Un langage moderne dont le nombre de bibliothèque<text:change-start text:change-id="ct420148768"/><text:span text:style-name="T1">s</text:span><text:change-end text:change-id="ct420148768"/> garantit de pouvoir s'attaquer à tout type de domaine d'activité avec une prédisposition pour la data et l'intelligence artificiel<text:change-start text:change-id="ct420148992"/><text:span text:style-name="T1">le.</text:span><text:change-end text:change-id="ct420148992"/><text:change text:change-id="ct420148880"/></text:p>
        </text:list-item>
        <text:list-item>
          <text:p text:style-name="P12"><text:change-start text:change-id="ct420155824"/><text:span text:style-name="T1">L</text:span><text:change-end text:change-id="ct420155824"/><text:change text:change-id="ct420149104"/>'API repose sur le framework d'architecture<text:change text:change-id="ct420155264"/> micro<text:change text:change-id="ct420153248"/>services Flask. Il est doté<text:change text:change-id="ct420156160"/> de nombreux plugin<text:change-start text:change-id="ct420154928"/><text:span text:style-name="T1">s</text:span><text:change-end text:change-id="ct420154928"/> pour faciliter la réalisation d'API<text:change text:change-id="ct420154256"/> performantes et sécurisées<text:change-start text:change-id="ct420154368"/>.</text:p>
        </text:list-item>
        <text:list-item>
          <text:p text:style-name="P12"><text:span text:style-name="T1">L</text:span><text:change-end text:change-id="ct420154368"/><text:change text:change-id="ct420154480"/>'usage d'une base de données open<text:change-start text:change-id="ct420156496"/> <text:change-end text:change-id="ct420156496"/><text:change text:change-id="ct420154592"/>source et NoSQL : MongoDB, calibrée pour le big data avec une garantie de perform<text:change-start text:change-id="ct420154704"/><text:span text:style-name="T1">a</text:span><text:change-end text:change-id="ct420154704"/><text:change text:change-id="ct420153360"/>nce et de scalabilité.</text:p>
        </text:list-item>
        <text:list-item>
          <text:p text:style-name="P12"><text:change-start text:change-id="ct420155040"/><text:span text:style-name="T1">L</text:span><text:change-end text:change-id="ct420155040"/><text:change text:change-id="ct420154816"/>a containerisation via Docker simplifiant le déploiement tout en permettant la scalabilité de l'ensemble via des outils comme kubernetes<text:change-start text:change-id="ct466364624"/>.<text:change-end text:change-id="ct466364624"/><text:change text:change-id="ct466366752"/></text:p>
        </text:list-item>
        <text:list-item>
          <text:p text:style-name="P12"><text:change-start text:change-id="ct466366864"/><text:span text:style-name="T1">L</text:span><text:change-end text:change-id="ct466366864"/><text:change text:change-id="ct466367200"/>'utilisation du plugin Flask-Restplus permet de générer automatiquement une documentation de l'API et un outil de test performant et simple<text:change-start text:change-id="ct466364288"/>.<text:change-end text:change-id="ct466364288"/><text:change text:change-id="ct466367312"/></text:p>
        </text:list-item>
        <text:list-item>
          <text:p text:style-name="P12"><text:change-start text:change-id="ct466365296"/><text:span text:style-name="T1">L</text:span><text:change-end text:change-id="ct466365296"/><text:change text:change-id="ct466364400"/>a sécurisation, le suivi et l'éventuelle facturation de l'usage de l'API via la gestion de token<text:change-start text:change-id="ct466365632"/><text:span text:style-name="T1">s</text:span><text:change-end text:change-id="ct466365632"/> d'accès<text:change-start text:change-id="ct466366304"/>.<text:change-end text:change-id="ct466366304"/><text:change text:change-id="ct466366416"/></text:p>
        </text:list-item>
        <text:list-item>
          <text:p text:style-name="P13"><text:change text:change-id="ct466364736"/><text:change-start text:change-id="ct466364848"/><text:soft-page-break/><text:span text:style-name="T1">L</text:span><text:change-end text:change-id="ct466364848"/>a sécurisation du serveur via l'usage d'un certificat SSL Let's Encrypt<text:change-start text:change-id="ct466365744"/>.<text:change-end text:change-id="ct466365744"/></text:p>
        </text:list-item>
      </text:list>
      <text:h text:style-name="Heading_20_2" text:outline-level="2">Le front-end</text:h>
      <text:p text:style-name="Standard"><text:change-start text:change-id="ct466366080"/><text:span text:style-name="T1">P</text:span><text:change-end text:change-id="ct466366080"/><text:change text:change-id="ct466364960"/>our l'instant, sous forme d'une page HTML minimale pour utiliser l'API et d'une interface d'interrogation via Swagger UI, il doit être porté dans un second temps vers un front-end multi-device<text:change-start text:change-id="ct466365856"/> :<text:change-end text:change-id="ct466365856"/></text:p>
      <text:list xml:id="list230214228736867" text:style-name="List_20_1">
        <text:list-item>
          <text:p text:style-name="P12">sous format Progressive Web App sur Angular 8 / Angular Material<text:change-start text:change-id="ct466370672"/> ;<text:change-end text:change-id="ct466370672"/><text:change text:change-id="ct466370224"/></text:p>
        </text:list-item>
        <text:list-item>
          <text:p text:style-name="P12">en typescript<text:change-start text:change-id="ct466367872"/> ;<text:change-end text:change-id="ct466367872"/><text:change text:change-id="ct466368208"/></text:p>
        </text:list-item>
        <text:list-item>
          <text:p text:style-name="P12">hébergé gratuitement sur les <text:span text:style-name="T10">« </text:span><text:span text:style-name="T11">G</text:span><text:span text:style-name="T10">it</text:span><text:span text:style-name="T11">H</text:span><text:span text:style-name="T10">ub </text:span><text:span text:style-name="T11">P</text:span><text:span text:style-name="T10">age »</text:span>.</text:p>
        </text:list-item>
      </text:list>
      <text:p text:style-name="Standard">L'ensemble est très certainement optimisable, mais l'idée est de proposer une architecture de base pour simplifier sa reprise et adap<text:change text:change-id="ct466369104"/>tation à d'autres problématiques.</text:p>
      <text:h text:style-name="Heading_20_1" text:outline-level="1">Configuration du serveur de l'API</text:h>
      <text:p text:style-name="Standard">A priori l'<text:change-start text:change-id="ct466370784"/>A<text:span text:style-name="T1">PI</text:span><text:change-end text:change-id="ct466370784"/><text:change text:change-id="ct466371008"/> peut être installée sur n'importe quel type d'OS supportant Python. Dans cet exemple, on utilise une distribution Linux : Fedora (v29)<text:change-start text:change-id="ct466370000"/>.<text:change-end text:change-id="ct466370000"/></text:p>
      <text:p text:style-name="Standard">Pour faire simple, toute l'installation va se faire en mode root ce qui n'est pas conseillé en environnement de production. Ainsi le répertoire /root va héberger :</text:p>
      <text:list xml:id="list230214285004475" text:style-name="List_20_1">
        <text:list-item>
          <text:p text:style-name="P12">un sous-répertoire "/mongodata" destiné à stocker la base MongoDB<text:change-start text:change-id="ct466367648"/> ;<text:change-end text:change-id="ct466367648"/><text:change text:change-id="ct466367536"/></text:p>
        </text:list-item>
        <text:list-item>
          <text:p text:style-name="P12">un sous-répertoire "/certs" recevant une copie des certificats pour la connexion SSL<text:change-start text:change-id="ct466369328"/>.<text:change-end text:change-id="ct466369328"/><text:change text:change-id="ct466367760"/></text:p>
        </text:list-item>
      </text:list>
      <text:p text:style-name="Standard">Nous allons principalement utiliser des images sous Docker pour installer les différentes composantes du serveur. il faut donc commencer par installer le fameux gestionnaire de containers.</text:p>
      <text:p text:style-name="Standard">On trouve beaucoup de tutoriel<text:change-start text:change-id="ct466368096"/><text:span text:style-name="T1">s</text:span><text:change-end text:change-id="ct466368096"/> sur l'installation de Docker suivant le système d'exploitation. Pour <text:change-start text:change-id="ct466367984"/><text:span text:style-name="T1">L</text:span><text:change-end text:change-id="ct466367984"/><text:change text:change-id="ct466368432"/>inux, après s'être connecté en mode root, la commande suivante fonctionne le plus souvent sans intervention :</text:p>
      <table:table table:name="dvp_code_typescript_1" table:style-name="dvp_5f_code_5f_typescript_5f_1">
        <table:table-column table:style-name="dvp_5f_code_5f_typescript_5f_1.A" table:number-columns-repeated="5"/>
        <table:table-column table:style-name="dvp_5f_code_5f_typescript_5f_1.F"/>
        <table:table-row table:style-name="dvp_5f_code_5f_typescript_5f_1.1">
          <table:table-cell table:style-name="dvp_5f_code_5f_typescript_5f_1.A1" office:value-type="string">
            <text:p text:style-name="P11"/>
          </table:table-cell>
          <table:table-cell table:style-name="dvp_5f_code_5f_typescript_5f_1.A1" office:value-type="string">
            <text:p text:style-name="P11">typescript</text:p>
          </table:table-cell>
          <table:table-cell table:style-name="dvp_5f_code_5f_typescript_5f_1.A1" office:value-type="string">
            <text:p text:style-name="P11"/>
          </table:table-cell>
          <table:table-cell table:style-name="dvp_5f_code_5f_typescript_5f_1.A1" office:value-type="string">
            <text:p text:style-name="P11">0</text:p>
          </table:table-cell>
          <table:table-cell table:style-name="dvp_5f_code_5f_typescript_5f_1.A1" office:value-type="string">
            <text:p text:style-name="P11">1</text:p>
          </table:table-cell>
          <table:table-cell table:style-name="dvp_5f_code_5f_typescript_5f_1.F1" office:value-type="string">
            <text:p text:style-name="P11"/>
          </table:table-cell>
        </table:table-row>
        <table:table-row table:style-name="dvp_5f_code_5f_typescript_5f_1.2">
          <table:table-cell table:style-name="dvp_5f_code_5f_typescript_5f_1.A2" table:number-columns-spanned="6" office:value-type="string">
            <text:p text:style-name="P10">curl -sSL get.docker.com | sh</text:p>
          </table:table-cell>
          <table:covered-table-cell/>
          <table:covered-table-cell/>
          <table:covered-table-cell/>
          <table:covered-table-cell/>
          <table:covered-table-cell/>
        </table:table-row>
      </table:table>
      <text:p text:style-name="Standard">puis on démarre le démon et on l'installe pour un démar<text:change-start text:change-id="ct466368656"/><text:span text:style-name="T1">r</text:span><text:change-end text:change-id="ct466368656"/>age automatique :</text:p>
      <table:table table:name="dvp_code_typescript_2" table:style-name="dvp_5f_code_5f_typescript_5f_2">
        <table:table-column table:style-name="dvp_5f_code_5f_typescript_5f_2.A" table:number-columns-repeated="5"/>
        <table:table-column table:style-name="dvp_5f_code_5f_typescript_5f_2.F"/>
        <table:table-row table:style-name="dvp_5f_code_5f_typescript_5f_2.1">
          <table:table-cell table:style-name="dvp_5f_code_5f_typescript_5f_2.A1" office:value-type="string">
            <text:p text:style-name="P11"/>
          </table:table-cell>
          <table:table-cell table:style-name="dvp_5f_code_5f_typescript_5f_2.A1" office:value-type="string">
            <text:p text:style-name="P11">typescript</text:p>
          </table:table-cell>
          <table:table-cell table:style-name="dvp_5f_code_5f_typescript_5f_2.A1" office:value-type="string">
            <text:p text:style-name="P11"/>
          </table:table-cell>
          <table:table-cell table:style-name="dvp_5f_code_5f_typescript_5f_2.A1" office:value-type="string">
            <text:p text:style-name="P11">0</text:p>
          </table:table-cell>
          <table:table-cell table:style-name="dvp_5f_code_5f_typescript_5f_2.A1" office:value-type="string">
            <text:p text:style-name="P11">1</text:p>
          </table:table-cell>
          <table:table-cell table:style-name="dvp_5f_code_5f_typescript_5f_2.F1" office:value-type="string">
            <text:p text:style-name="P11"/>
          </table:table-cell>
        </table:table-row>
        <table:table-row table:style-name="dvp_5f_code_5f_typescript_5f_2.2">
          <table:table-cell table:style-name="dvp_5f_code_5f_typescript_5f_2.A2" table:number-columns-spanned="6" office:value-type="string">
            <text:p text:style-name="P10">systemctl start docker &amp;&amp; systemctl enable docker</text:p>
          </table:table-cell>
          <table:covered-table-cell/>
          <table:covered-table-cell/>
          <table:covered-table-cell/>
          <table:covered-table-cell/>
          <table:covered-table-cell/>
        </table:table-row>
      </table:table>
      <text:p text:style-name="Standard"/>
      <text:p text:style-name="Standard">Normalement <text:change-start text:change-id="ct466369216"/><text:span text:style-name="T1">D</text:span><text:change-end text:change-id="ct466369216"/><text:change text:change-id="ct466370560"/>ocker est maintenant installé. On peut le vérifier par la commande <text:span text:style-name="Teletype">docker ps</text:span> qui affiche les images Docker présente<text:change text:change-id="ct466368992"/><text:change-start text:change-id="ct466369664"/><text:span text:style-name="T1">s</text:span><text:change-end text:change-id="ct466369664"/>.</text:p>
      <text:h text:style-name="Heading_20_1" text:outline-level="1">Sécurisation</text:h>
      <text:p text:style-name="Standard">L'étape suivante consiste à<text:change-start text:change-id="ct466368768"/> :<text:change-end text:change-id="ct466368768"/></text:p>
      <text:list xml:id="list230215921429653" text:style-name="List_20_1">
        <text:list-item>
          <text:p text:style-name="P12">sécuriser le serveur pour permettre un appel de notre API via <text:span text:style-name="T10">« https »</text:span><text:change-start text:change-id="ct466369440"/><text:span text:style-name="T10"> ;</text:span><text:change-end text:change-id="ct466369440"/></text:p>
        </text:list-item>
        <text:list-item>
          <text:p text:style-name="P12">authentifier les utilisateurs de l'API par l'usage d'un token.</text:p>
        </text:list-item>
      </text:list>
      <text:h text:style-name="Heading_20_2" text:outline-level="2"><text:change-start text:change-id="ct466369888"/>S<text:change-end text:change-id="ct466369888"/><text:change text:change-id="ct466370112"/>écurisation du serveur : mise en place des certificats SSL</text:h>
      <text:p text:style-name="Standard">L'usage du https pour héberger les sites est de plus en plus courant. Cela implique que les <text:change text:change-id="ct466372912"/><text:change-start text:change-id="ct466374144"/><text:span text:style-name="T1">API</text:span><text:change-end text:change-id="ct466374144"/> utilisées par les front-end sécurisés doivent également utiliser le protocol<text:change-start text:change-id="ct466370336"/><text:span text:style-name="T1">e</text:span><text:change-end text:change-id="ct466370336"/> 'https'. Pour autant, on peut faire fonctionner notre API sur un serveur non sécurisé. Dans ce cas, vous pouvez directement passe<text:change text:change-id="ct466373136"/><text:change-start text:change-id="ct466371568"/><text:span text:style-name="T1">r</text:span><text:change-end text:change-id="ct466371568"/> au chapitre suivant.</text:p>
      <text:p text:style-name="Standard"><text:change-start text:change-id="ct466374256"/><text:span text:style-name="T1">L</text:span><text:change-end text:change-id="ct466374256"/><text:change text:change-id="ct466373920"/>'usage 'https' nécessite<text:change-start text:change-id="ct466374368"/> :<text:change-end text:change-id="ct466374368"/></text:p>
      <text:list xml:id="list230214976004041" text:style-name="List_20_1">
        <text:list-item>
          <text:p text:style-name="P12">la mise en place de certificats SSL<text:change-start text:change-id="ct466373584"/> ;<text:change-end text:change-id="ct466373584"/><text:change text:change-id="ct466373360"/></text:p>
        </text:list-item>
        <text:list-item>
          <text:p text:style-name="P12">l'interrogation du serveur via un nom de domaine.</text:p>
        </text:list-item>
      </text:list>
      <text:p text:style-name="Standard">Dans cet exemple<text:change-start text:change-id="ct466373696"/>,<text:change-end text:change-id="ct466373696"/> on utilise des certificats <text:span text:style-name="T10">« Let's Encrypt »</text:span>.</text:p>
      <text:p text:style-name="Standard">Vous devez paramétrer le DNS de votre domaine pour le faire pointer vers l'adresse IP de votre serveur. Le principe consiste à ajouter un <text:span text:style-name="T10">« enregistrement A »</text:span> au DNS du nom de domaine.</text:p>
      <text:p text:style-name="Standard">La procédure pas à pas dépend de votre fournisseur de nom<text:change-start text:change-id="ct466371904"/><text:span text:style-name="T1">s</text:span><text:change-end text:change-id="ct466371904"/> de domaine et est souvent détaillée dans les FAQ. On peut également consulter les sites suivants :</text:p>
      <text:list xml:id="list230215888587808" text:style-name="List_20_1">
        <text:list-item>
          <text:p text:style-name="P12"><text:a xlink:type="simple" xlink:href="https://blog.youdot.io/fr/4-types-enregistrements-dns-a-connaitre/" text:style-name="Internet_20_link" text:visited-style-name="Visited_20_Internet_20_Link">https://blog.youdot.io/fr/4-types-enregistrements-dns-a-connaitre/</text:a><text:change-start text:change-id="ct466371344"/>;<text:change-end text:change-id="ct466371344"/> </text:p>
        </text:list-item>
        <text:list-item>
          <text:p text:style-name="P12"><text:a xlink:type="simple" xlink:href="https://docs.icodia.com/general/zones-dns" text:style-name="Internet_20_link" text:visited-style-name="Visited_20_Internet_20_Link">https://docs.icodia.com/general/zones-dns</text:a><text:change-start text:change-id="ct466373024"/>.<text:change-end text:change-id="ct466373024"/> </text:p>
        </text:list-item>
      </text:list>
      <text:p text:style-name="Standard">Il faut, maintenant, fabriquer les certificats. Sur le serveur qui hébergera l'<text:change text:change-id="ct466372688"/><text:change-start text:change-id="ct466373248"/><text:span text:style-name="T1">API</text:span><text:change-end text:change-id="ct466373248"/>, on installe <text:span text:style-name="T10">« certbot »</text:span> en suivant les instructions du site<text:change-start text:change-id="ct466372240"/><text:span text:style-name="T1"> </text:span><text:change-end text:change-id="ct466372240"/>: <text:a xlink:type="simple" xlink:href="https://certbot.eff.org/instructions" text:style-name="Internet_20_link" text:visited-style-name="Visited_20_Internet_20_Link">https://certbot.eff.org/instructions</text:a><text:change-start text:change-id="ct466373808"/>.<text:change-end text:change-id="ct466373808"/></text:p>
      <text:p text:style-name="P7">Cet outil automatise la procédure d'installation des certificats via la commande :</text:p>
      <text:p text:style-name="P2"><text:s/></text:p>
      <table:table table:name="dvp_code_typescript_3" table:style-name="dvp_5f_code_5f_typescript_5f_3">
        <table:table-column table:style-name="dvp_5f_code_5f_typescript_5f_3.A" table:number-columns-repeated="5"/>
        <table:table-column table:style-name="dvp_5f_code_5f_typescript_5f_3.F"/>
        <table:table-row table:style-name="dvp_5f_code_5f_typescript_5f_3.1">
          <table:table-cell table:style-name="dvp_5f_code_5f_typescript_5f_3.A1" office:value-type="string">
            <text:p text:style-name="P11"/>
          </table:table-cell>
          <table:table-cell table:style-name="dvp_5f_code_5f_typescript_5f_3.A1" office:value-type="string">
            <text:p text:style-name="P11">typescript</text:p>
          </table:table-cell>
          <table:table-cell table:style-name="dvp_5f_code_5f_typescript_5f_3.A1" office:value-type="string">
            <text:p text:style-name="P11"/>
          </table:table-cell>
          <table:table-cell table:style-name="dvp_5f_code_5f_typescript_5f_3.A1" office:value-type="string">
            <text:p text:style-name="P11">0</text:p>
          </table:table-cell>
          <table:table-cell table:style-name="dvp_5f_code_5f_typescript_5f_3.A1" office:value-type="string">
            <text:p text:style-name="P11">1</text:p>
          </table:table-cell>
          <table:table-cell table:style-name="dvp_5f_code_5f_typescript_5f_3.F1" office:value-type="string">
            <text:p text:style-name="P11"/>
          </table:table-cell>
        </table:table-row>
        <table:table-row table:style-name="dvp_5f_code_5f_typescript_5f_3.2">
          <table:table-cell table:style-name="dvp_5f_code_5f_typescript_5f_3.A2" table:number-columns-spanned="6" office:value-type="string">
            <text:p text:style-name="P10">certbot certonly --standalone -d sub.domaine.com</text:p>
          </table:table-cell>
          <table:covered-table-cell/>
          <table:covered-table-cell/>
          <table:covered-table-cell/>
          <table:covered-table-cell/>
          <table:covered-table-cell/>
        </table:table-row>
      </table:table>
      <text:p text:style-name="P2"><text:s/>en rempla<text:change-start text:change-id="ct466372352"/><text:span text:style-name="T1">ç</text:span><text:change-end text:change-id="ct466372352"/><text:change text:change-id="ct466374032"/>ant <text:span text:style-name="T6">sub.domain.com</text:span> par votre domaine.</text:p>
      <text:p text:style-name="Standard">Lors de son exécution, Let's Encrypt va chercher à joindre votre serveur via le port 80. Il faut <text:soft-page-break/>donc s'assurer que l'accès est possible depuis l'extérieur (en particulier en regardant du côté des firewalls et/ou des redirections de ports)<text:change-start text:change-id="ct466374480"/>.<text:change-end text:change-id="ct466374480"/></text:p>
      <text:p text:style-name="Standard">Si tout se passe bien, vous récup<text:change-start text:change-id="ct466374592"/><text:span text:style-name="T1">é</text:span><text:change-end text:change-id="ct466374592"/><text:change text:change-id="ct466371232"/>rez plusieurs fichiers dans le répertoire <text:span text:style-name="T6">/etc/letsencrypt/live/&lt;sub.domain.com&gt;</text:span><text:change-start text:change-id="ct466371120"/><text:span text:style-name="T6">.</text:span><text:change-end text:change-id="ct466371120"/></text:p>
      <text:p text:style-name="Standard">Pour établir une connexion sécurisée, Flask utilise deux fichiers produits par certbot :</text:p>
      <text:list xml:id="list230216230176742" text:style-name="List_20_1">
        <text:list-item>
          <text:p text:style-name="P12">"fullchain.pem" : contenant l'ensemble des certificats</text:p>
        </text:list-item>
        <text:list-item>
          <text:p text:style-name="P12">"privkey.pem" : <text:change-start text:change-id="ct466371456"/><text:span text:style-name="T1">l</text:span><text:change-end text:change-id="ct466371456"/><text:change text:change-id="ct466377616"/>a clé privée de votre certificat. <text:change-start text:change-id="ct466371680"/><text:span text:style-name="T1">À</text:span><text:change-end text:change-id="ct466371680"/><text:change text:change-id="ct466372800"/> garder confidentielle en toutes circonstances et à ne communiquer à personne, quel que soit le prétexte.</text:p>
        </text:list-item>
      </text:list>
      <text:p text:style-name="Standard">Il<text:change text:change-id="ct466376048"/> faut rendre ces fichiers visibles à l'image docker de notre serveur<text:change-start text:change-id="ct466376832"/>.<text:change-end text:change-id="ct466376832"/> On va donc les copier dans le r<text:change-start text:change-id="ct466375376"/><text:span text:style-name="T1">é</text:span><text:change-end text:change-id="ct466375376"/><text:change text:change-id="ct466375488"/>pertoire /root/certs que l'on ouvrira à l'image via la commande "VOLUME"</text:p>
      <table:table table:name="dvp_code_shellscript_3" table:style-name="dvp_5f_code_5f_shellscript_5f_3">
        <table:table-column table:style-name="dvp_5f_code_5f_shellscript_5f_3.A" table:number-columns-repeated="6"/>
        <table:table-row table:style-name="dvp_5f_code_5f_shellscript_5f_3.1">
          <table:table-cell table:style-name="dvp_5f_code_5f_shellscript_5f_3.A1" office:value-type="string">
            <text:p text:style-name="Standard"/>
          </table:table-cell>
          <table:table-cell table:style-name="dvp_5f_code_5f_shellscript_5f_3.A1" office:value-type="string">
            <text:p text:style-name="Standard">shellscript</text:p>
          </table:table-cell>
          <table:table-cell table:style-name="dvp_5f_code_5f_shellscript_5f_3.A1" office:value-type="string">
            <text:p text:style-name="Standard"/>
          </table:table-cell>
          <table:table-cell table:style-name="dvp_5f_code_5f_shellscript_5f_3.A1" office:value-type="string">
            <text:p text:style-name="Standard">0</text:p>
          </table:table-cell>
          <table:table-cell table:style-name="dvp_5f_code_5f_shellscript_5f_3.A1" office:value-type="string">
            <text:p text:style-name="Standard">1</text:p>
          </table:table-cell>
          <table:table-cell table:style-name="dvp_5f_code_5f_shellscript_5f_3.A1" office:value-type="string">
            <text:p text:style-name="Standard"/>
          </table:table-cell>
        </table:table-row>
        <table:table-row table:style-name="dvp_5f_code_5f_shellscript_5f_3.2">
          <table:table-cell table:style-name="dvp_5f_code_5f_shellscript_5f_3.A1" table:number-columns-spanned="6" office:value-type="string">
            <text:p text:style-name="dvp_5f_code">mkdir /root/certs &amp;&amp; cp /etc/letsencrypt/live/sub.domain.com/* /root/certs</text:p>
          </table:table-cell>
          <table:covered-table-cell/>
          <table:covered-table-cell/>
          <table:covered-table-cell/>
          <table:covered-table-cell/>
          <table:covered-table-cell/>
        </table:table-row>
      </table:table>
      <text:p text:style-name="Standard">Théoriquement, cette manipulation doit être réalisée chaque fois que l'on met à jour les certificats. Let's encrypt impose le renouvellement des certificats tous les <text:change text:change-id="ct466375600"/><text:change-start text:change-id="ct466378064"/><text:span text:style-name="T2">tr</text:span><text:change-end text:change-id="ct466378064"/><text:change-start text:change-id="ct466375712"/><text:span text:style-name="T2">ois</text:span><text:change-end text:change-id="ct466375712"/> mois. La procédure est automatisable via (voir <text:a xlink:type="simple" xlink:href="https://certbot.eff.org/docs/using.html?highlight=renew#renewing-certificates" text:style-name="Internet_20_link" text:visited-style-name="Visited_20_Internet_20_Link">https://certbot.eff.org/docs/using.html?highlight=renew#renewing-certificates</text:a>) m<text:change-start text:change-id="ct466375824"/><text:span text:style-name="T2">ais</text:span><text:change-end text:change-id="ct466375824"/><text:change text:change-id="ct466376272"/> il faut également automatiser la copie. Vous pouvez également utiliser un certificat, souvent fourni gratuitement par le fournisseur du nom de domaine.</text:p>
      <text:h text:style-name="Heading_20_2" text:outline-level="2">Sécurisation de l'<text:change-start text:change-id="ct466377392"/><text:span text:style-name="T2">API</text:span><text:change-end text:change-id="ct466377392"/><text:change text:change-id="ct466375040"/> par gestion de token<text:change-start text:change-id="ct466369776"/><text:span text:style-name="T2">s</text:span><text:change-end text:change-id="ct466369776"/></text:h>
      <text:p text:style-name="Standard">Flask permet l'ajout d'une couche de sécurité directement au niveau de l'API via l'usage de token pour identifier les utilisateurs (développeurs).</text:p>
      <text:p text:style-name="Standard">Pour aller plus loin, en particulier si l'on souhaite commercialiser l'<text:change text:change-id="ct466377728"/><text:change-start text:change-id="ct466375936"/><text:span text:style-name="T2">API</text:span><text:change-end text:change-id="ct466375936"/>, il faudrait envisager l'installation de solution<text:change-start text:change-id="ct466376160"/><text:span text:style-name="T2">s</text:span><text:change-end text:change-id="ct466376160"/> de gestion d'API (API management). On trouve plusieurs produits pour faire cela<text:change-start text:change-id="ct466376384"/>.<text:change-end text:change-id="ct466376384"/> Certain<text:change text:change-id="ct466377952"/>s sont propriétaires, d'autres <text:change-start text:change-id="ct466378176"/><text:span text:style-name="T2">o</text:span><text:change-end text:change-id="ct466378176"/><text:change text:change-id="ct466374928"/>pen source comme le détaille cet article : <text:a xlink:type="simple" xlink:href="https://techbeacon.com/app-dev-testing/you-need-api-management-help-11-open-source-tools-consider" text:style-name="Internet_20_link" text:visited-style-name="Visited_20_Internet_20_Link">11 open-source tools to consider</text:a><text:change-start text:change-id="ct466374704"/>.<text:change-end text:change-id="ct466374704"/></text:p>
      <text:p text:style-name="Standard">Dans notre cas, nous allons rester sur une gestion du token intégr<text:change-start text:change-id="ct466374816"/><text:span text:style-name="T2">é</text:span><text:change-end text:change-id="ct466374816"/><text:change text:change-id="ct466381648"/> au serveur.</text:p>
      <text:p text:style-name="Standard">La procédure d'obtention du token est réduite à sa plus simple expression, puisqu'il suffit d'appeler l'API "/auth" qui se charge d'enregistrer un username / password dans la base de données et de retourner le token d'authentification.</text:p>
      <text:p text:style-name="Standard">Dans une version plus industrialisée, on pourrait par exemple exiger un email comme nom d'utilisateur. <text:change text:change-id="ct466378512"/><text:change-start text:change-id="ct466381200"/><text:span text:style-name="T2">À</text:span><text:change-end text:change-id="ct466381200"/> chaque appel, l'<text:change text:change-id="ct466380304"/><text:change-start text:change-id="ct466378736"/><text:span text:style-name="T2">API</text:span><text:change-end text:change-id="ct466378736"/> se connectera à la base pour retrouver le compte via le token. Ainsi il est possible de vérifier que le développeur <text:change-start text:change-id="ct466381760"/><text:span text:style-name="T2">a</text:span><text:change-end text:change-id="ct466381760"/><text:change text:change-id="ct466380192"/> les droits pour utiliser notre API.</text:p>
      <text:p text:style-name="Standard">Une autre option<text:change text:change-id="ct466378288"/>, non mise en œuvre ici, consiste à n'autoriser les appels à l'API que depuis une adresse spécifique.</text:p>
      <text:h text:style-name="Heading_20_1" text:outline-level="1"><text:soft-page-break/>La base de données</text:h>
      <text:p text:style-name="Standard">L'objectif de l'article est également de montrer un exemple d'implémentation d'une base de données moderne et cour<text:change text:change-id="ct466380080"/>ante dans l'univers Python. Pour cette raison<text:change-start text:change-id="ct466378624"/>,<text:change-end text:change-id="ct466378624"/> on installe MongoDB via la <text:change text:change-id="ct466391056"/><text:change-start text:change-id="ct466389936"/><text:span text:style-name="T10">bibliothèque</text:span><text:change-end text:change-id="ct466389936"/> "pymongo" (<text:a xlink:type="simple" xlink:href="https://api.mongodb.com/python/current/" text:style-name="Internet_20_link" text:visited-style-name="Visited_20_Internet_20_Link">https://api.mongodb.com/python/current/</text:a>)</text:p>
      <text:h text:style-name="Heading_20_2" text:outline-level="2">Installation</text:h>
      <text:p text:style-name="Standard">On doit commencer par installer une instance de MongoDB sur le serveur. Pour ne pas compliquer le processus d'installation, on choisi<text:change-start text:change-id="ct466378848"/><text:span text:style-name="T2">t</text:span><text:change-end text:change-id="ct466378848"/><text:change text:change-id="ct466378400"/> d'utiliser l'image "docker" : <text:a xlink:type="simple" xlink:href="https://hub.docker.com/_/mongo" text:style-name="Internet_20_link" text:visited-style-name="Visited_20_Internet_20_Link">https://hub.docker.com/_/mongo</text:a><text:change-start text:change-id="ct466379184"/>.<text:change-end text:change-id="ct466379184"/></text:p>
      <text:p text:style-name="Standard">Rien de plus simple, puisqu'une seule commande suffit :</text:p>
      <table:table table:name="dvp_code_shellscript_4" table:style-name="dvp_5f_code_5f_shellscript_5f_4">
        <table:table-column table:style-name="dvp_5f_code_5f_shellscript_5f_4.A" table:number-columns-repeated="6"/>
        <table:table-row table:style-name="dvp_5f_code_5f_shellscript_5f_4.1">
          <table:table-cell table:style-name="dvp_5f_code_5f_shellscript_5f_4.A1" office:value-type="string">
            <text:p text:style-name="Standard"/>
          </table:table-cell>
          <table:table-cell table:style-name="dvp_5f_code_5f_shellscript_5f_4.A1" office:value-type="string">
            <text:p text:style-name="Standard">shellscript</text:p>
          </table:table-cell>
          <table:table-cell table:style-name="dvp_5f_code_5f_shellscript_5f_4.A1" office:value-type="string">
            <text:p text:style-name="Standard"/>
          </table:table-cell>
          <table:table-cell table:style-name="dvp_5f_code_5f_shellscript_5f_4.A1" office:value-type="string">
            <text:p text:style-name="Standard">0</text:p>
          </table:table-cell>
          <table:table-cell table:style-name="dvp_5f_code_5f_shellscript_5f_4.A1" office:value-type="string">
            <text:p text:style-name="Standard">1</text:p>
          </table:table-cell>
          <table:table-cell table:style-name="dvp_5f_code_5f_shellscript_5f_4.A1" office:value-type="string">
            <text:p text:style-name="Standard"/>
          </table:table-cell>
        </table:table-row>
        <table:table-row table:style-name="dvp_5f_code_5f_shellscript_5f_4.2">
          <table:table-cell table:style-name="dvp_5f_code_5f_shellscript_5f_4.A1" table:number-columns-spanned="6" office:value-type="string">
            <text:p text:style-name="dvp_5f_code">docker run --restart=always -v /root/mongodata:/data/db -d -p 27017-27019:27017-27019 --name mongodb -e MONGO_INITDB_ROOT_USERNAME=admin -e MONGO_INITDB_ROOT_PASSWORD=admin_password mongo</text:p>
          </table:table-cell>
          <table:covered-table-cell/>
          <table:covered-table-cell/>
          <table:covered-table-cell/>
          <table:covered-table-cell/>
          <table:covered-table-cell/>
        </table:table-row>
      </table:table>
      <text:p text:style-name="Standard"/>
      <text:h text:style-name="Heading_20_2" text:outline-level="2">Remarques</text:h>
      <text:p text:style-name="Standard">Il faut retenir que<text:change-start text:change-id="ct420656704"/> :<text:change-end text:change-id="ct420656704"/></text:p>
      <text:list xml:id="list230215723742898" text:style-name="List_20_1">
        <text:list-item>
          <text:p text:style-name="P12">l'écriture dans la base depuis l'API se fera avec le user/mot de passe : admin/admin_password. Ce couple sera utilisé dans l'API pour se connecter à la base<text:change-start text:change-id="ct420658160"/> ;<text:change-end text:change-id="ct420658160"/></text:p>
        </text:list-item>
        <text:list-item>
          <text:p text:style-name="P12">la base n'est pas néc<text:span text:style-name="T12">e</text:span>ssairement installée sur le même serveur que l'API<text:change-start text:change-id="ct420658272"/> ;<text:change-end text:change-id="ct420658272"/></text:p>
        </text:list-item>
        <text:list-item>
          <text:p text:style-name="P12">le port de connexion à la base de donnée<text:change-start text:change-id="ct420657488"/>s<text:change-end text:change-id="ct420657488"/> est celui par défaut, le 27017. Dans une optique industrielle, il peut être souhaitable de le modifier<text:change-start text:change-id="ct420658384"/> ;<text:change-end text:change-id="ct420658384"/></text:p>
        </text:list-item>
        <text:list-item>
          <text:p text:style-name="P12">il est possible de se connecter via l'outil Mongo Compass (<text:a xlink:type="simple" xlink:href="https://www.mongodb.com/products/compass" text:style-name="Internet_20_link" text:visited-style-name="Visited_20_Internet_20_Link">https://www.mongodb.com/products/compass</text:a>) pour visionner le contenu <text:change-start text:change-id="ct420659056"/>d<text:span text:style-name="T2">e </text:span><text:change-end text:change-id="ct420659056"/>notre base depuis n'importe quel poste dès lors qu'on utilise bien les paramètres de connexion ci-dessus<text:change-start text:change-id="ct420658832"/>.<text:change-end text:change-id="ct420658832"/></text:p>
        </text:list-item>
      </text:list>
      <text:h text:style-name="Heading_20_2" text:outline-level="2">Usage</text:h>
      <text:p text:style-name="Standard">La <text:change text:change-id="ct466389264"/><text:change-start text:change-id="ct466391504"/><text:span text:style-name="T10">bibliothèque</text:span><text:change-end text:change-id="ct466391504"/> Python utilisée pour inter<text:change text:change-id="ct420658944"/>agir avec MongoDB doit être installée. MongoDB est une base orientée document.</text:p>
      <text:p text:style-name="Standard">Chaque enregistrement est donc un dictionnaire <text:change-start text:change-id="ct420659392"/><text:span text:style-name="T2">P</text:span><text:change-end text:change-id="ct420659392"/><text:change text:change-id="ct420657712"/>ython (type dict). Dans notre API, on utilise <text:change-start text:change-id="ct420659616"/><text:span text:style-name="T2">deux</text:span><text:change-end text:change-id="ct420659616"/><text:change text:change-id="ct420659504"/> types d'objets<text:change-start text:change-id="ct420659728"/><text:span text:style-name="T2"> </text:span><text:change-end text:change-id="ct420659728"/>:</text:p>
      <text:list xml:id="list230215029832419" text:style-name="List_20_1">
        <text:list-item>
          <text:p text:style-name="P12">l'objet user est un simple dictionnaire (user,mot de passe)<text:change-start text:change-id="ct420662752"/> ;<text:change-end text:change-id="ct420662752"/></text:p>
        </text:list-item>
        <text:list-item>
          <text:p text:style-name="P12"><text:soft-page-break/>un objet log_entrie contient chaque appel aux API : le token, la date de l'appel et les paramètres<text:change-start text:change-id="ct420657040"/>.<text:change-end text:change-id="ct420657040"/></text:p>
        </text:list-item>
      </text:list>
      <text:h text:style-name="Heading_20_1" text:outline-level="1">Logique de fonctionnement de l'API</text:h>
      <text:h text:style-name="Heading_20_2" text:outline-level="2">Principe</text:h>
      <text:p text:style-name="Standard">L'API est avant tout un prétexte pour illustrer l'architecture, pour autant elle pourrait servir de point de départ à un moteur de recherche d'images comme <text:change text:change-id="ct420661296"/><text:change-start text:change-id="ct420663312"/><text:span text:style-name="T2">substitut</text:span><text:change-end text:change-id="ct420663312"/> à un <text:change-start text:change-id="ct420662528"/><text:span text:style-name="T2">G</text:span><text:change-end text:change-id="ct420662528"/><text:change text:change-id="ct420660288"/>oogle image. Elle re<text:change-start text:change-id="ct420662080"/><text:span text:style-name="T2">ç</text:span><text:change-end text:change-id="ct420662080"/><text:change text:change-id="ct420661856"/>oit en paramètre un mot clé et interroge deux plateformes de référencement de photos : PixaBay et Unsplash. Ces deux plateformes exposent des API via leur portail développeurs.</text:p>
      <text:p text:style-name="Standard">Les résultats sont concaténés et renvoyés au front-end sous forme d'une suite d'URL.</text:p>
      <text:p text:style-name="Standard">REST repose sur <text:change text:change-id="ct420659840"/><text:change-start text:change-id="ct420662304"/><text:span text:style-name="T2">quatre</text:span><text:change-end text:change-id="ct420662304"/> actions possibles sur les ressources manipulées. GET pour les récupérer, POST pour les ajouter, PUT pour mettre <text:change-start text:change-id="ct420665328"/><text:span text:style-name="T2">à</text:span><text:change-end text:change-id="ct420665328"/><text:change text:change-id="ct420662416"/> jour une ressource existante, enfin DELETE pour supprimer une ressource. Plus d'info<text:change-start text:change-id="ct420663424"/><text:span text:style-name="T2">s</text:span><text:change-end text:change-id="ct420663424"/> sur REST se trouve<text:change-start text:change-id="ct420663760"/><text:span text:style-name="T2">nt</text:span><text:change-end text:change-id="ct420663760"/> ici : <text:a xlink:type="simple" xlink:href="https://blog.nicolashachet.com/niveaux/confirme/larchitecture-rest-expliquee-en-5-regles/" text:style-name="Internet_20_link" text:visited-style-name="Visited_20_Internet_20_Link">https://blog.nicolashachet.com/niveaux/confirme/larchitecture-rest-expliquee-en-5-regles/</text:a><text:change-start text:change-id="ct420665888"/>.<text:change-end text:change-id="ct420665888"/> La <text:change text:change-id="ct466390496"/><text:change-start text:change-id="ct466391168"/><text:span text:style-name="T10">bibliothèque</text:span><text:change-end text:change-id="ct466391168"/> RestPlus, implémente l'architecture REST sur flask. Elle consiste à représenter les ressources (au sens REST) par des classes Python. <text:change-start text:change-id="ct420664320"/><text:span text:style-name="T2">L</text:span><text:change-end text:change-id="ct420664320"/><text:change text:change-id="ct420665552"/>es verbes, en particulier GET, celui qu'on va utiliser, est implémenté par une méthode du même nom de la classe représentant la ressource.</text:p>
      <text:h text:style-name="Heading_20_2" text:outline-level="2">Fichier de configuration</text:h>
      <text:p text:style-name="Standard">Dans une optique d'industrialisation, les paramètres du serveur sont regroupés dans un<text:change text:change-id="ct420664432"/> fichier YAML. <text:line-break/>Même si ce format est moins courant que json, on gagne en lisibilité notamment via la possibilité d'ajouter des commentaires.</text:p>
      <text:p text:style-name="Standard">Il contient les paramètres néc<text:change-start text:change-id="ct420667568"/><text:span text:style-name="T2">e</text:span><text:change-end text:change-id="ct420667568"/><text:change text:change-id="ct420666336"/>ssaires au fonctionnement du serveur, en particulier :</text:p>
      <text:list xml:id="list230215846439342" text:style-name="List_20_1">
        <text:list-item>
          <text:p text:style-name="P12">le point de terminaison (endpoint) de notre API<text:change-start text:change-id="ct420667232"/> ;<text:change-end text:change-id="ct420667232"/></text:p>
        </text:list-item>
        <text:list-item>
          <text:p text:style-name="P12">les paramètres d'accès aux plateformes de photos.</text:p>
        </text:list-item>
      </text:list>
      <text:p text:style-name="Standard">Ce fichier doit rest<text:change-start text:change-id="ct420668240"/>e<text:span text:style-name="T2">r</text:span><text:change-end text:change-id="ct420668240"/><text:change text:change-id="ct420667680"/> confidentiel. On aurait p<text:change-start text:change-id="ct420668352"/><text:span text:style-name="T2">u</text:span><text:change-end text:change-id="ct420668352"/><text:change text:change-id="ct420667008"/> y ajouter les paramètres d'accès à la base<text:change-start text:change-id="ct420668464"/>,<text:change-end text:change-id="ct420668464"/> mais ces paramètres sont passés dans la commande docker d'installation du serveur (voir rubrique sur l'installation)<text:change-start text:change-id="ct420667120"/>.<text:change-end text:change-id="ct420667120"/></text:p>
      <text:p text:style-name="Standard">##Principale fonction mise en œuvre Le code est assez court et abondamment commenté, donc facilement adaptable / "forkable". Dans la suite on le décrit dans les grandes lignes.</text:p>
      <text:h text:style-name="Heading_20_3" text:outline-level="3">Le fonctionnement des API : retourner des photos</text:h>
      <text:list xml:id="list230214363697875" text:style-name="List_20_1">
        <text:list-item>
          <text:p text:style-name="P12"><text:change-start text:change-id="ct420667456"/><text:span text:style-name="T2">L</text:span><text:change-end text:change-id="ct420667456"/><text:change text:change-id="ct420667344"/>es fonctions queryUnsplash et queryPixabay ("tools.py") se chargent de l'interrogation des plateformes de photos. Elles nécessitent un enregistrement préalable sur leur portail développeurs afin d'y récupérer des clés d'usage. Voir <text:a xlink:type="simple" xlink:href="https://pixabay.com/api/docs/" text:style-name="Internet_20_link" text:visited-style-name="Visited_20_Internet_20_Link">https://pixabay.com/api/docs/</text:a> et <text:a xlink:type="simple" xlink:href="https://unsplash.com/developers" text:style-name="Internet_20_link" text:visited-style-name="Visited_20_Internet_20_Link">https://unsplash.com/developers</text:a>. Ces clés doivent être inscrites dans le fichier "settings.yaml" du projet.<text:soft-page-break/></text:p>
        </text:list-item>
        <text:list-item>
          <text:p text:style-name="P12">La ressource "Image" dont l'API "get" se charge de la consolidation des résultats des deux fonctions précédentes<text:change-start text:change-id="ct420667792"/>.<text:change-end text:change-id="ct420667792"/></text:p>
        </text:list-item>
      </text:list>
      <text:h text:style-name="Heading_20_3" text:outline-level="3">La gestion des API : app.py</text:h>
      <text:p text:style-name="Standard">La configuration des API, route et parsing des paramètres en particulier, est assuré<text:change-start text:change-id="ct420667904"/><text:span text:style-name="T2">e</text:span><text:change-end text:change-id="ct420667904"/> par RestPlus via<text:change-start text:change-id="ct420668016"/> :<text:change-end text:change-id="ct420668016"/></text:p>
      <text:list xml:id="list230216071948920" text:style-name="List_20_1">
        <text:list-item>
          <text:p text:style-name="P12">la classe Image qui par, l'héritage de la classe ressource, fonctionne suivant les préceptes REST<text:change-start text:change-id="ct420668128"/> ;<text:change-end text:change-id="ct420668128"/><text:change text:change-id="ct420668800"/></text:p>
        </text:list-item>
        <text:list-item>
          <text:p text:style-name="P12">les décorateurs app.route, indiquant les routes pour l'appel des <text:change text:change-id="ct420668576"/><text:change-start text:change-id="ct420668688"/>A<text:span text:style-name="T2">PI ;</text:span><text:change-end text:change-id="ct420668688"/></text:p>
        </text:list-item>
        <text:list-item>
          <text:p text:style-name="P12">le parser, se charge de décomposer les paramètres et contribue à produire la documentation pour swagger<text:change-start text:change-id="ct420655584"/>.<text:change-end text:change-id="ct420655584"/></text:p>
        </text:list-item>
      </text:list>
      <text:p text:style-name="Standard">Dans notre serveur on n'a finalemen<text:change text:change-id="ct420654912"/>t besoin que d'une seule <text:change text:change-id="ct420654688"/><text:change-start text:change-id="ct420656144"/><text:span text:style-name="T2">API</text:span><text:change-end text:change-id="ct420656144"/> (plus celle pour l'authentification). On pourrait en ajouter d'autres, mais celles<text:change-start text:change-id="ct420655696"/>-<text:change-end text:change-id="ct420655696"/><text:change text:change-id="ct420655024"/>ci seraient construites sur à peu prè<text:change-start text:change-id="ct420653120"/><text:span text:style-name="T2">s</text:span><text:change-end text:change-id="ct420653120"/><text:change text:change-id="ct420655360"/> le même mod<text:change-start text:change-id="ct420654240"/><text:span text:style-name="T2">èle</text:span><text:change-end text:change-id="ct420654240"/><text:change text:change-id="ct420655920"/> imposé par Flask-plus : une classe représente la ressource adressée et les méthode<text:change-start text:change-id="ct420655136"/><text:span text:style-name="T2">s</text:span><text:change-end text:change-id="ct420655136"/> GET, POST de cette classe implémentent la logique REST.</text:p>
      <text:h text:style-name="Heading_20_3" text:outline-level="3">Authentification des appels à l'API : tools.py</text:h>
      <text:p text:style-name="Standard">La gestion des tokens d'authentification, en particulier encodage et décodage, est assuré par les fonctions createToken et decodeToken Le décorateur token_required vérifie la présence du token dans les API. Il reçoit l'instance de la base de données comme paramètre et peut ainsi récupérer le compte développeur et par exemple, vérifier les quotas et/ou les droits avant d'autoriser l'exécution.</text:p>
      <text:h text:style-name="Heading_20_3" text:outline-level="3">La base de données : dao.py</text:h>
      <text:p text:style-name="Standard">La base de données est prise en charge par la classe DAO qui fait l'interface entre MongoDB et l'API, pour<text:change-start text:change-id="ct420654352"/> :<text:change-end text:change-id="ct420654352"/></text:p>
      <text:list xml:id="list230215413424258" text:style-name="List_20_1">
        <text:list-item>
          <text:p text:style-name="P12">ouvrir la connexion avec la base MongoDB via son constructeur<text:change-start text:change-id="ct420652672"/> ;<text:change-end text:change-id="ct420652672"/><text:change text:change-id="ct420655248"/></text:p>
        </text:list-item>
        <text:list-item>
          <text:p text:style-name="P12">gérer les utilisateurs des <text:change text:change-id="ct420655808"/><text:change-start text:change-id="ct420652784"/>A<text:span text:style-name="T2">PI</text:span><text:change-end text:change-id="ct420652784"/>, (inscription et lecture dans la base pour confirmer la possibilité d'utiliser l'API)<text:change-start text:change-id="ct420652896"/> ;<text:change-end text:change-id="ct420652896"/></text:p>
        </text:list-item>
        <text:list-item>
          <text:p text:style-name="P12">tracer l'ensemble des transactions (écritures à chaque appel, du token et de la date) ouvrant ainsi la possibilité d'une gestion de quotas et d'une éventuelle facturation<text:change-start text:change-id="ct420654576"/>.<text:change-end text:change-id="ct420654576"/></text:p>
        </text:list-item>
      </text:list>
      <text:h text:style-name="Heading_20_1" text:outline-level="1">Déploiement de l'API</text:h>
      <text:p text:style-name="Standard">Là aussi, l'usage de Docker simplifie le déploiement de notre API.</text:p>
      <text:h text:style-name="Heading_20_2" text:outline-level="2"><text:soft-page-break/>Fabrication de l'image docker</text:h>
      <text:p text:style-name="Standard">Avant de fabriquer l'image, il est préférable de s'inscrire sur le <text:a xlink:type="simple" xlink:href="https://hub.docker.com/" text:style-name="Internet_20_link" text:visited-style-name="Visited_20_Internet_20_Link">hub docker</text:a>. Après cette inscription vous disposez d'un espace pour stocker les images Docker que vous allez construire.</text:p>
      <text:p text:style-name="Standard">Une fois le code finalis<text:change-start text:change-id="ct466368880"/><text:span text:style-name="T3">é</text:span><text:change-end text:change-id="ct466368880"/><text:change text:change-id="ct466379520"/>, stock<text:change-start text:change-id="ct466380528"/><text:span text:style-name="T3">é</text:span><text:change-end text:change-id="ct466380528"/><text:change text:change-id="ct466379744"/> dans le fichier "App.py", le fichier Docker ("Dockerfile") permet la construction d'une image déployable du serveur d'API. Elle repose sur une distribution Linux relativement légère et disposant d'une image Python préinstallée.</text:p>
      <text:p text:style-name="Standard">Dans le répertoire GitHub, on propose deux fichiers Dockerfile. L'un permet de construire une image docker installable sur un serveur de type x86. L'autre va permettre de déployer <text:change text:change-id="ct466379856"/>l'API sur un serveur ARM, Raspberry PI par exemple. Les deux images repose<text:change-start text:change-id="ct466379632"/><text:span text:style-name="T3">nt</text:span><text:change-end text:change-id="ct466379632"/> sur la distribution Alpine compatible x86 et ARM.</text:p>
      <text:p text:style-name="Standard">Le fichier Dockerfile se charge d'installer sur l'image les <text:change text:change-id="ct234389520"/><text:change-start text:change-id="ct234389856"/><text:span text:style-name="T3">bibliothèques</text:span><text:change-end text:change-id="ct234389856"/> nécessaires à l'exécution de l'API et d'installer les fichiers <text:change-start text:change-id="ct466383664"/><text:span text:style-name="T3">P</text:span><text:change-end text:change-id="ct466383664"/><text:change text:change-id="ct466382880"/>ython nécessaire<text:change-start text:change-id="ct466384224"/><text:span text:style-name="T3">s</text:span><text:change-end text:change-id="ct466384224"/> dans le répertoire <text:span text:style-name="T6">/app</text:span> de l'image.</text:p>
      <text:p text:style-name="Standard">La commande pour construire l'image est simple :</text:p>
      <table:table table:name="dvp_code_shellscript_11" table:style-name="dvp_5f_code_5f_shellscript_5f_11">
        <table:table-column table:style-name="dvp_5f_code_5f_shellscript_5f_11.A" table:number-columns-repeated="5"/>
        <table:table-column table:style-name="dvp_5f_code_5f_shellscript_5f_11.F"/>
        <table:table-row table:style-name="dvp_5f_code_5f_shellscript_5f_11.1">
          <table:table-cell table:style-name="dvp_5f_code_5f_shellscript_5f_11.A1" office:value-type="string">
            <text:p text:style-name="P11"/>
          </table:table-cell>
          <table:table-cell table:style-name="dvp_5f_code_5f_shellscript_5f_11.A1" office:value-type="string">
            <text:p text:style-name="P11">shellscript</text:p>
          </table:table-cell>
          <table:table-cell table:style-name="dvp_5f_code_5f_shellscript_5f_11.A1" office:value-type="string">
            <text:p text:style-name="P11"/>
          </table:table-cell>
          <table:table-cell table:style-name="dvp_5f_code_5f_shellscript_5f_11.A1" office:value-type="string">
            <text:p text:style-name="P11">0</text:p>
          </table:table-cell>
          <table:table-cell table:style-name="dvp_5f_code_5f_shellscript_5f_11.A1" office:value-type="string">
            <text:p text:style-name="P11">1</text:p>
          </table:table-cell>
          <table:table-cell table:style-name="dvp_5f_code_5f_shellscript_5f_11.F1" office:value-type="string">
            <text:p text:style-name="P11"/>
          </table:table-cell>
        </table:table-row>
        <table:table-row table:style-name="dvp_5f_code_5f_shellscript_5f_11.2">
          <table:table-cell table:style-name="dvp_5f_code_5f_shellscript_5f_11.A2" table:number-columns-spanned="6" office:value-type="string">
            <text:p text:style-name="P10">docker build -t &lt;votre_hub&gt;/picturesearchenginex86</text:p>
          </table:table-cell>
          <table:covered-table-cell/>
          <table:covered-table-cell/>
          <table:covered-table-cell/>
          <table:covered-table-cell/>
          <table:covered-table-cell/>
        </table:table-row>
      </table:table>
      <text:p text:style-name="Standard">.</text:p>
      <text:p text:style-name="Standard">Elle doit être exécutée depuis le répertoire contenant le fichier "Dockerfile".</text:p>
      <text:p text:style-name="Standard">Une fois construite<text:change-start text:change-id="ct233261696"/>,<text:change-end text:change-id="ct233261696"/> on se connecte <text:change-start text:change-id="ct466386912"/><text:span text:style-name="T3">à</text:span><text:change-end text:change-id="ct466386912"/><text:change text:change-id="ct466388480"/> son compte <text:change-start text:change-id="ct466391280"/><text:span text:style-name="T3">D</text:span><text:change-end text:change-id="ct466391280"/><text:change text:change-id="ct466387472"/>ocker pour pouvoir l'uploader.</text:p>
      <table:table table:name="dvp_code_shellscript_12" table:style-name="dvp_5f_code_5f_shellscript_5f_12">
        <table:table-column table:style-name="dvp_5f_code_5f_shellscript_5f_12.A" table:number-columns-repeated="5"/>
        <table:table-column table:style-name="dvp_5f_code_5f_shellscript_5f_12.F"/>
        <table:table-row table:style-name="dvp_5f_code_5f_shellscript_5f_12.1">
          <table:table-cell table:style-name="dvp_5f_code_5f_shellscript_5f_12.A1" office:value-type="string">
            <text:p text:style-name="P11"/>
          </table:table-cell>
          <table:table-cell table:style-name="dvp_5f_code_5f_shellscript_5f_12.A1" office:value-type="string">
            <text:p text:style-name="P11">shellscript</text:p>
          </table:table-cell>
          <table:table-cell table:style-name="dvp_5f_code_5f_shellscript_5f_12.A1" office:value-type="string">
            <text:p text:style-name="P11"/>
          </table:table-cell>
          <table:table-cell table:style-name="dvp_5f_code_5f_shellscript_5f_12.A1" office:value-type="string">
            <text:p text:style-name="P11">0</text:p>
          </table:table-cell>
          <table:table-cell table:style-name="dvp_5f_code_5f_shellscript_5f_12.A1" office:value-type="string">
            <text:p text:style-name="P11">1</text:p>
          </table:table-cell>
          <table:table-cell table:style-name="dvp_5f_code_5f_shellscript_5f_12.F1" office:value-type="string">
            <text:p text:style-name="P11"/>
          </table:table-cell>
        </table:table-row>
        <table:table-row table:style-name="dvp_5f_code_5f_shellscript_5f_12.2">
          <table:table-cell table:style-name="dvp_5f_code_5f_shellscript_5f_12.A2" table:number-columns-spanned="6" office:value-type="string">
            <text:p text:style-name="P10">docker login</text:p>
          </table:table-cell>
          <table:covered-table-cell/>
          <table:covered-table-cell/>
          <table:covered-table-cell/>
          <table:covered-table-cell/>
          <table:covered-table-cell/>
        </table:table-row>
      </table:table>
      <text:p text:style-name="Standard"><text:change-start text:change-id="ct233262032"/><text:span text:style-name="T3">A</text:span><text:change-end text:change-id="ct233262032"/><text:change text:change-id="ct233261808"/>près connexion, on <text:span text:style-name="T13">exécute</text:span> la ligne suivante pour mettre en ligne notre image :</text:p>
      <table:table table:name="dvp_code_shellscript_13" table:style-name="dvp_5f_code_5f_shellscript_5f_13">
        <table:table-column table:style-name="dvp_5f_code_5f_shellscript_5f_13.A" table:number-columns-repeated="5"/>
        <table:table-column table:style-name="dvp_5f_code_5f_shellscript_5f_13.F"/>
        <table:table-row table:style-name="dvp_5f_code_5f_shellscript_5f_13.1">
          <table:table-cell table:style-name="dvp_5f_code_5f_shellscript_5f_13.A1" office:value-type="string">
            <text:p text:style-name="P11"/>
          </table:table-cell>
          <table:table-cell table:style-name="dvp_5f_code_5f_shellscript_5f_13.A1" office:value-type="string">
            <text:p text:style-name="P11">shellscript</text:p>
          </table:table-cell>
          <table:table-cell table:style-name="dvp_5f_code_5f_shellscript_5f_13.A1" office:value-type="string">
            <text:p text:style-name="P11"/>
          </table:table-cell>
          <table:table-cell table:style-name="dvp_5f_code_5f_shellscript_5f_13.A1" office:value-type="string">
            <text:p text:style-name="P11">0</text:p>
          </table:table-cell>
          <table:table-cell table:style-name="dvp_5f_code_5f_shellscript_5f_13.A1" office:value-type="string">
            <text:p text:style-name="P11">1</text:p>
          </table:table-cell>
          <table:table-cell table:style-name="dvp_5f_code_5f_shellscript_5f_13.F1" office:value-type="string">
            <text:p text:style-name="P11"/>
          </table:table-cell>
        </table:table-row>
        <table:table-row table:style-name="dvp_5f_code_5f_shellscript_5f_13.2">
          <table:table-cell table:style-name="dvp_5f_code_5f_shellscript_5f_13.A2" table:number-columns-spanned="6" office:value-type="string">
            <text:p text:style-name="P10">docker push &lt;votre_hub&gt;/picturesearchenginex86:latest</text:p>
          </table:table-cell>
          <table:covered-table-cell/>
          <table:covered-table-cell/>
          <table:covered-table-cell/>
          <table:covered-table-cell/>
          <table:covered-table-cell/>
        </table:table-row>
      </table:table>
      <text:p text:style-name="Standard">o<text:change-start text:change-id="ct233262256"/><text:span text:style-name="T3">ù</text:span><text:change-end text:change-id="ct233262256"/><text:change text:change-id="ct466362272"/> <text:span text:style-name="T6">&lt;votre_hub&gt;</text:span> est à remplacer par votre compte, évidemment.</text:p>
      <text:h text:style-name="Heading_20_2" text:outline-level="2">Installation de l'image</text:h>
      <text:p text:style-name="Standard">Maintenant que notre image est disponible, on peut la récupérer et l'installer sur le serveur<text:change-start text:change-id="ct234392432"/>.<text:change-end text:change-id="ct234392432"/> Ainsi, l'installation de l'API se fera via la commande "pull".</text:p>
      <table:table table:name="dvp_code_shellscript_14" table:style-name="dvp_5f_code_5f_shellscript_5f_14">
        <table:table-column table:style-name="dvp_5f_code_5f_shellscript_5f_14.A" table:number-columns-repeated="5"/>
        <table:table-column table:style-name="dvp_5f_code_5f_shellscript_5f_14.F"/>
        <table:table-row table:style-name="dvp_5f_code_5f_shellscript_5f_14.1">
          <table:table-cell table:style-name="dvp_5f_code_5f_shellscript_5f_14.A1" office:value-type="string">
            <text:p text:style-name="P11"/>
          </table:table-cell>
          <table:table-cell table:style-name="dvp_5f_code_5f_shellscript_5f_14.A1" office:value-type="string">
            <text:p text:style-name="P11">shellscript</text:p>
          </table:table-cell>
          <table:table-cell table:style-name="dvp_5f_code_5f_shellscript_5f_14.A1" office:value-type="string">
            <text:p text:style-name="P11"/>
          </table:table-cell>
          <table:table-cell table:style-name="dvp_5f_code_5f_shellscript_5f_14.A1" office:value-type="string">
            <text:p text:style-name="P11">0</text:p>
          </table:table-cell>
          <table:table-cell table:style-name="dvp_5f_code_5f_shellscript_5f_14.A1" office:value-type="string">
            <text:p text:style-name="P11">1</text:p>
          </table:table-cell>
          <table:table-cell table:style-name="dvp_5f_code_5f_shellscript_5f_14.F1" office:value-type="string">
            <text:p text:style-name="P11"/>
          </table:table-cell>
        </table:table-row>
        <table:table-row table:style-name="dvp_5f_code_5f_shellscript_5f_14.2">
          <table:table-cell table:style-name="dvp_5f_code_5f_shellscript_5f_14.A2" table:number-columns-spanned="6" office:value-type="string">
            <text:p text:style-name="P10">docker pull &lt;votre hub&gt;/picturesearchenginex86:latest</text:p>
          </table:table-cell>
          <table:covered-table-cell/>
          <table:covered-table-cell/>
          <table:covered-table-cell/>
          <table:covered-table-cell/>
          <table:covered-table-cell/>
        </table:table-row>
      </table:table>
      <text:p text:style-name="Standard"><text:soft-page-break/></text:p>
      <text:p text:style-name="Standard">pour lancer le serveur, il suffit d'utiliser la commande "run" de <text:change-start text:change-id="ct466363728"/><text:span text:style-name="T3">D</text:span><text:change-end text:change-id="ct466363728"/><text:change text:change-id="ct466361488"/>ocker</text:p>
      <table:table table:name="dvp_code_shellscript_9" table:style-name="dvp_5f_code_5f_shellscript_5f_9">
        <table:table-column table:style-name="dvp_5f_code_5f_shellscript_5f_9.A" table:number-columns-repeated="6"/>
        <table:table-row table:style-name="dvp_5f_code_5f_shellscript_5f_9.1">
          <table:table-cell table:style-name="dvp_5f_code_5f_shellscript_5f_9.A1" office:value-type="string">
            <text:p text:style-name="Standard"/>
          </table:table-cell>
          <table:table-cell table:style-name="dvp_5f_code_5f_shellscript_5f_9.A1" office:value-type="string">
            <text:p text:style-name="Standard">shellscript</text:p>
          </table:table-cell>
          <table:table-cell table:style-name="dvp_5f_code_5f_shellscript_5f_9.A1" office:value-type="string">
            <text:p text:style-name="Standard"/>
          </table:table-cell>
          <table:table-cell table:style-name="dvp_5f_code_5f_shellscript_5f_9.A1" office:value-type="string">
            <text:p text:style-name="Standard">0</text:p>
          </table:table-cell>
          <table:table-cell table:style-name="dvp_5f_code_5f_shellscript_5f_9.A1" office:value-type="string">
            <text:p text:style-name="Standard">1</text:p>
          </table:table-cell>
          <table:table-cell table:style-name="dvp_5f_code_5f_shellscript_5f_9.A1" office:value-type="string">
            <text:p text:style-name="Standard"/>
          </table:table-cell>
        </table:table-row>
        <table:table-row table:style-name="dvp_5f_code_5f_shellscript_5f_9.2">
          <table:table-cell table:style-name="dvp_5f_code_5f_shellscript_5f_9.A1" table:number-columns-spanned="6" office:value-type="string">
            <text:p text:style-name="dvp_5f_code">docker run --restart=always -v /root/certs:/app/certs -p 5600:5600 --name picturesearchenginex86 -d &lt;votre hub&gt;/picturesearchenginex86:latest localhost admin admin_password 5600 ssl</text:p>
          </table:table-cell>
          <table:covered-table-cell/>
          <table:covered-table-cell/>
          <table:covered-table-cell/>
          <table:covered-table-cell/>
          <table:covered-table-cell/>
        </table:table-row>
      </table:table>
      <text:p text:style-name="Standard">grâce à cette commande on a :</text:p>
      <text:list xml:id="list230215372868285" text:style-name="List_20_1">
        <text:list-item>
          <text:p text:style-name="P12">téléchargé l'image picturesearchenginex86 fabriquée préalablement<text:change-start text:change-id="ct234386496"/> ;<text:change-end text:change-id="ct234386496"/><text:change text:change-id="ct233261472"/></text:p>
        </text:list-item>
        <text:list-item>
          <text:p text:style-name="P12">programmé le redémarrage automatique de l'API lorsque le serveur redémarre (--restart)<text:change-start text:change-id="ct234387504"/> ;<text:change-end text:change-id="ct234387504"/><text:change text:change-id="ct234386048"/></text:p>
        </text:list-item>
        <text:list-item>
          <text:p text:style-name="P12">ouvert l'accès aux certificats pour permettre à Flask de sécuriser les transactions (-v)<text:change-start text:change-id="ct234387728"/> ;<text:change-end text:change-id="ct234387728"/></text:p>
        </text:list-item>
        <text:list-item>
          <text:p text:style-name="P12">ouvert le port 5600 pour la communication <text:change text:change-id="ct234385824"/><text:change-start text:change-id="ct234386944"/>à<text:change-end text:change-id="ct234386944"/> notre API (-p)<text:change-start text:change-id="ct234385488"/>.<text:change-end text:change-id="ct234385488"/></text:p>
        </text:list-item>
      </text:list>
      <text:p text:style-name="Standard">Les derniers termes de la commande sont directement <text:span text:style-name="T10">« passés »</text:span> comme paramètres <text:change text:change-id="ct234388064"/><text:change-start text:change-id="ct234388176"/><text:span text:style-name="T3">à</text:span><text:change-end text:change-id="ct234388176"/> l'API (récupér<text:change-start text:change-id="ct234389184"/><text:span text:style-name="T3">és</text:span><text:change-end text:change-id="ct234389184"/><text:change text:change-id="ct234390976"/> par sys.args en <text:change-start text:change-id="ct234391088"/><text:span text:style-name="T3">P</text:span><text:change-end text:change-id="ct234391088"/><text:change text:change-id="ct234390080"/>ython)<text:change-start text:change-id="ct234391312"/><text:span text:style-name="T3"> </text:span><text:change-end text:change-id="ct234391312"/>:</text:p>
      <text:list xml:id="list230215975139015" text:style-name="List_20_1">
        <text:list-item>
          <text:p text:style-name="P12"><text:change-start text:change-id="ct234390304"/><text:span text:style-name="T3">a</text:span><text:change-end text:change-id="ct234390304"/><text:change text:change-id="ct234390192"/>insi, les paramètres de connexion à la base de données sont transmis à l'installation de l'image dans la commande <text:change-start text:change-id="ct234391536"/><text:span text:style-name="T3">D</text:span><text:change-end text:change-id="ct234391536"/><text:change text:change-id="ct234391424"/>ocker. Ici on a passé <text:span text:style-name="T10">« localhost »</text:span> en considérant que l'API et la base sont sur le même serveur et <text:span text:style-name="T10">« admin »</text:span>/<text:span text:style-name="T10">« admin_password »</text:span> comme utilisateur / password pour se connecter à la base<text:change-start text:change-id="ct234390416"/> ;<text:change-end text:change-id="ct234390416"/></text:p>
        </text:list-item>
        <text:list-item>
          <text:p text:style-name="P12">enfin en terminant par <text:span text:style-name="T10">« ssl »</text:span><text:change-start text:change-id="ct234390528"/><text:span text:style-name="T10">,</text:span><text:change-end text:change-id="ct234390528"/> on configure l'API en mode sécurisé (il est possible de lancer l'<text:change-start text:change-id="ct234390640"/><text:span text:style-name="T3">API</text:span><text:change-end text:change-id="ct234390640"/><text:change text:change-id="ct234391648"/> en mode non sécurisé en enle<text:change text:change-id="ct234394784"/>vant le paramèt<text:change text:change-id="ct234393888"/>re ssl. Dans ce cas, l'étape de fabrication des certificats n'est pas néc<text:change-start text:change-id="ct234400384"/><text:span text:style-name="T3">e</text:span><text:change-end text:change-id="ct234400384"/><text:change text:change-id="ct234396912"/>ssaire et l'<text:change text:change-id="ct234401616"/><text:change-start text:change-id="ct466361712"/><text:span text:style-name="T3">A</text:span><text:change-end text:change-id="ct466361712"/><text:change-start text:change-id="ct466362720"/><text:span text:style-name="T3">PI</text:span><text:change-end text:change-id="ct466362720"/> peut être jointe directement via l'adresse IP du serveur)<text:change-start text:change-id="ct466362608"/>.<text:change-end text:change-id="ct466362608"/></text:p>
        </text:list-item>
      </text:list>
      <text:h text:style-name="Heading_20_1" text:outline-level="1">Démonstrateur de l'API</text:h>
      <text:p text:style-name="Standard">Un démonstrateur, disponible en ligne via une interface minimale, est accessible directement à l'adresse : <text:a xlink:type="simple" xlink:href="https://pse.f80.fr/" text:style-name="Internet_20_link" text:visited-style-name="Visited_20_Internet_20_Link">https://pse.f80.fr</text:a><text:change-start text:change-id="ct420167360"/>.<text:change-end text:change-id="ct420167360"/></text:p>
      <text:p text:style-name="Standard">Il est possible de récupérer l'image utilisée par le démonstrateur en exécutant, sur le serveur :</text:p>
      <table:table table:name="dvp_code_shellscript_10" table:style-name="dvp_5f_code_5f_shellscript_5f_10">
        <table:table-column table:style-name="dvp_5f_code_5f_shellscript_5f_10.A" table:number-columns-repeated="6"/>
        <table:table-row table:style-name="dvp_5f_code_5f_shellscript_5f_10.1">
          <table:table-cell table:style-name="dvp_5f_code_5f_shellscript_5f_10.A1" office:value-type="string">
            <text:p text:style-name="Standard"/>
          </table:table-cell>
          <table:table-cell table:style-name="dvp_5f_code_5f_shellscript_5f_10.A1" office:value-type="string">
            <text:p text:style-name="Standard">shellscript</text:p>
          </table:table-cell>
          <table:table-cell table:style-name="dvp_5f_code_5f_shellscript_5f_10.A1" office:value-type="string">
            <text:p text:style-name="Standard"/>
          </table:table-cell>
          <table:table-cell table:style-name="dvp_5f_code_5f_shellscript_5f_10.A1" office:value-type="string">
            <text:p text:style-name="Standard">0</text:p>
          </table:table-cell>
          <table:table-cell table:style-name="dvp_5f_code_5f_shellscript_5f_10.A1" office:value-type="string">
            <text:p text:style-name="Standard">1</text:p>
          </table:table-cell>
          <table:table-cell table:style-name="dvp_5f_code_5f_shellscript_5f_10.A1" office:value-type="string">
            <text:p text:style-name="Standard"/>
          </table:table-cell>
        </table:table-row>
        <table:table-row table:style-name="dvp_5f_code_5f_shellscript_5f_10.2">
          <table:table-cell table:style-name="dvp_5f_code_5f_shellscript_5f_10.A1" table:number-columns-spanned="6" office:value-type="string">
            <text:p text:style-name="dvp_5f_code">docker pull f80hub/picturesearchenginex86:latest &amp;&amp; docker run --restart=always -v /root/certs:/app/certs -p 5600:5600 --name picturesearchenginex86 -d f80hub/picturesearchenginex86:latest localhost admin admin_password 5600 ssl</text:p>
          </table:table-cell>
          <table:covered-table-cell/>
          <table:covered-table-cell/>
          <table:covered-table-cell/>
          <table:covered-table-cell/>
          <table:covered-table-cell/>
        </table:table-row>
      </table:table>
      <text:p text:style-name="Standard"/>
      <text:h text:style-name="Heading_20_2" text:outline-level="2"><text:soft-page-break/>le mini front-end</text:h>
      <text:p text:style-name="Standard">L'interface se charge de :</text:p>
      <text:list xml:id="list230215978566079" text:style-name="List_20_1">
        <text:list-item>
          <text:p text:style-name="P12">demander un token d'utilisation de l'API<text:change-start text:change-id="ct466363840"/> ;<text:change-end text:change-id="ct466363840"/><text:change text:change-id="ct466362496"/></text:p>
        </text:list-item>
        <text:list-item>
          <text:p text:style-name="P12">demander le mot clé de la recherche<text:change-start text:change-id="ct466362832"/> ;<text:change-end text:change-id="ct466362832"/><text:change text:change-id="ct466360592"/></text:p>
        </text:list-item>
        <text:list-item>
          <text:p text:style-name="P12">appeler l'API avec le mot clé et le token<text:change-start text:change-id="ct466360480"/> ;<text:change-end text:change-id="ct466360480"/><text:change text:change-id="ct466361824"/></text:p>
        </text:list-item>
        <text:list-item>
          <text:p text:style-name="P12">afficher le résultat.</text:p>
        </text:list-item>
      </text:list>
      <text:p text:style-name="Standard">Au lancement on peut lui passer <text:change-start text:change-id="ct466362048"/>t<text:span text:style-name="T3">roi</text:span><text:change-end text:change-id="ct466362048"/><text:change-start text:change-id="ct466361152"/><text:span text:style-name="T3">s</text:span><text:change-end text:change-id="ct466361152"/><text:change text:change-id="ct466360704"/> paramètres pour lui indiquer o<text:change-start text:change-id="ct466362944"/><text:span text:style-name="T3">ù</text:span><text:change-end text:change-id="ct466362944"/><text:change text:change-id="ct466361264"/> se trouve<text:change-start text:change-id="ct466364176"/><text:span text:style-name="T3">nt</text:span><text:change-end text:change-id="ct466364176"/> le serveur et le port ouvert pour l'API : <text:span text:style-name="T6">http://pse.f80.fr?server=&lt;addresse_du_server&gt;&amp;port=&lt;port_de_api&gt;&amp;endpoint=&lt;endpoint&gt;</text:span></text:p>
      <text:p text:style-name="Standard">Dans un prochain article, nous remplacerons ce fichier par une web application développée sur Angular.</text:p>
      <text:h text:style-name="Heading_20_2" text:outline-level="2">L'interface swagger</text:h>
      <text:p text:style-name="Standard">Grâce à RestPlus<text:change-start text:change-id="ct466368320"/>,<text:change-end text:change-id="ct466368320"/> on dispose automatiquement d'une interface d'interrogation de l'API accessible via <text:a xlink:type="simple" xlink:href="https://server.f80.fr:5800/" text:style-name="Internet_20_link" text:visited-style-name="Visited_20_Internet_20_Link">https://server.f80.fr:5800</text:a><text:change-start text:change-id="ct466380752"/>.<text:change-end text:change-id="ct466380752"/></text:p>
      <text:p text:style-name="Standard">Pour l'utiliser il faut<text:change-start text:change-id="ct466380864"/> :<text:change-end text:change-id="ct466380864"/></text:p>
      <text:list xml:id="list230215209877105" text:style-name="List_20_1">
        <text:list-item>
          <text:p text:style-name="P12">obtenir un token par appel de la méthode "auth"<text:change-start text:change-id="ct466381088"/> ;<text:change-end text:change-id="ct466381088"/><text:change text:change-id="ct466380976"/></text:p>
        </text:list-item>
        <text:list-item>
          <text:p text:style-name="P12">l'inscrire dans la section <text:span text:style-name="T10">« authentification »</text:span> de Swagger UI<text:change-start text:change-id="ct466382208"/> ;<text:change-end text:change-id="ct466382208"/><text:change text:change-id="ct466382096"/></text:p>
        </text:list-item>
        <text:list-item>
          <text:p text:style-name="P12">puis appeler l'API en passant les paramètres souhaités.</text:p>
        </text:list-item>
      </text:list>
      <text:p text:style-name="Standard">Cette documentation repose sur l'usage de décorateurs au sein de notre code Python :</text:p>
      <text:list xml:id="list230215243449730" text:style-name="List_20_1">
        <text:list-item>
          <text:p text:style-name="P12">@api.doc va être utilisé pour documenter le besoin d'une clé d'accès aux API<text:change-start text:change-id="ct233265056"/> ;<text:change-end text:change-id="ct233265056"/><text:change text:change-id="ct233267520"/></text:p>
        </text:list-item>
        <text:list-item>
          <text:p text:style-name="P12">@api.expect génère automatiquement une documentation des paramètres reposant sur un parser<text:change-start text:change-id="ct466382992"/> ;<text:change-end text:change-id="ct466382992"/><text:change text:change-id="ct466382544"/></text:p>
        </text:list-item>
        <text:list-item>
          <text:p text:style-name="P12">@api.param en charge de la documentation des paramètres utilisés par les API (n'utilisant pas un parser)<text:change-start text:change-id="ct466386128"/> ;<text:change-end text:change-id="ct466386128"/></text:p>
        </text:list-item>
        <text:list-item>
          <text:p text:style-name="P12">@api.response en charge de la documentation des réponses retournées par l'API<text:change-start text:change-id="ct466392064"/>.<text:change-end text:change-id="ct466392064"/></text:p>
        </text:list-item>
      </text:list>
      <text:h text:style-name="Heading_20_1" text:outline-level="1">Références</text:h>
      <text:p text:style-name="Standard">En plus des différents liens déjà cités, De nombreux articles disponibles sur le web, traitent des <text:soft-page-break/>différentes briques impliquées dans l'API<text:change-start text:change-id="ct466392176"/>.<text:change-end text:change-id="ct466392176"/><text:change text:change-id="ct466391616"/></text:p>
      <text:list xml:id="list230214253060420" text:style-name="List_20_1">
        <text:list-item>
          <text:p text:style-name="P12">L'installation de docker : <text:a xlink:type="simple" xlink:href="https://docs.docker.com/get-started/" text:style-name="Internet_20_link" text:visited-style-name="Visited_20_Internet_20_Link">https://docs.docker.com/get-started/</text:a></text:p>
        </text:list-item>
        <text:list-item>
          <text:p text:style-name="P12">La documentation de l'extension Flask-restplus : <text:a xlink:type="simple" xlink:href="https://flask-restplus.readthedocs.io/en/stable/" text:style-name="Internet_20_link" text:visited-style-name="Visited_20_Internet_20_Link">https://flask-restplus.readthedocs.io/en/stable/</text:a></text:p>
        </text:list-item>
        <text:list-item>
          <text:p text:style-name="P12">L'installation de MongoDB : <text:a xlink:type="simple" xlink:href="https://www.thepolyglotdeveloper.com/2019/01/getting-started-mongodb-docker-container-deployment/" text:style-name="Internet_20_link" text:visited-style-name="Visited_20_Internet_20_Link">https://www.thepolyglotdeveloper.com/2019/01/getting-started-mongodb-docker-container-deployment/</text:a></text:p>
        </text:list-item>
        <text:list-item>
          <text:p text:style-name="P12">Comprendre les décorateurs sous <text:change-start text:change-id="ct466392400"/><text:span text:style-name="T3">P</text:span><text:change-end text:change-id="ct466392400"/><text:change text:change-id="ct466392288"/>ython : <text:a xlink:type="simple" xlink:href="http://sametmax.com/comprendre-les-decorateurs-python-pas-a-pas-partie-1/" text:style-name="Internet_20_link" text:visited-style-name="Visited_20_Internet_20_Link">http://sametmax.com/comprendre-les-decorateurs-python-pas-a-pas-partie-1/</text:a></text:p>
        </text:list-item>
        <text:list-item>
          <text:p text:style-name="P12">Un article assez proche sur la mise en place d'une API via RestPlus : <text:a xlink:type="simple" xlink:href="https://blog.invivoo.com/designer-des-apis-rest-avec-flask-restplus/" text:style-name="Internet_20_link" text:visited-style-name="Visited_20_Internet_20_Link">https://blog.invivoo.com/designer-des-apis-rest-avec-flask-restplus/</text:a></text:p>
        </text:list-item>
      </text:list>
      <text:p text:style-name="Standard">Article rédigé par Herve HOAREAU Société F80, Développement Full-Stack, tran<text:change-start text:change-id="ct466389152"/><text:span text:style-name="T3">s</text:span><text:change-end text:change-id="ct466389152"/>formation digitale et analyse de données <text:a xlink:type="simple" xlink:href="mailto:herve.hoareau@f80.fr" text:style-name="Internet_20_link" text:visited-style-name="Visited_20_Internet_20_Link">herve.hoareau@f80.fr</text:a></text:p>
      <text:h text:style-name="Heading_20_1" text:outline-level="1">Remerciements Developpez.com</text:h>
      <text:p text:style-name="Text_20_body">Nous tenons à remercier <text:a xlink:type="simple" xlink:href="https://www.developpez.net/forums/u254882/dourouc05/" text:style-name="Internet_20_link" text:visited-style-name="Visited_20_Internet_20_Link"><text:span text:style-name="T7">Dourouc05</text:span></text:a> pour la relecture technique, <text:a xlink:type="simple" xlink:href="https://www.developpez.net/forums/u329028/winjerome/" text:style-name="Internet_20_link" text:visited-style-name="Visited_20_Internet_20_Link"><text:span text:style-name="T7">Winjerome</text:span></text:a> pour la mise au gabarit et <text:change text:change-id="ct466392736"/><text:change-start text:change-id="ct466377504"/><text:a xlink:type="simple" xlink:href="https://www.developpez.net/forums/u124512/claudeleloup/" text:style-name="Internet_20_link" text:visited-style-name="Visited_20_Internet_20_Link"><text:span text:style-name="T17">Claude Leloup</text:span></text:a><text:change-end text:change-id="ct466377504"/> pour la relecture orthograph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OpenSymbol1" svg:font-family="OpenSymbol, 'Arial Unicode MS'" style:font-charset="x-symbol"/>
    <style:font-face style:name="Tahoma3" svg:font-family="Tahoma"/>
    <style:font-face style:name="F" svg:font-family="" style:font-family-generic="roman"/>
    <style:font-face style:name="Tahoma1" svg:font-family="Tahom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99cm" fo:margin-bottom="0cm" loext:contextual-spacing="false" fo:line-height="100%" style:page-number="auto"/>
      <style:text-properties style:font-name="Verdana" fo:font-family="Verdana" style:font-style-name="Normal" style:font-family-generic="swiss" style:font-pitch="variable" fo:font-size="10pt"/>
    </style:style>
    <style:style style:name="modele_20_kitodt" style:display-name="modele kitodt" style:family="paragraph" style:class="text" style:master-page-name="ModeleDePage">
      <style:paragraph-properties fo:text-align="center" style:justify-single-word="false" style:page-number="auto"/>
    </style:style>
    <style:style style:name="_5f_dvp_5f_inline_5f_" style:display-name="_dvp_inline_" style:family="paragraph" style:class="text">
      <style:graphic-properties draw:fill="solid" draw:fill-color="#99cccc" draw:opacity="100%"/>
      <style:paragraph-properties fo:background-color="#99cccc"/>
    </style:style>
    <style:style style:name="_5f_dvp_5f_latex_5f_" style:display-name="_dvp_latex_" style:family="paragraph" style:class="text">
      <style:graphic-properties draw:fill="solid" draw:fill-color="#ffffcc" draw:opacity="100%"/>
      <style:paragraph-properties fo:background-color="#ffffcc"/>
    </style:style>
    <style:style style:name="soustitre_5f_page" style:display-name="soustitre_page" style:family="paragraph" style:class="text">
      <style:paragraph-properties fo:text-align="center" style:justify-single-word="false"/>
    </style:style>
    <style:style style:name="commentaire" style:family="paragraph" style:class="text"/>
    <style:style style:name="titre_5f_page" style:display-name="titre_page" style:family="paragraph" style:class="text">
      <style:paragraph-properties fo:text-align="center" style:justify-single-word="false"/>
    </style:style>
    <style:style style:name="petit_5f_gauche" style:display-name="petit_gauche" style:family="paragraph" style:class="text">
      <style:paragraph-properties fo:text-align="start" style:justify-single-word="false"/>
      <style:text-properties fo:font-size="70%"/>
    </style:style>
    <style:style style:name="petit_5f_center" style:display-name="petit_center" style:family="paragraph" style:class="text">
      <style:paragraph-properties fo:text-align="center" style:justify-single-word="false"/>
      <style:text-properties fo:font-size="70%"/>
    </style:style>
    <style:style style:name="center" style:family="paragraph" style:parent-style-name="Standard" style:class="text">
      <style:paragraph-properties fo:text-align="center" style:justify-single-word="false"/>
    </style:style>
    <style:style style:name="sautdepage_5f_apres" style:display-name="sautdepage_apres" style:family="paragraph" style:class="text">
      <style:paragraph-properties fo:break-after="page"/>
    </style:style>
    <style:style style:name="sautdepage" style:family="paragraph" style:class="text">
      <style:paragraph-properties fo:break-before="page"/>
    </style:style>
    <style:style style:name="position_5f_texte_5f_justify" style:display-name="position_texte_justify" style:family="paragraph" style:class="text">
      <style:paragraph-properties fo:text-align="justify" style:justify-single-word="false"/>
    </style:style>
    <style:style style:name="position_5f_image_5f_justify" style:display-name="position_image_justify" style:family="paragraph" style:class="text">
      <style:paragraph-properties fo:text-align="justify" style:justify-single-word="false"/>
    </style:style>
    <style:style style:name="position_5f_texte_5f_right" style:display-name="position_texte_right" style:family="paragraph" style:class="text">
      <style:paragraph-properties fo:text-align="end" style:justify-single-word="false"/>
    </style:style>
    <style:style style:name="position_5f_image_5f_right" style:display-name="position_image_right" style:family="paragraph" style:class="text">
      <style:paragraph-properties fo:text-align="end" style:justify-single-word="false"/>
    </style:style>
    <style:style style:name="position_5f_texte_5f_center" style:display-name="position_texte_center" style:family="paragraph" style:class="text">
      <style:paragraph-properties fo:text-align="center" style:justify-single-word="false"/>
    </style:style>
    <style:style style:name="position_5f_image_5f_center" style:display-name="position_image_center" style:family="paragraph" style:class="text">
      <style:paragraph-properties fo:text-align="center" style:justify-single-word="false"/>
    </style:style>
    <style:style style:name="position_5f_texte_5f_left" style:display-name="position_texte_left" style:family="paragraph" style:class="text">
      <style:paragraph-properties fo:text-align="start" style:justify-single-word="false"/>
    </style:style>
    <style:style style:name="position_5f_image_5f_left" style:display-name="position_image_left" style:family="paragraph" style:class="text">
      <style:paragraph-properties fo:text-align="start" style:justify-single-word="false"/>
    </style:style>
    <style:style style:name="Heading" style:family="paragraph" style:parent-style-name="Standard" style:next-style-name="Text_20_body" style:class="text">
      <style:graphic-properties draw:fill="solid" draw:fill-color="#280099" draw:opacity="100%"/>
      <style:paragraph-properties fo:margin-top="0.499cm" fo:margin-bottom="0.499cm" loext:contextual-spacing="false" fo:background-color="#280099" fo:keep-with-next="always"/>
      <style:text-properties fo:color="#ffffff" style:font-name="Verdana1" fo:font-family="Verdana" style:font-style-name="Gras" style:font-family-generic="swiss" style:font-pitch="variable" fo:font-size="14pt" fo:font-weight="bold" style:font-name-asian="MS Mincho1"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graphic-properties draw:fill="solid" draw:fill-color="#4700b8" draw:opacity="100%"/>
      <style:paragraph-properties fo:background-color="#4700b8" style:shadow="non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graphic-properties draw:fill="solid" draw:fill-color="#2300dc" draw:opacity="100%"/>
      <style:paragraph-properties fo:background-color="#2300dc"/>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graphic-properties draw:fill="solid" draw:fill-color="#2323dc" draw:opacity="100%"/>
      <style:paragraph-properties fo:background-color="#2323dc"/>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graphic-properties draw:fill="solid" draw:fill-color="#0047ff" draw:opacity="100%"/>
      <style:paragraph-properties fo:background-color="#0047ff"/>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graphic-properties draw:fill="solid" draw:fill-color="#0099ff" draw:opacity="100%"/>
      <style:paragraph-properties fo:background-color="#0099ff"/>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graphic-properties draw:fill="solid" draw:fill-color="#00b8ff" draw:opacity="100%"/>
      <style:paragraph-properties fo:background-color="#00b8ff" style:shadow="non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graphic-properties draw:fill="solid" draw:fill-color="#99ccff" draw:opacity="100%"/>
      <style:paragraph-properties fo:background-color="#99ccff"/>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style:graphic-properties draw:fill="solid" draw:fill-color="#ffffcc" draw:opacity="100%"/>
      <style:paragraph-properties style:page-number="auto" fo:background-color="#ffffcc" style:shadow="none">
        <style:tab-stops/>
      </style:paragraph-properties>
      <style:text-properties fo:color="#000000" style:font-name="Courier New" fo:font-family="'Courier New'" style:font-style-name="Normal" style:font-family-generic="modern" style:font-pitch="fixed" fo:font-size="10pt"/>
    </style:style>
    <style:style style:name="dvp_5f_code_5f_titre" style:display-name="dvp_code_titre" style:family="paragraph" style:next-style-name="Text_20_body">
      <style:graphic-properties draw:fill="solid" draw:fill-color="#9999cc" draw:opacity="100%"/>
      <style:paragraph-properties fo:background-color="#9999cc"/>
      <style:text-properties fo:color="#000000" style:font-name="Verdana1" fo:font-family="Verdana" style:font-style-name="Gras" style:font-family-generic="swiss" style:font-pitch="variable"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style:graphic-properties draw:fill="solid" draw:fill-color="#99ccff" draw:opacity="100%"/>
      <style:paragraph-properties fo:text-align="center" style:justify-single-word="false" style:page-number="auto" fo:background-color="#99ccff" fo:padding="0.15cm" fo:border="0.06pt solid #000000" style:shadow="#808080 -0.18cm -0.18cm">
        <style:tab-stops/>
      </style:paragraph-properties>
      <style:text-properties fo:font-size="9pt" style:text-scale="100%"/>
    </style:style>
    <style:style style:name="Quotations" style:family="paragraph" style:parent-style-name="Standard" style:class="html">
      <style:paragraph-properties fo:margin-left="1cm" fo:margin-right="1cm" fo:margin-top="0.499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_5f_dvp_5f_inline_5f_" style:display-name="_dvp_inline_" style:family="text">
      <style:text-properties style:font-name="Courier New" fo:font-family="'Courier New'" style:font-style-name="Normal" style:font-family-generic="modern" style:font-pitch="fixed" fo:font-size="10pt"/>
    </style:style>
    <style:style style:name="_5f_dvp_5f_latex_5f_" style:display-name="_dvp_latex_" style:family="text">
      <style:text-properties style:font-name="Courier New" fo:font-family="'Courier New'" style:font-style-name="Normal" style:font-family-generic="modern" style:font-pitch="fixed" fo:font-size="10pt"/>
    </style:style>
    <style:style style:name="date_5f_article" style:display-name="date_article" style:family="text">
      <style:text-properties fo:font-size="10pt"/>
    </style:style>
    <style:style style:name="soustitre_5f_page" style:display-name="soustitre_page" style:family="text">
      <style:text-properties style:font-name="Verdana" fo:font-family="Verdana" style:font-style-name="Normal" style:font-family-generic="swiss" style:font-pitch="variable" fo:font-size="14pt" fo:font-weight="bold"/>
    </style:style>
    <style:style style:name="commentaire" style:family="text">
      <style:text-properties fo:font-size="10pt" fo:font-style="italic" fo:font-weight="bold" fo:background-color="#ebebeb"/>
    </style:style>
    <style:style style:name="titre_5f_page" style:display-name="titre_page" style:family="text">
      <style:text-properties style:font-name="Verdana" fo:font-family="Verdana" style:font-style-name="Normal" style:font-family-generic="swiss" style:font-pitch="variable" fo:font-size="18pt" fo:font-weight="bold"/>
    </style:style>
    <style:style style:name="sautdepage_5f_apres" style:display-name="sautdepage_apres" style:family="text"/>
    <style:style style:name="sautdepage" style:family="text"/>
    <style:style style:name="Barre" style:family="text">
      <style:text-properties style:text-line-through-style="solid" style:text-line-through-type="single" style:text-underline-style="none"/>
    </style:style>
    <style:style style:name="Souligne" style:family="text">
      <style:text-properties style:text-underline-style="solid" style:text-underline-width="auto" style:text-underline-color="font-color"/>
    </style:style>
    <style:style style:name="Italique" style:family="text">
      <style:text-properties fo:font-style="italic"/>
    </style:style>
    <style:style style:name="Gras" style:family="text">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family="Verdana" style:font-style-name="Normal" style:font-family-generic="swiss" style:font-pitch="variable" fo:font-size="10pt"/>
    </style:style>
    <style:style style:name="dvp_5f_indice" style:display-name="dvp_indice" style:family="text" style:parent-style-name="dvp_5f_exposant">
      <style:text-properties style:text-position="sub 58%" style:font-name="Verdana" fo:font-family="Verdana" style:font-style-name="Normal" style:font-family-generic="swiss" style:font-pitch="variable" fo:font-size="10pt"/>
    </style:style>
    <style:style style:name="dvp_5f_latex" style:display-name="dvp_latex" style:family="text" style:parent-style-name="dvp_5f_indice">
      <style:text-properties fo:color="#000000" style:text-position="0% 100%" style:font-name="Verdana" fo:font-family="Verdana" style:font-style-name="Normal" style:font-family-generic="swiss" style:font-pitch="variable" fo:font-size="10pt" fo:background-color="#ffcc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Courier New2" fo:font-family="'Courier New'" style:font-family-generic="modern" style:font-pitch="fixed" fo:language="zxx" fo:country="none" fo:background-color="#99cccc"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_5f_image_5f_justify" style:display-name="frame_image_justify" style:family="graphic">
      <style:graphic-properties svg:x="0cm" svg:y="0cm" style:wrap="none" style:vertical-pos="from-top" style:vertical-rel="page" style:horizontal-pos="from-left" style:horizontal-rel="paragraph"/>
    </style:style>
    <style:style style:name="frame_5f_image_5f_right" style:display-name="frame_image_right" style:family="graphic">
      <style:graphic-properties svg:x="0cm" svg:y="0cm" style:wrap="none" style:vertical-pos="from-top" style:vertical-rel="page" style:horizontal-pos="right" style:horizontal-rel="paragraph"/>
    </style:style>
    <style:style style:name="frame_5f_image_5f_center" style:display-name="frame_image_center" style:family="graphic">
      <style:graphic-properties svg:x="0cm" svg:y="0cm" style:wrap="none" style:vertical-pos="from-top" style:vertical-rel="page" style:horizontal-pos="center" style:horizontal-rel="paragraph"/>
    </style:style>
    <style:style style:name="frame_5f_image_5f_left" style:display-name="frame_image_left" style:family="graphic">
      <style:graphic-properties svg:x="0cm" svg:y="0cm" style:wrap="none" style:vertical-pos="from-top" style:vertical-rel="page" style:horizontal-pos="left"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20_a_20_dvp" style:display-name="liste a dvp">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_20_dvp" style:display-name="liste A dvp">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1_20_dvp" style:display-name="liste 1 dvp">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i_20_dvp" style:display-name="liste i dvp">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I_20_dvp" style:display-name="liste I dvp">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none_20_dvp" style:display-name="liste none dvp">
      <text:list-level-style-number text:level="1" style:num-prefix="non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non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non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non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non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non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non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non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non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non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odeleDePage" style:page-layout-name="Mpm2">
      <style:header>
        <text:p text:style-name="position_5f_image_5f_center"><draw:frame draw:style-name="Mfr1" draw:name="KitOOoDVP.gif" text:anchor-type="as-char" svg:width="5.539cm" svg:height="1.235cm" draw:z-index="0"><draw:image xlink:href="Pictures/100002000000009D00000023A061FB04.gif" xlink:type="simple" xlink:show="embed" xlink:actuate="onLoad"/><svg:desc>Logo du KitOOoDVP</svg:desc></draw:frame> </text:p>
      </style:header>
      <style:footer>
        <text:section text:style-name="MSect1" text:name="dvp_sec_licence">
          <text:p text:style-name="dvp_5f_licence">Copyright © 2020 - Herve HOAREAU. Aucune reproduction, même partielle, ne peut être faite de ce site et de l'ensemble de son contenu : textes, documents, images, etc. sans l'autorisation expresse de l'auteur. Sinon vous encourez selon la loi jusqu'à trois ans de prison et jusqu'à 300 000 € de dommages et intérêts</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Windows_x86 LibreOffice_project/a22f674fd25a3b6f45bdebf25400ed2adff0ff99</meta:generator>
    <meta:creation-date>2013-03-26T08:45:13.29</meta:creation-date>
    <meta:editing-cycles>43</meta:editing-cycles>
    <meta:editing-duration>PT1H21M23S</meta:editing-duration>
    <dc:title>PictureSeachEngine : moteur de recherche d'images</dc:title>
    <dc:description>Cet article a été conçu grâce au KitODT version 17 et au modèle d'article du KitOOoDVP le 22/02/2020 23:01:33.</dc:description>
    <dc:date>2020-03-01T21:34:08.168000000</dc:date>
    <meta:initial-creator>Winjerome</meta:initial-creator>
    <dc:creator>claude Leloup</dc:creator>
    <meta:document-statistic meta:table-count="12" meta:image-count="1" meta:object-count="0" meta:page-count="11" meta:paragraph-count="210" meta:word-count="2984" meta:character-count="19715" meta:non-whitespace-character-count="17025"/>
    <meta:user-defined meta:name="Date dernière exportation XML" meta:value-type="date">2020-02-25T10:40:31</meta:user-defined>
    <meta:user-defined meta:name="Info 1"/>
    <meta:user-defined meta:name="Info 2"/>
    <meta:user-defined meta:name="Info 3"/>
    <meta:user-defined meta:name="Info 4" meta:value-type="string"/>
    <meta:template xlink:type="simple" xlink:actuate="onRequest" xlink:title="Template du KitODT pour developpez.com" xlink:href="../../../../KitOOoDVP/KitOOoDVP/modeles/Developpez/article.ott" meta:date="2013-03-26T08:45:13.140000000"/>
  </office:meta>
</office:document-meta>
</file>